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8.5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3line-topicidsonly" table:style-name="ta1">
        <table:table-column table:style-name="co1" table:default-cell-style-name="Default"/>
        <table:table-row table:style-name="ro1">
          <table:table-cell office:value-type="string" calcext:value-type="string">
            <text:p>add_compute_node</text:p>
          </table:table-cell>
        </table:table-row>
        <table:table-row table:style-name="ro1">
          <table:table-cell office:value-type="string" calcext:value-type="string">
            <text:p>add_datadisk_osd</text:p>
          </table:table-cell>
        </table:table-row>
        <table:table-row table:style-name="ro1">
          <table:table-cell office:value-type="string" calcext:value-type="string">
            <text:p>add_network_node</text:p>
          </table:table-cell>
        </table:table-row>
        <table:table-row table:style-name="ro1">
          <table:table-cell office:value-type="string" calcext:value-type="string">
            <text:p>add_osdnode</text:p>
          </table:table-cell>
        </table:table-row>
        <table:table-row table:style-name="ro1">
          <table:table-cell office:value-type="string" calcext:value-type="string">
            <text:p>add_rados_gateway</text:p>
          </table:table-cell>
        </table:table-row>
        <table:table-row table:style-name="ro1">
          <table:table-cell office:value-type="string" calcext:value-type="string">
            <text:p>add_rhel_compute</text:p>
          </table:table-cell>
        </table:table-row>
        <table:table-row table:style-name="ro1">
          <table:table-cell office:value-type="string" calcext:value-type="string">
            <text:p>add_storage_policy</text:p>
          </table:table-cell>
        </table:table-row>
        <table:table-row table:style-name="ro1">
          <table:table-cell office:value-type="string" calcext:value-type="string">
            <text:p>add_swift_disk</text:p>
          </table:table-cell>
        </table:table-row>
        <table:table-row table:style-name="ro1">
          <table:table-cell office:value-type="string" calcext:value-type="string">
            <text:p>adding_compute_nodes</text:p>
          </table:table-cell>
        </table:table-row>
        <table:table-row table:style-name="ro1">
          <table:table-cell office:value-type="string" calcext:value-type="string">
            <text:p>adding_proxy</text:p>
          </table:table-cell>
        </table:table-row>
        <table:table-row table:style-name="ro1">
          <table:table-cell office:value-type="string" calcext:value-type="string">
            <text:p>address_info_yml</text:p>
          </table:table-cell>
        </table:table-row>
        <table:table-row table:style-name="ro1">
          <table:table-cell office:value-type="string" calcext:value-type="string">
            <text:p>admin_password</text:p>
          </table:table-cell>
        </table:table-row>
        <table:table-row table:style-name="ro1">
          <table:table-cell office:value-type="string" calcext:value-type="string">
            <text:p>aggregates</text:p>
          </table:table-cell>
        </table:table-row>
        <table:table-row table:style-name="ro1">
          <table:table-cell office:value-type="string" calcext:value-type="string">
            <text:p>alarm_definitions</text:p>
          </table:table-cell>
        </table:table-row>
        <table:table-row table:style-name="ro1">
          <table:table-cell office:value-type="string" calcext:value-type="string">
            <text:p>alarm_explorer</text:p>
          </table:table-cell>
        </table:table-row>
        <table:table-row table:style-name="ro1">
          <table:table-cell office:value-type="string" calcext:value-type="string">
            <text:p>alarmdefinitions</text:p>
          </table:table-cell>
        </table:table-row>
        <table:table-row table:style-name="ro1">
          <table:table-cell office:value-type="string" calcext:value-type="string">
            <text:p>allocating-disk-drives</text:p>
          </table:table-cell>
        </table:table-row>
        <table:table-row table:style-name="ro1">
          <table:table-cell office:value-type="string" calcext:value-type="string">
            <text:p>alternative_configurations</text:p>
          </table:table-cell>
        </table:table-row>
        <table:table-row table:style-name="ro1">
          <table:table-cell office:value-type="string" calcext:value-type="string">
            <text:p>api_verification</text:p>
          </table:table-cell>
        </table:table-row>
        <table:table-row table:style-name="ro1">
          <table:table-cell office:value-type="string" calcext:value-type="string">
            <text:p>architecture</text:p>
          </table:table-cell>
        </table:table-row>
        <table:table-row table:style-name="ro1">
          <table:table-cell office:value-type="string" calcext:value-type="string">
            <text:p>arcsight</text:p>
          </table:table-cell>
        </table:table-row>
        <table:table-row table:style-name="ro1">
          <table:table-cell office:value-type="string" calcext:value-type="string">
            <text:p>audit_log_checklist</text:p>
          </table:table-cell>
        </table:table-row>
        <table:table-row table:style-name="ro1">
          <table:table-cell office:value-type="string" calcext:value-type="string">
            <text:p>backup_audit_logs</text:p>
          </table:table-cell>
        </table:table-row>
        <table:table-row table:style-name="ro1">
          <table:table-cell office:value-type="string" calcext:value-type="string">
            <text:p>barbican</text:p>
          </table:table-cell>
        </table:table-row>
        <table:table-row table:style-name="ro1">
          <table:table-cell office:value-type="string" calcext:value-type="string">
            <text:p>barbicanAdmin</text:p>
          </table:table-cell>
        </table:table-row>
        <table:table-row table:style-name="ro1">
          <table:table-cell office:value-type="string" calcext:value-type="string">
            <text:p>barbicanTroubleshooting</text:p>
          </table:table-cell>
        </table:table-row>
        <table:table-row table:style-name="ro1">
          <table:table-cell office:value-type="string" calcext:value-type="string">
            <text:p>barbicanUpgrade</text:p>
          </table:table-cell>
        </table:table-row>
        <table:table-row table:style-name="ro1">
          <table:table-cell office:value-type="string" calcext:value-type="string">
            <text:p>block_storage_alarm</text:p>
          </table:table-cell>
        </table:table-row>
        <table:table-row table:style-name="ro1">
          <table:table-cell office:value-type="string" calcext:value-type="string">
            <text:p>bu_limitations</text:p>
          </table:table-cell>
        </table:table-row>
        <table:table-row table:style-name="ro1">
          <table:table-cell office:value-type="string" calcext:value-type="string">
            <text:p>ceilo_metering_concepts_overview</text:p>
          </table:table-cell>
        </table:table-row>
        <table:table-row table:style-name="ro1">
          <table:table-cell office:value-type="string" calcext:value-type="string">
            <text:p>ceilo_metering_overview</text:p>
          </table:table-cell>
        </table:table-row>
        <table:table-row table:style-name="ro1">
          <table:table-cell office:value-type="string" calcext:value-type="string">
            <text:p>Ceilo_optimize</text:p>
          </table:table-cell>
        </table:table-row>
        <table:table-row table:style-name="ro1">
          <table:table-cell office:value-type="string" calcext:value-type="string">
            <text:p>ceilo_samples</text:p>
          </table:table-cell>
        </table:table-row>
        <table:table-row table:style-name="ro1">
          <table:table-cell office:value-type="string" calcext:value-type="string">
            <text:p>central_log_access_data</text:p>
          </table:table-cell>
        </table:table-row>
        <table:table-row table:style-name="ro1">
          <table:table-cell office:value-type="string" calcext:value-type="string">
            <text:p>central_log_concepts</text:p>
          </table:table-cell>
        </table:table-row>
        <table:table-row table:style-name="ro1">
          <table:table-cell office:value-type="string" calcext:value-type="string">
            <text:p>central_log_configure_services</text:p>
          </table:table-cell>
        </table:table-row>
        <table:table-row table:style-name="ro1">
          <table:table-cell office:value-type="string" calcext:value-type="string">
            <text:p>central_log_GS</text:p>
          </table:table-cell>
        </table:table-row>
        <table:table-row table:style-name="ro1">
          <table:table-cell office:value-type="string" calcext:value-type="string">
            <text:p>central_log_manage</text:p>
          </table:table-cell>
        </table:table-row>
        <table:table-row table:style-name="ro1">
          <table:table-cell office:value-type="string" calcext:value-type="string">
            <text:p>central_log_troubleshoot</text:p>
          </table:table-cell>
        </table:table-row>
        <table:table-row table:style-name="ro1">
          <table:table-cell office:value-type="string" calcext:value-type="string">
            <text:p>centralized_logging</text:p>
          </table:table-cell>
        </table:table-row>
        <table:table-row table:style-name="ro1">
          <table:table-cell office:value-type="string" calcext:value-type="string">
            <text:p>ceph</text:p>
          </table:table-cell>
        </table:table-row>
        <table:table-row table:style-name="ro1">
          <table:table-cell office:value-type="string" calcext:value-type="string">
            <text:p>ceph_twonetworks</text:p>
          </table:table-cell>
        </table:table-row>
        <table:table-row table:style-name="ro1">
          <table:table-cell office:value-type="string" calcext:value-type="string">
            <text:p>cert-iso</text:p>
          </table:table-cell>
        </table:table-row>
        <table:table-row table:style-name="ro1">
          <table:table-cell office:value-type="string" calcext:value-type="string">
            <text:p>cert-ramdisk</text:p>
          </table:table-cell>
        </table:table-row>
        <table:table-row table:style-name="ro1">
          <table:table-cell office:value-type="string" calcext:value-type="string">
            <text:p>change_swift_rings</text:p>
          </table:table-cell>
        </table:table-row>
        <table:table-row table:style-name="ro1">
          <table:table-cell office:value-type="string" calcext:value-type="string">
            <text:p>changelog</text:p>
          </table:table-cell>
        </table:table-row>
        <table:table-row table:style-name="ro1">
          <table:table-cell office:value-type="string" calcext:value-type="string">
            <text:p>changes_entryscale_kvm_vsa</text:p>
          </table:table-cell>
        </table:table-row>
        <table:table-row table:style-name="ro1">
          <table:table-cell office:value-type="string" calcext:value-type="string">
            <text:p>changing_swift_zone</text:p>
          </table:table-cell>
        </table:table-row>
        <table:table-row table:style-name="ro1">
          <table:table-cell office:value-type="string" calcext:value-type="string">
            <text:p>charts</text:p>
          </table:table-cell>
        </table:table-row>
        <table:table-row table:style-name="ro1">
          <table:table-cell office:value-type="string" calcext:value-type="string">
            <text:p>cloud_verification</text:p>
          </table:table-cell>
        </table:table-row>
        <table:table-row table:style-name="ro1">
          <table:table-cell office:value-type="string" calcext:value-type="string">
            <text:p>cloudadmin_gui</text:p>
          </table:table-cell>
        </table:table-row>
        <table:table-row table:style-name="ro1">
          <table:table-cell office:value-type="string" calcext:value-type="string">
            <text:p>clouddiagram_txt</text:p>
          </table:table-cell>
        </table:table-row>
        <table:table-row table:style-name="ro1">
          <table:table-cell office:value-type="string" calcext:value-type="string">
            <text:p>compute_alarm_summary</text:p>
          </table:table-cell>
        </table:table-row>
        <table:table-row table:style-name="ro1">
          <table:table-cell office:value-type="string" calcext:value-type="string">
            <text:p>compute_hosts</text:p>
          </table:table-cell>
        </table:table-row>
        <table:table-row table:style-name="ro1">
          <table:table-cell office:value-type="string" calcext:value-type="string">
            <text:p>compute_instances</text:p>
          </table:table-cell>
        </table:table-row>
        <table:table-row table:style-name="ro1">
          <table:table-cell office:value-type="string" calcext:value-type="string">
            <text:p>concept_cloud</text:p>
          </table:table-cell>
        </table:table-row>
        <table:table-row table:style-name="ro1">
          <table:table-cell office:value-type="string" calcext:value-type="string">
            <text:p>concept_configuration_data</text:p>
          </table:table-cell>
        </table:table-row>
        <table:table-row table:style-name="ro1">
          <table:table-cell office:value-type="string" calcext:value-type="string">
            <text:p>concept_controlplanes</text:p>
          </table:table-cell>
        </table:table-row>
        <table:table-row table:style-name="ro1">
          <table:table-cell office:value-type="string" calcext:value-type="string">
            <text:p>concept_controlplanes_regions</text:p>
          </table:table-cell>
        </table:table-row>
        <table:table-row table:style-name="ro1">
          <table:table-cell office:value-type="string" calcext:value-type="string">
            <text:p>concept_diskmodel</text:p>
          </table:table-cell>
        </table:table-row>
        <table:table-row table:style-name="ro1">
          <table:table-cell office:value-type="string" calcext:value-type="string">
            <text:p>concept_endpoints</text:p>
          </table:table-cell>
        </table:table-row>
        <table:table-row table:style-name="ro1">
          <table:table-cell office:value-type="string" calcext:value-type="string">
            <text:p>concept_firewallconfiguration</text:p>
          </table:table-cell>
        </table:table-row>
        <table:table-row table:style-name="ro1">
          <table:table-cell office:value-type="string" calcext:value-type="string">
            <text:p>concept_interfacemodel</text:p>
          </table:table-cell>
        </table:table-row>
        <table:table-row table:style-name="ro1">
          <table:table-cell office:value-type="string" calcext:value-type="string">
            <text:p>concept_loadbalancers</text:p>
          </table:table-cell>
        </table:table-row>
        <table:table-row table:style-name="ro1">
          <table:table-cell office:value-type="string" calcext:value-type="string">
            <text:p>concept_networkgroups</text:p>
          </table:table-cell>
        </table:table-row>
        <table:table-row table:style-name="ro1">
          <table:table-cell office:value-type="string" calcext:value-type="string">
            <text:p>concept_networking</text:p>
          </table:table-cell>
        </table:table-row>
        <table:table-row table:style-name="ro1">
          <table:table-cell office:value-type="string" calcext:value-type="string">
            <text:p>concept_networks</text:p>
          </table:table-cell>
        </table:table-row>
        <table:table-row table:style-name="ro1">
          <table:table-cell office:value-type="string" calcext:value-type="string">
            <text:p>concept_networktags</text:p>
          </table:table-cell>
        </table:table-row>
        <table:table-row table:style-name="ro1">
          <table:table-cell office:value-type="string" calcext:value-type="string">
            <text:p>concept_nicmapping</text:p>
          </table:table-cell>
        </table:table-row>
        <table:table-row table:style-name="ro1">
          <table:table-cell office:value-type="string" calcext:value-type="string">
            <text:p>concept_servergroups</text:p>
          </table:table-cell>
        </table:table-row>
        <table:table-row table:style-name="ro1">
          <table:table-cell office:value-type="string" calcext:value-type="string">
            <text:p>concept_servergroups_failurezones</text:p>
          </table:table-cell>
        </table:table-row>
        <table:table-row table:style-name="ro1">
          <table:table-cell office:value-type="string" calcext:value-type="string">
            <text:p>concept_servergroups_networks</text:p>
          </table:table-cell>
        </table:table-row>
        <table:table-row table:style-name="ro1">
          <table:table-cell office:value-type="string" calcext:value-type="string">
            <text:p>concept_serverroles</text:p>
          </table:table-cell>
        </table:table-row>
        <table:table-row table:style-name="ro1">
          <table:table-cell office:value-type="string" calcext:value-type="string">
            <text:p>concept_servers</text:p>
          </table:table-cell>
        </table:table-row>
        <table:table-row table:style-name="ro1">
          <table:table-cell office:value-type="string" calcext:value-type="string">
            <text:p>concept_services</text:p>
          </table:table-cell>
        </table:table-row>
        <table:table-row table:style-name="ro1">
          <table:table-cell office:value-type="string" calcext:value-type="string">
            <text:p>concept_virtual_machines_as_servers</text:p>
          </table:table-cell>
        </table:table-row>
        <table:table-row table:style-name="ro1">
          <table:table-cell office:value-type="string" calcext:value-type="string">
            <text:p>concepts</text:p>
          </table:table-cell>
        </table:table-row>
        <table:table-row table:style-name="ro1">
          <table:table-cell office:value-type="string" calcext:value-type="string">
            <text:p>config_3par</text:p>
          </table:table-cell>
        </table:table-row>
        <table:table-row table:style-name="ro1">
          <table:table-cell office:value-type="string" calcext:value-type="string">
            <text:p>config_availability_zones</text:p>
          </table:table-cell>
        </table:table-row>
        <table:table-row table:style-name="ro1">
          <table:table-cell office:value-type="string" calcext:value-type="string">
            <text:p>config_ceph_rgw</text:p>
          </table:table-cell>
        </table:table-row>
        <table:table-row table:style-name="ro1">
          <table:table-cell office:value-type="string" calcext:value-type="string">
            <text:p>config_vsa</text:p>
          </table:table-cell>
        </table:table-row>
        <table:table-row table:style-name="ro1">
          <table:table-cell office:value-type="string" calcext:value-type="string">
            <text:p>configneutronprovidervlans</text:p>
          </table:table-cell>
        </table:table-row>
        <table:table-row table:style-name="ro1">
          <table:table-cell office:value-type="string" calcext:value-type="string">
            <text:p>configobj_bonddata</text:p>
          </table:table-cell>
        </table:table-row>
        <table:table-row table:style-name="ro1">
          <table:table-cell office:value-type="string" calcext:value-type="string">
            <text:p>configobj_bonddataoptionslinux</text:p>
          </table:table-cell>
        </table:table-row>
        <table:table-row table:style-name="ro1">
          <table:table-cell office:value-type="string" calcext:value-type="string">
            <text:p>configobj_bonddataoptionsopenvswitch</text:p>
          </table:table-cell>
        </table:table-row>
        <table:table-row table:style-name="ro1">
          <table:table-cell office:value-type="string" calcext:value-type="string">
            <text:p>configobj_bonddataoptionswindows</text:p>
          </table:table-cell>
        </table:table-row>
        <table:table-row table:style-name="ro1">
          <table:table-cell office:value-type="string" calcext:value-type="string">
            <text:p>configobj_cloud</text:p>
          </table:table-cell>
        </table:table-row>
        <table:table-row table:style-name="ro1">
          <table:table-cell office:value-type="string" calcext:value-type="string">
            <text:p>configobj_clusters</text:p>
          </table:table-cell>
        </table:table-row>
        <table:table-row table:style-name="ro1">
          <table:table-cell office:value-type="string" calcext:value-type="string">
            <text:p>configobj_configurationdata</text:p>
          </table:table-cell>
        </table:table-row>
        <table:table-row table:style-name="ro1">
          <table:table-cell office:value-type="string" calcext:value-type="string">
            <text:p>configobj_configurationdata_ironic</text:p>
          </table:table-cell>
        </table:table-row>
        <table:table-row table:style-name="ro1">
          <table:table-cell office:value-type="string" calcext:value-type="string">
            <text:p>configobj_configurationdata_neutron</text:p>
          </table:table-cell>
        </table:table-row>
        <table:table-row table:style-name="ro1">
          <table:table-cell office:value-type="string" calcext:value-type="string">
            <text:p>configobj_configurationdata_octavia</text:p>
          </table:table-cell>
        </table:table-row>
        <table:table-row table:style-name="ro1">
          <table:table-cell office:value-type="string" calcext:value-type="string">
            <text:p>configobj_configurationdata_swift</text:p>
          </table:table-cell>
        </table:table-row>
        <table:table-row table:style-name="ro1">
          <table:table-cell office:value-type="string" calcext:value-type="string">
            <text:p>configobj_controlplane</text:p>
          </table:table-cell>
        </table:table-row>
        <table:table-row table:style-name="ro1">
          <table:table-cell office:value-type="string" calcext:value-type="string">
            <text:p>configobj_cpu_assignments</text:p>
          </table:table-cell>
        </table:table-row>
        <table:table-row table:style-name="ro1">
          <table:table-cell office:value-type="string" calcext:value-type="string">
            <text:p>configobj_cpu_components_roles</text:p>
          </table:table-cell>
        </table:table-row>
        <table:table-row table:style-name="ro1">
          <table:table-cell office:value-type="string" calcext:value-type="string">
            <text:p>configobj_cpu_sizing_vms</text:p>
          </table:table-cell>
        </table:table-row>
        <table:table-row table:style-name="ro1">
          <table:table-cell office:value-type="string" calcext:value-type="string">
            <text:p>configobj_cpu_usage</text:p>
          </table:table-cell>
        </table:table-row>
        <table:table-row table:style-name="ro1">
          <table:table-cell office:value-type="string" calcext:value-type="string">
            <text:p>configobj_cpumodels</text:p>
          </table:table-cell>
        </table:table-row>
        <table:table-row table:style-name="ro1">
          <table:table-cell office:value-type="string" calcext:value-type="string">
            <text:p>configobj_devicegroups</text:p>
          </table:table-cell>
        </table:table-row>
        <table:table-row table:style-name="ro1">
          <table:table-cell office:value-type="string" calcext:value-type="string">
            <text:p>configobj_disk_sizing_vms</text:p>
          </table:table-cell>
        </table:table-row>
        <table:table-row table:style-name="ro1">
          <table:table-cell office:value-type="string" calcext:value-type="string">
            <text:p>configobj_diskmodels</text:p>
          </table:table-cell>
        </table:table-row>
        <table:table-row table:style-name="ro1">
          <table:table-cell office:value-type="string" calcext:value-type="string">
            <text:p>configobj_dpdk_componentoptions</text:p>
          </table:table-cell>
        </table:table-row>
        <table:table-row table:style-name="ro1">
          <table:table-cell office:value-type="string" calcext:value-type="string">
            <text:p>configobj_dpdkdevices</text:p>
          </table:table-cell>
        </table:table-row>
        <table:table-row table:style-name="ro1">
          <table:table-cell office:value-type="string" calcext:value-type="string">
            <text:p>configobj_dpdkdevices_devices</text:p>
          </table:table-cell>
        </table:table-row>
        <table:table-row table:style-name="ro1">
          <table:table-cell office:value-type="string" calcext:value-type="string">
            <text:p>configobj_fcoeinterfaces</text:p>
          </table:table-cell>
        </table:table-row>
        <table:table-row table:style-name="ro1">
          <table:table-cell office:value-type="string" calcext:value-type="string">
            <text:p>configobj_firewallrules</text:p>
          </table:table-cell>
        </table:table-row>
        <table:table-row table:style-name="ro1">
          <table:table-cell office:value-type="string" calcext:value-type="string">
            <text:p>configobj_huge_pages</text:p>
          </table:table-cell>
        </table:table-row>
        <table:table-row table:style-name="ro1">
          <table:table-cell office:value-type="string" calcext:value-type="string">
            <text:p>configobj_interfacemodels</text:p>
          </table:table-cell>
        </table:table-row>
        <table:table-row table:style-name="ro1">
          <table:table-cell office:value-type="string" calcext:value-type="string">
            <text:p>configobj_lb_defs_networkgroups</text:p>
          </table:table-cell>
        </table:table-row>
        <table:table-row table:style-name="ro1">
          <table:table-cell office:value-type="string" calcext:value-type="string">
            <text:p>configobj_load_balancer_definitions</text:p>
          </table:table-cell>
        </table:table-row>
        <table:table-row table:style-name="ro1">
          <table:table-cell office:value-type="string" calcext:value-type="string">
            <text:p>configobj_load_balancers</text:p>
          </table:table-cell>
        </table:table-row>
        <table:table-row table:style-name="ro1">
          <table:table-cell office:value-type="string" calcext:value-type="string">
            <text:p>configobj_memory_sizing_vms</text:p>
          </table:table-cell>
        </table:table-row>
        <table:table-row table:style-name="ro1">
          <table:table-cell office:value-type="string" calcext:value-type="string">
            <text:p>configobj_memorymodels</text:p>
          </table:table-cell>
        </table:table-row>
        <table:table-row table:style-name="ro1">
          <table:table-cell office:value-type="string" calcext:value-type="string">
            <text:p>configobj_mtu</text:p>
          </table:table-cell>
        </table:table-row>
        <table:table-row table:style-name="ro1">
          <table:table-cell office:value-type="string" calcext:value-type="string">
            <text:p>configobj_multiple_control_planes</text:p>
          </table:table-cell>
        </table:table-row>
        <table:table-row table:style-name="ro1">
          <table:table-cell office:value-type="string" calcext:value-type="string">
            <text:p>configobj_network_interfaces</text:p>
          </table:table-cell>
        </table:table-row>
        <table:table-row table:style-name="ro1">
          <table:table-cell office:value-type="string" calcext:value-type="string">
            <text:p>configobj_network_interfaces_device</text:p>
          </table:table-cell>
        </table:table-row>
        <table:table-row table:style-name="ro1">
          <table:table-cell office:value-type="string" calcext:value-type="string">
            <text:p>configobj_networkgroups</text:p>
          </table:table-cell>
        </table:table-row>
        <table:table-row table:style-name="ro1">
          <table:table-cell office:value-type="string" calcext:value-type="string">
            <text:p>configobj_networks</text:p>
          </table:table-cell>
        </table:table-row>
        <table:table-row table:style-name="ro1">
          <table:table-cell office:value-type="string" calcext:value-type="string">
            <text:p>configobj_networktags</text:p>
          </table:table-cell>
        </table:table-row>
        <table:table-row table:style-name="ro1">
          <table:table-cell office:value-type="string" calcext:value-type="string">
            <text:p>configobj_neutron_external_networks</text:p>
          </table:table-cell>
        </table:table-row>
        <table:table-row table:style-name="ro1">
          <table:table-cell office:value-type="string" calcext:value-type="string">
            <text:p>configobj_neutron_network_tags</text:p>
          </table:table-cell>
        </table:table-row>
        <table:table-row table:style-name="ro1">
          <table:table-cell office:value-type="string" calcext:value-type="string">
            <text:p>configobj_neutron_provider_networks</text:p>
          </table:table-cell>
        </table:table-row>
        <table:table-row table:style-name="ro1">
          <table:table-cell office:value-type="string" calcext:value-type="string">
            <text:p>configobj_nicmappings</text:p>
          </table:table-cell>
        </table:table-row>
        <table:table-row table:style-name="ro1">
          <table:table-cell office:value-type="string" calcext:value-type="string">
            <text:p>configobj_nicmappings_vms</text:p>
          </table:table-cell>
        </table:table-row>
        <table:table-row table:style-name="ro1">
          <table:table-cell office:value-type="string" calcext:value-type="string">
            <text:p>configobj_regions</text:p>
          </table:table-cell>
        </table:table-row>
        <table:table-row table:style-name="ro1">
          <table:table-cell office:value-type="string" calcext:value-type="string">
            <text:p>configobj_resources</text:p>
          </table:table-cell>
        </table:table-row>
        <table:table-row table:style-name="ro1">
          <table:table-cell office:value-type="string" calcext:value-type="string">
            <text:p>configobj_rule</text:p>
          </table:table-cell>
        </table:table-row>
        <table:table-row table:style-name="ro1">
          <table:table-cell office:value-type="string" calcext:value-type="string">
            <text:p>configobj_servergroups</text:p>
          </table:table-cell>
        </table:table-row>
        <table:table-row table:style-name="ro1">
          <table:table-cell office:value-type="string" calcext:value-type="string">
            <text:p>configobj_serverroles</text:p>
          </table:table-cell>
        </table:table-row>
        <table:table-row table:style-name="ro1">
          <table:table-cell office:value-type="string" calcext:value-type="string">
            <text:p>configobj_servers</text:p>
          </table:table-cell>
        </table:table-row>
        <table:table-row table:style-name="ro1">
          <table:table-cell office:value-type="string" calcext:value-type="string">
            <text:p>configobj_volumegroups</text:p>
          </table:table-cell>
        </table:table-row>
        <table:table-row table:style-name="ro1">
          <table:table-cell office:value-type="string" calcext:value-type="string">
            <text:p>configuration-drives</text:p>
          </table:table-cell>
        </table:table-row>
        <table:table-row table:style-name="ro1">
          <table:table-cell office:value-type="string" calcext:value-type="string">
            <text:p>configurationobjects</text:p>
          </table:table-cell>
        </table:table-row>
        <table:table-row table:style-name="ro1">
          <table:table-cell office:value-type="string" calcext:value-type="string">
            <text:p>configure_compute</text:p>
          </table:table-cell>
        </table:table-row>
        <table:table-row table:style-name="ro1">
          <table:table-cell office:value-type="string" calcext:value-type="string">
            <text:p>configure_glance</text:p>
          </table:table-cell>
        </table:table-row>
        <table:table-row table:style-name="ro1">
          <table:table-cell office:value-type="string" calcext:value-type="string">
            <text:p>configure_heat</text:p>
          </table:table-cell>
        </table:table-row>
        <table:table-row table:style-name="ro1">
          <table:table-cell office:value-type="string" calcext:value-type="string">
            <text:p>configure_logging</text:p>
          </table:table-cell>
        </table:table-row>
        <table:table-row table:style-name="ro1">
          <table:table-cell office:value-type="string" calcext:value-type="string">
            <text:p>configure_logging_level</text:p>
          </table:table-cell>
        </table:table-row>
        <table:table-row table:style-name="ro1">
          <table:table-cell office:value-type="string" calcext:value-type="string">
            <text:p>configure_monitoring</text:p>
          </table:table-cell>
        </table:table-row>
        <table:table-row table:style-name="ro1">
          <table:table-cell office:value-type="string" calcext:value-type="string">
            <text:p>configureMTU</text:p>
          </table:table-cell>
        </table:table-row>
        <table:table-row table:style-name="ro1">
          <table:table-cell office:value-type="string" calcext:value-type="string">
            <text:p>control_plane_topology_yml</text:p>
          </table:table-cell>
        </table:table-row>
        <table:table-row table:style-name="ro1">
          <table:table-cell office:value-type="string" calcext:value-type="string">
            <text:p>cpinfofiles</text:p>
          </table:table-cell>
        </table:table-row>
        <table:table-row table:style-name="ro1">
          <table:table-cell office:value-type="string" calcext:value-type="string">
            <text:p>create_extnet</text:p>
          </table:table-cell>
        </table:table-row>
        <table:table-row table:style-name="ro1">
          <table:table-cell office:value-type="string" calcext:value-type="string">
            <text:p>create_keypair</text:p>
          </table:table-cell>
        </table:table-row>
        <table:table-row table:style-name="ro1">
          <table:table-cell office:value-type="string" calcext:value-type="string">
            <text:p>create_network</text:p>
          </table:table-cell>
        </table:table-row>
        <table:table-row table:style-name="ro1">
          <table:table-cell office:value-type="string" calcext:value-type="string">
            <text:p>CreateCloudAdmin</text:p>
          </table:table-cell>
        </table:table-row>
        <table:table-row table:style-name="ro1">
          <table:table-cell office:value-type="string" calcext:value-type="string">
            <text:p>CreateHARouter</text:p>
          </table:table-cell>
        </table:table-row>
        <table:table-row table:style-name="ro1">
          <table:table-cell office:value-type="string" calcext:value-type="string">
            <text:p>creating_multiple_vsa_clusters</text:p>
          </table:table-cell>
        </table:table-row>
        <table:table-row table:style-name="ro1">
          <table:table-cell office:value-type="string" calcext:value-type="string">
            <text:p>creating_voltype</text:p>
          </table:table-cell>
        </table:table-row>
        <table:table-row table:style-name="ro1">
          <table:table-cell office:value-type="string" calcext:value-type="string">
            <text:p>CS_Ops_Appliances</text:p>
          </table:table-cell>
        </table:table-row>
        <table:table-row table:style-name="ro1">
          <table:table-cell office:value-type="string" calcext:value-type="string">
            <text:p>CS_Ops_Backup_Restore</text:p>
          </table:table-cell>
        </table:table-row>
        <table:table-row table:style-name="ro1">
          <table:table-cell office:value-type="string" calcext:value-type="string">
            <text:p>CS_Ops_Blk_Str_Devices</text:p>
          </table:table-cell>
        </table:table-row>
        <table:table-row table:style-name="ro1">
          <table:table-cell office:value-type="string" calcext:value-type="string">
            <text:p>CS_OPS_block_storage_summary</text:p>
          </table:table-cell>
        </table:table-row>
        <table:table-row table:style-name="ro1">
          <table:table-cell office:value-type="string" calcext:value-type="string">
            <text:p>CS_Ops_Compute_Sum_Sum</text:p>
          </table:table-cell>
        </table:table-row>
        <table:table-row table:style-name="ro1">
          <table:table-cell office:value-type="string" calcext:value-type="string">
            <text:p>CS_Ops_Hardware</text:p>
          </table:table-cell>
        </table:table-row>
        <table:table-row table:style-name="ro1">
          <table:table-cell office:value-type="string" calcext:value-type="string">
            <text:p>CS_Ops_Hardware_baremetal</text:p>
          </table:table-cell>
        </table:table-row>
        <table:table-row table:style-name="ro1">
          <table:table-cell office:value-type="string" calcext:value-type="string">
            <text:p>CS_Ops_Integrated_Tools</text:p>
          </table:table-cell>
        </table:table-row>
        <table:table-row table:style-name="ro1">
          <table:table-cell office:value-type="string" calcext:value-type="string">
            <text:p>CS_Ops_System_Networking</text:p>
          </table:table-cell>
        </table:table-row>
        <table:table-row table:style-name="ro1">
          <table:table-cell office:value-type="string" calcext:value-type="string">
            <text:p>customizing_inputmodel</text:p>
          </table:table-cell>
        </table:table-row>
        <table:table-row table:style-name="ro1">
          <table:table-cell office:value-type="string" calcext:value-type="string">
            <text:p>d1e112</text:p>
          </table:table-cell>
        </table:table-row>
        <table:table-row table:style-name="ro1">
          <table:table-cell office:value-type="string" calcext:value-type="string">
            <text:p>d1e13</text:p>
          </table:table-cell>
        </table:table-row>
        <table:table-row table:style-name="ro1">
          <table:table-cell office:value-type="string" calcext:value-type="string">
            <text:p>d1e272</text:p>
          </table:table-cell>
        </table:table-row>
        <table:table-row table:style-name="ro1">
          <table:table-cell office:value-type="string" calcext:value-type="string">
            <text:p>d1e329</text:p>
          </table:table-cell>
        </table:table-row>
        <table:table-row table:style-name="ro1">
          <table:table-cell office:value-type="string" calcext:value-type="string">
            <text:p>d1e439</text:p>
          </table:table-cell>
        </table:table-row>
        <table:table-row table:style-name="ro1">
          <table:table-cell office:value-type="string" calcext:value-type="string">
            <text:p>d1e519</text:p>
          </table:table-cell>
        </table:table-row>
        <table:table-row table:style-name="ro1">
          <table:table-cell office:value-type="string" calcext:value-type="string">
            <text:p>d1e608</text:p>
          </table:table-cell>
        </table:table-row>
        <table:table-row table:style-name="ro1">
          <table:table-cell office:value-type="string" calcext:value-type="string">
            <text:p>d1e719</text:p>
          </table:table-cell>
        </table:table-row>
        <table:table-row table:style-name="ro1">
          <table:table-cell office:value-type="string" calcext:value-type="string">
            <text:p>d1e741</text:p>
          </table:table-cell>
        </table:table-row>
        <table:table-row table:style-name="ro1">
          <table:table-cell office:value-type="string" calcext:value-type="string">
            <text:p>d1e800</text:p>
          </table:table-cell>
        </table:table-row>
        <table:table-row table:style-name="ro1">
          <table:table-cell office:value-type="string" calcext:value-type="string">
            <text:p>d1e825</text:p>
          </table:table-cell>
        </table:table-row>
        <table:table-row table:style-name="ro1">
          <table:table-cell office:value-type="string" calcext:value-type="string">
            <text:p>d1e839</text:p>
          </table:table-cell>
        </table:table-row>
        <table:table-row table:style-name="ro1">
          <table:table-cell office:value-type="string" calcext:value-type="string">
            <text:p>d1e861</text:p>
          </table:table-cell>
        </table:table-row>
        <table:table-row table:style-name="ro1">
          <table:table-cell office:value-type="string" calcext:value-type="string">
            <text:p>d1e951</text:p>
          </table:table-cell>
        </table:table-row>
        <table:table-row table:style-name="ro1">
          <table:table-cell office:value-type="string" calcext:value-type="string">
            <text:p>dar</text:p>
          </table:table-cell>
        </table:table-row>
        <table:table-row table:style-name="ro1">
          <table:table-cell office:value-type="string" calcext:value-type="string">
            <text:p>dashboard_overview</text:p>
          </table:table-cell>
        </table:table-row>
        <table:table-row table:style-name="ro1">
          <table:table-cell office:value-type="string" calcext:value-type="string">
            <text:p>DCN_core</text:p>
          </table:table-cell>
        </table:table-row>
        <table:table-row table:style-name="ro1">
          <table:table-cell office:value-type="string" calcext:value-type="string">
            <text:p>DCN_ml2</text:p>
          </table:table-cell>
        </table:table-row>
        <table:table-row table:style-name="ro1">
          <table:table-cell office:value-type="string" calcext:value-type="string">
            <text:p>DCN_upgrades</text:p>
          </table:table-cell>
        </table:table-row>
        <table:table-row table:style-name="ro1">
          <table:table-cell office:value-type="string" calcext:value-type="string">
            <text:p>deploy-vsa-with-ao-without-ao</text:p>
          </table:table-cell>
        </table:table-row>
        <table:table-row table:style-name="ro1">
          <table:table-cell office:value-type="string" calcext:value-type="string">
            <text:p>DesignateAkamai</text:p>
          </table:table-cell>
        </table:table-row>
        <table:table-row table:style-name="ro1">
          <table:table-cell office:value-type="string" calcext:value-type="string">
            <text:p>DesignateDynECT</text:p>
          </table:table-cell>
        </table:table-row>
        <table:table-row table:style-name="ro1">
          <table:table-cell office:value-type="string" calcext:value-type="string">
            <text:p>DesignateInfoBlox</text:p>
          </table:table-cell>
        </table:table-row>
        <table:table-row table:style-name="ro1">
          <table:table-cell office:value-type="string" calcext:value-type="string">
            <text:p>DesignateInitialConfig</text:p>
          </table:table-cell>
        </table:table-row>
        <table:table-row table:style-name="ro1">
          <table:table-cell office:value-type="string" calcext:value-type="string">
            <text:p>DesignateMonitoringSupport</text:p>
          </table:table-cell>
        </table:table-row>
        <table:table-row table:style-name="ro1">
          <table:table-cell office:value-type="string" calcext:value-type="string">
            <text:p>DesignateOverview</text:p>
          </table:table-cell>
        </table:table-row>
        <table:table-row table:style-name="ro1">
          <table:table-cell office:value-type="string" calcext:value-type="string">
            <text:p>DesignateUpgrade</text:p>
          </table:table-cell>
        </table:table-row>
        <table:table-row table:style-name="ro1">
          <table:table-cell office:value-type="string" calcext:value-type="string">
            <text:p>designing_swift_zones</text:p>
          </table:table-cell>
        </table:table-row>
        <table:table-row table:style-name="ro1">
          <table:table-cell office:value-type="string" calcext:value-type="string">
            <text:p>disk</text:p>
          </table:table-cell>
        </table:table-row>
        <table:table-row table:style-name="ro1">
          <table:table-cell office:value-type="string" calcext:value-type="string">
            <text:p>DomainAdmin</text:p>
          </table:table-cell>
        </table:table-row>
        <table:table-row table:style-name="ro1">
          <table:table-cell office:value-type="string" calcext:value-type="string">
            <text:p>entryscale_ceph_multinetwork</text:p>
          </table:table-cell>
        </table:table-row>
        <table:table-row table:style-name="ro1">
          <table:table-cell office:value-type="string" calcext:value-type="string">
            <text:p>entryscale_ceph_onenetwork</text:p>
          </table:table-cell>
        </table:table-row>
        <table:table-row table:style-name="ro1">
          <table:table-cell office:value-type="string" calcext:value-type="string">
            <text:p>entryscale_ironic</text:p>
          </table:table-cell>
        </table:table-row>
        <table:table-row table:style-name="ro1">
          <table:table-cell office:value-type="string" calcext:value-type="string">
            <text:p>entryscale_ironic_multi_tenancy</text:p>
          </table:table-cell>
        </table:table-row>
        <table:table-row table:style-name="ro1">
          <table:table-cell office:value-type="string" calcext:value-type="string">
            <text:p>entryscale_kvm_ceph</text:p>
          </table:table-cell>
        </table:table-row>
        <table:table-row table:style-name="ro1">
          <table:table-cell office:value-type="string" calcext:value-type="string">
            <text:p>entryscale_kvm_dedicated</text:p>
          </table:table-cell>
        </table:table-row>
        <table:table-row table:style-name="ro1">
          <table:table-cell office:value-type="string" calcext:value-type="string">
            <text:p>entryscale_kvm_vsa</text:p>
          </table:table-cell>
        </table:table-row>
        <table:table-row table:style-name="ro1">
          <table:table-cell office:value-type="string" calcext:value-type="string">
            <text:p>entryscale_swift</text:p>
          </table:table-cell>
        </table:table-row>
        <table:table-row table:style-name="ro1">
          <table:table-cell office:value-type="string" calcext:value-type="string">
            <text:p>esx_examples</text:p>
          </table:table-cell>
        </table:table-row>
        <table:table-row table:style-name="ro1">
          <table:table-cell office:value-type="string" calcext:value-type="string">
            <text:p>esx_troubleshooting_installation</text:p>
          </table:table-cell>
        </table:table-row>
        <table:table-row table:style-name="ro1">
          <table:table-cell office:value-type="string" calcext:value-type="string">
            <text:p>eulahos30</text:p>
          </table:table-cell>
        </table:table-row>
        <table:table-row table:style-name="ro1">
          <table:table-cell office:value-type="string" calcext:value-type="string">
            <text:p>example_config_changes</text:p>
          </table:table-cell>
        </table:table-row>
        <table:table-row table:style-name="ro1">
          <table:table-cell office:value-type="string" calcext:value-type="string">
            <text:p>example_configurations</text:p>
          </table:table-cell>
        </table:table-row>
        <table:table-row table:style-name="ro1">
          <table:table-cell office:value-type="string" calcext:value-type="string">
            <text:p>example_entryscale_esx</text:p>
          </table:table-cell>
        </table:table-row>
        <table:table-row table:style-name="ro1">
          <table:table-cell office:value-type="string" calcext:value-type="string">
            <text:p>example_entryscale_esx_mml</text:p>
          </table:table-cell>
        </table:table-row>
        <table:table-row table:style-name="ro1">
          <table:table-cell office:value-type="string" calcext:value-type="string">
            <text:p>exitsing_v2_input_model</text:p>
          </table:table-cell>
        </table:table-row>
        <table:table-row table:style-name="ro1">
          <table:table-cell office:value-type="string" calcext:value-type="string">
            <text:p>explain_txt</text:p>
          </table:table-cell>
        </table:table-row>
        <table:table-row table:style-name="ro1">
          <table:table-cell office:value-type="string" calcext:value-type="string">
            <text:p>F5_BIGIP_30_install</text:p>
          </table:table-cell>
        </table:table-row>
        <table:table-row table:style-name="ro1">
          <table:table-cell office:value-type="string" calcext:value-type="string">
            <text:p>F5_BIGIP_30_verify</text:p>
          </table:table-cell>
        </table:table-row>
        <table:table-row table:style-name="ro1">
          <table:table-cell office:value-type="string" calcext:value-type="string">
            <text:p>F5_BIGIP_30Preinstall</text:p>
          </table:table-cell>
        </table:table-row>
        <table:table-row table:style-name="ro1">
          <table:table-cell office:value-type="string" calcext:value-type="string">
            <text:p>F5_BIGIP_3600</text:p>
          </table:table-cell>
        </table:table-row>
        <table:table-row table:style-name="ro1">
          <table:table-cell office:value-type="string" calcext:value-type="string">
            <text:p>FAQnew</text:p>
          </table:table-cell>
        </table:table-row>
        <table:table-row table:style-name="ro1">
          <table:table-cell office:value-type="string" calcext:value-type="string">
            <text:p>firewall_info_yml</text:p>
          </table:table-cell>
        </table:table-row>
        <table:table-row table:style-name="ro1">
          <table:table-cell office:value-type="string" calcext:value-type="string">
            <text:p>general_troubleshooting</text:p>
          </table:table-cell>
        </table:table-row>
        <table:table-row table:style-name="ro1">
          <table:table-cell office:value-type="string" calcext:value-type="string">
            <text:p>general_upgrade</text:p>
          </table:table-cell>
        </table:table-row>
        <table:table-row table:style-name="ro1">
          <table:table-cell office:value-type="string" calcext:value-type="string">
            <text:p>gettingstarted_ops</text:p>
          </table:table-cell>
        </table:table-row>
        <table:table-row table:style-name="ro1">
          <table:table-cell office:value-type="string" calcext:value-type="string">
            <text:p>hdp_servicenet</text:p>
          </table:table-cell>
        </table:table-row>
        <table:table-row table:style-name="ro1">
          <table:table-cell office:value-type="string" calcext:value-type="string">
            <text:p>header_poisoning</text:p>
          </table:table-cell>
        </table:table-row>
        <table:table-row table:style-name="ro1">
          <table:table-cell office:value-type="string" calcext:value-type="string">
            <text:p>horizonTimeout</text:p>
          </table:table-cell>
        </table:table-row>
        <table:table-row table:style-name="ro1">
          <table:table-cell office:value-type="string" calcext:value-type="string">
            <text:p>HOS4MitakaFeatures</text:p>
          </table:table-cell>
        </table:table-row>
        <table:table-row table:style-name="ro1">
          <table:table-cell office:value-type="string" calcext:value-type="string">
            <text:p>HP2.0FWaaS</text:p>
          </table:table-cell>
        </table:table-row>
        <table:table-row table:style-name="ro1">
          <table:table-cell office:value-type="string" calcext:value-type="string">
            <text:p>HP2.0LBaaS</text:p>
          </table:table-cell>
        </table:table-row>
        <table:table-row table:style-name="ro1">
          <table:table-cell office:value-type="string" calcext:value-type="string">
            <text:p>HP2.0LBaaSAdmin</text:p>
          </table:table-cell>
        </table:table-row>
        <table:table-row table:style-name="ro1">
          <table:table-cell office:value-type="string" calcext:value-type="string">
            <text:p>HP3.0HA</text:p>
          </table:table-cell>
        </table:table-row>
        <table:table-row table:style-name="ro1">
          <table:table-cell office:value-type="string" calcext:value-type="string">
            <text:p>html_representation</text:p>
          </table:table-cell>
        </table:table-row>
        <table:table-row table:style-name="ro1">
          <table:table-cell office:value-type="string" calcext:value-type="string">
            <text:p>increase_timeout</text:p>
          </table:table-cell>
        </table:table-row>
        <table:table-row table:style-name="ro1">
          <table:table-cell office:value-type="string" calcext:value-type="string">
            <text:p>input_model</text:p>
          </table:table-cell>
        </table:table-row>
        <table:table-row table:style-name="ro1">
          <table:table-cell office:value-type="string" calcext:value-type="string">
            <text:p>input_model_changes40</text:p>
          </table:table-cell>
        </table:table-row>
        <table:table-row table:style-name="ro1">
          <table:table-cell office:value-type="string" calcext:value-type="string">
            <text:p>input_model_introduction</text:p>
          </table:table-cell>
        </table:table-row>
        <table:table-row table:style-name="ro1">
          <table:table-cell office:value-type="string" calcext:value-type="string">
            <text:p>install_boot_from_san</text:p>
          </table:table-cell>
        </table:table-row>
        <table:table-row table:style-name="ro1">
          <table:table-cell office:value-type="string" calcext:value-type="string">
            <text:p>install_cli</text:p>
          </table:table-cell>
        </table:table-row>
        <table:table-row table:style-name="ro1">
          <table:table-cell office:value-type="string" calcext:value-type="string">
            <text:p>install_entryscale_kvm_overview</text:p>
          </table:table-cell>
        </table:table-row>
        <table:table-row table:style-name="ro1">
          <table:table-cell table:style-name="ce1" office:value-type="string" calcext:value-type="string">
            <text:p>install_esx</text:p>
          </table:table-cell>
        </table:table-row>
        <table:table-row table:style-name="ro1">
          <table:table-cell table:style-name="ce1" office:value-type="string" calcext:value-type="string">
            <text:p>install_esx</text:p>
          </table:table-cell>
        </table:table-row>
        <table:table-row table:style-name="ro1">
          <table:table-cell table:style-name="ce1" office:value-type="string" calcext:value-type="string">
            <text:p>install_esx</text:p>
          </table:table-cell>
        </table:table-row>
        <table:table-row table:style-name="ro1">
          <table:table-cell table:style-name="ce1" office:value-type="string" calcext:value-type="string">
            <text:p>install_esx</text:p>
          </table:table-cell>
        </table:table-row>
        <table:table-row table:style-name="ro1">
          <table:table-cell table:style-name="ce1" office:value-type="string" calcext:value-type="string">
            <text:p>install_esx</text:p>
          </table:table-cell>
        </table:table-row>
        <table:table-row table:style-name="ro1">
          <table:table-cell table:style-name="ce1" office:value-type="string" calcext:value-type="string">
            <text:p>install_esx</text:p>
          </table:table-cell>
        </table:table-row>
        <table:table-row table:style-name="ro1">
          <table:table-cell office:value-type="string" calcext:value-type="string">
            <text:p>install_esx_overview</text:p>
          </table:table-cell>
        </table:table-row>
        <table:table-row table:style-name="ro1">
          <table:table-cell office:value-type="string" calcext:value-type="string">
            <text:p>install_gui</text:p>
          </table:table-cell>
        </table:table-row>
        <table:table-row table:style-name="ro1">
          <table:table-cell office:value-type="string" calcext:value-type="string">
            <text:p>install_ironic_overview</text:p>
          </table:table-cell>
        </table:table-row>
        <table:table-row table:style-name="ro1">
          <table:table-cell office:value-type="string" calcext:value-type="string">
            <text:p>install_kvm</text:p>
          </table:table-cell>
        </table:table-row>
        <table:table-row table:style-name="ro1">
          <table:table-cell office:value-type="string" calcext:value-type="string">
            <text:p>install_overview</text:p>
          </table:table-cell>
        </table:table-row>
        <table:table-row table:style-name="ro1">
          <table:table-cell office:value-type="string" calcext:value-type="string">
            <text:p>install_rhel</text:p>
          </table:table-cell>
        </table:table-row>
        <table:table-row table:style-name="ro1">
          <table:table-cell office:value-type="string" calcext:value-type="string">
            <text:p>install_rhel_ceph</text:p>
          </table:table-cell>
        </table:table-row>
        <table:table-row table:style-name="ro1">
          <table:table-cell office:value-type="string" calcext:value-type="string">
            <text:p>install_rhel_compute</text:p>
          </table:table-cell>
        </table:table-row>
        <table:table-row table:style-name="ro1">
          <table:table-cell office:value-type="string" calcext:value-type="string">
            <text:p>install_rhel_uefi</text:p>
          </table:table-cell>
        </table:table-row>
        <table:table-row table:style-name="ro1">
          <table:table-cell office:value-type="string" calcext:value-type="string">
            <text:p>install_swift</text:p>
          </table:table-cell>
        </table:table-row>
        <table:table-row table:style-name="ro1">
          <table:table-cell office:value-type="string" calcext:value-type="string">
            <text:p>install_swift_overview</text:p>
          </table:table-cell>
        </table:table-row>
        <table:table-row table:style-name="ro1">
          <table:table-cell office:value-type="string" calcext:value-type="string">
            <text:p>install_verification</text:p>
          </table:table-cell>
        </table:table-row>
        <table:table-row table:style-name="ro1">
          <table:table-cell office:value-type="string" calcext:value-type="string">
            <text:p>installesx</text:p>
          </table:table-cell>
        </table:table-row>
        <table:table-row table:style-name="ro1">
          <table:table-cell office:value-type="string" calcext:value-type="string">
            <text:p>Integrating_Kibana_with_Splunk</text:p>
          </table:table-cell>
        </table:table-row>
        <table:table-row table:style-name="ro1">
          <table:table-cell office:value-type="string" calcext:value-type="string">
            <text:p>integrations</text:p>
          </table:table-cell>
        </table:table-row>
        <table:table-row table:style-name="ro1">
          <table:table-cell office:value-type="string" calcext:value-type="string">
            <text:p>ipam</text:p>
          </table:table-cell>
        </table:table-row>
        <table:table-row table:style-name="ro1">
          <table:table-cell office:value-type="string" calcext:value-type="string">
            <text:p>ironic_audit_support</text:p>
          </table:table-cell>
        </table:table-row>
        <table:table-row table:style-name="ro1">
          <table:table-cell office:value-type="string" calcext:value-type="string">
            <text:p>ironic_configuration</text:p>
          </table:table-cell>
        </table:table-row>
        <table:table-row table:style-name="ro1">
          <table:table-cell office:value-type="string" calcext:value-type="string">
            <text:p>ironic_examples</text:p>
          </table:table-cell>
        </table:table-row>
        <table:table-row table:style-name="ro1">
          <table:table-cell office:value-type="string" calcext:value-type="string">
            <text:p>ironic_multi_control_plane</text:p>
          </table:table-cell>
        </table:table-row>
        <table:table-row table:style-name="ro1">
          <table:table-cell office:value-type="string" calcext:value-type="string">
            <text:p>ironic_oneview</text:p>
          </table:table-cell>
        </table:table-row>
        <table:table-row table:style-name="ro1">
          <table:table-cell office:value-type="string" calcext:value-type="string">
            <text:p>ironic_raid_config</text:p>
          </table:table-cell>
        </table:table-row>
        <table:table-row table:style-name="ro1">
          <table:table-cell office:value-type="string" calcext:value-type="string">
            <text:p>ironic-node-cleaning</text:p>
          </table:table-cell>
        </table:table-row>
        <table:table-row table:style-name="ro1">
          <table:table-cell office:value-type="string" calcext:value-type="string">
            <text:p>ironic-node-config</text:p>
          </table:table-cell>
        </table:table-row>
        <table:table-row table:style-name="ro1">
          <table:table-cell office:value-type="string" calcext:value-type="string">
            <text:p>ironic-system-details</text:p>
          </table:table-cell>
        </table:table-row>
        <table:table-row table:style-name="ro1">
          <table:table-cell office:value-type="string" calcext:value-type="string">
            <text:p>ironic-toubleshooting</text:p>
          </table:table-cell>
        </table:table-row>
        <table:table-row table:style-name="ro1">
          <table:table-cell office:value-type="string" calcext:value-type="string">
            <text:p>k2kfed</text:p>
          </table:table-cell>
        </table:table-row>
        <table:table-row table:style-name="ro1">
          <table:table-cell office:value-type="string" calcext:value-type="string">
            <text:p>keystone_benchmarking</text:p>
          </table:table-cell>
        </table:table-row>
        <table:table-row table:style-name="ro1">
          <table:table-cell office:value-type="string" calcext:value-type="string">
            <text:p>kvm_examples</text:p>
          </table:table-cell>
        </table:table-row>
        <table:table-row table:style-name="ro1">
          <table:table-cell office:value-type="string" calcext:value-type="string">
            <text:p>l2gateway</text:p>
          </table:table-cell>
        </table:table-row>
        <table:table-row table:style-name="ro1">
          <table:table-cell office:value-type="string" calcext:value-type="string">
            <text:p>lbaas_dashboard</text:p>
          </table:table-cell>
        </table:table-row>
        <table:table-row table:style-name="ro1">
          <table:table-cell office:value-type="string" calcext:value-type="string">
            <text:p>LBaaSHeat</text:p>
          </table:table-cell>
        </table:table-row>
        <table:table-row table:style-name="ro1">
          <table:table-cell office:value-type="string" calcext:value-type="string">
            <text:p>LDAP_Integration</text:p>
          </table:table-cell>
        </table:table-row>
        <table:table-row table:style-name="ro1">
          <table:table-cell office:value-type="string" calcext:value-type="string">
            <text:p>liveInstMigration</text:p>
          </table:table-cell>
        </table:table-row>
        <table:table-row table:style-name="ro1">
          <table:table-cell office:value-type="string" calcext:value-type="string">
            <text:p>localizing_inputmodel</text:p>
          </table:table-cell>
        </table:table-row>
        <table:table-row table:style-name="ro1">
          <table:table-cell office:value-type="string" calcext:value-type="string">
            <text:p>log_management_integration</text:p>
          </table:table-cell>
        </table:table-row>
        <table:table-row table:style-name="ro1">
          <table:table-cell office:value-type="string" calcext:value-type="string">
            <text:p>logging</text:p>
          </table:table-cell>
        </table:table-row>
        <table:table-row table:style-name="ro1">
          <table:table-cell office:value-type="string" calcext:value-type="string">
            <text:p>manage_compute_instances</text:p>
          </table:table-cell>
        </table:table-row>
        <table:table-row table:style-name="ro1">
          <table:table-cell office:value-type="string" calcext:value-type="string">
            <text:p>manage_note_methods</text:p>
          </table:table-cell>
        </table:table-row>
        <table:table-row table:style-name="ro1">
          <table:table-cell office:value-type="string" calcext:value-type="string">
            <text:p>manage_swift_perf</text:p>
          </table:table-cell>
        </table:table-row>
        <table:table-row table:style-name="ro1">
          <table:table-cell office:value-type="string" calcext:value-type="string">
            <text:p>Metering_NewFunctions</text:p>
          </table:table-cell>
        </table:table-row>
        <table:table-row table:style-name="ro1">
          <table:table-cell office:value-type="string" calcext:value-type="string">
            <text:p>midscale_kvm_vsa</text:p>
          </table:table-cell>
        </table:table-row>
        <table:table-row table:style-name="ro1">
          <table:table-cell office:value-type="string" calcext:value-type="string">
            <text:p>min_hardware</text:p>
          </table:table-cell>
        </table:table-row>
        <table:table-row table:style-name="ro1">
          <table:table-cell office:value-type="string" calcext:value-type="string">
            <text:p>min_part_hours</text:p>
          </table:table-cell>
        </table:table-row>
        <table:table-row table:style-name="ro1">
          <table:table-cell office:value-type="string" calcext:value-type="string">
            <text:p>modify_entryscale_kvm_vsa</text:p>
          </table:table-cell>
        </table:table-row>
        <table:table-row table:style-name="ro1">
          <table:table-cell office:value-type="string" calcext:value-type="string">
            <text:p>modify_input_model</text:p>
          </table:table-cell>
        </table:table-row>
        <table:table-row table:style-name="ro1">
          <table:table-cell office:value-type="string" calcext:value-type="string">
            <text:p>mon</text:p>
          </table:table-cell>
        </table:table-row>
        <table:table-row table:style-name="ro1">
          <table:table-cell office:value-type="string" calcext:value-type="string">
            <text:p>monitoring_logging_usage_reporting</text:p>
          </table:table-cell>
        </table:table-row>
        <table:table-row table:style-name="ro1">
          <table:table-cell office:value-type="string" calcext:value-type="string">
            <text:p>multipath_boot_from_san</text:p>
          </table:table-cell>
        </table:table-row>
        <table:table-row table:style-name="ro1">
          <table:table-cell office:value-type="string" calcext:value-type="string">
            <text:p>my_dashboard_overview</text:p>
          </table:table-cell>
        </table:table-row>
        <table:table-row table:style-name="ro1">
          <table:table-cell office:value-type="string" calcext:value-type="string">
            <text:p>namegeneration</text:p>
          </table:table-cell>
        </table:table-row>
        <table:table-row table:style-name="ro1">
          <table:table-cell office:value-type="string" calcext:value-type="string">
            <text:p>net_info_yml</text:p>
          </table:table-cell>
        </table:table-row>
        <table:table-row table:style-name="ro1">
          <table:table-cell office:value-type="string" calcext:value-type="string">
            <text:p>network_topology_yml</text:p>
          </table:table-cell>
        </table:table-row>
        <table:table-row table:style-name="ro1">
          <table:table-cell office:value-type="string" calcext:value-type="string">
            <text:p>networking_alarm_summary</text:p>
          </table:table-cell>
        </table:table-row>
        <table:table-row table:style-name="ro1">
          <table:table-cell office:value-type="string" calcext:value-type="string">
            <text:p>networkroutevalidation</text:p>
          </table:table-cell>
        </table:table-row>
        <table:table-row table:style-name="ro1">
          <table:table-cell office:value-type="string" calcext:value-type="string">
            <text:p>neutron_configuration_data</text:p>
          </table:table-cell>
        </table:table-row>
        <table:table-row table:style-name="ro1">
          <table:table-cell office:value-type="string" calcext:value-type="string">
            <text:p>neutron_overview</text:p>
          </table:table-cell>
        </table:table-row>
        <table:table-row table:style-name="ro1">
          <table:table-cell office:value-type="string" calcext:value-type="string">
            <text:p>neutron_provider_networks</text:p>
          </table:table-cell>
        </table:table-row>
        <table:table-row table:style-name="ro1">
          <table:table-cell office:value-type="string" calcext:value-type="string">
            <text:p>neutron_rbac</text:p>
          </table:table-cell>
        </table:table-row>
        <table:table-row table:style-name="ro1">
          <table:table-cell office:value-type="string" calcext:value-type="string">
            <text:p>notification_methods</text:p>
          </table:table-cell>
        </table:table-row>
        <table:table-row table:style-name="ro1">
          <table:table-cell office:value-type="string" calcext:value-type="string">
            <text:p>notifications</text:p>
          </table:table-cell>
        </table:table-row>
        <table:table-row table:style-name="ro1">
          <table:table-cell office:value-type="string" calcext:value-type="string">
            <text:p>objectstorage_overview</text:p>
          </table:table-cell>
        </table:table-row>
        <table:table-row table:style-name="ro1">
          <table:table-cell office:value-type="string" calcext:value-type="string">
            <text:p>OctaviaAdmin</text:p>
          </table:table-cell>
        </table:table-row>
        <table:table-row table:style-name="ro1">
          <table:table-cell office:value-type="string" calcext:value-type="string">
            <text:p>operations</text:p>
          </table:table-cell>
        </table:table-row>
        <table:table-row table:style-name="ro1">
          <table:table-cell office:value-type="string" calcext:value-type="string">
            <text:p>ops_cinder</text:p>
          </table:table-cell>
        </table:table-row>
        <table:table-row table:style-name="ro1">
          <table:table-cell office:value-type="string" calcext:value-type="string">
            <text:p>ops_dashboard_overview</text:p>
          </table:table-cell>
        </table:table-row>
        <table:table-row table:style-name="ro1">
          <table:table-cell office:value-type="string" calcext:value-type="string">
            <text:p>ops_managing_blockstorage</text:p>
          </table:table-cell>
        </table:table-row>
        <table:table-row table:style-name="ro1">
          <table:table-cell office:value-type="string" calcext:value-type="string">
            <text:p>ops_managing_blockstorage_ceph</text:p>
          </table:table-cell>
        </table:table-row>
        <table:table-row table:style-name="ro1">
          <table:table-cell office:value-type="string" calcext:value-type="string">
            <text:p>ops_managing_blockstorage_cinder</text:p>
          </table:table-cell>
        </table:table-row>
        <table:table-row table:style-name="ro1">
          <table:table-cell office:value-type="string" calcext:value-type="string">
            <text:p>ops_managing_compute</text:p>
          </table:table-cell>
        </table:table-row>
        <table:table-row table:style-name="ro1">
          <table:table-cell office:value-type="string" calcext:value-type="string">
            <text:p>ops_managing_dashboards</text:p>
          </table:table-cell>
        </table:table-row>
        <table:table-row table:style-name="ro1">
          <table:table-cell office:value-type="string" calcext:value-type="string">
            <text:p>ops_managing_esx</text:p>
          </table:table-cell>
        </table:table-row>
        <table:table-row table:style-name="ro1">
          <table:table-cell office:value-type="string" calcext:value-type="string">
            <text:p>ops_managing_identity</text:p>
          </table:table-cell>
        </table:table-row>
        <table:table-row table:style-name="ro1">
          <table:table-cell office:value-type="string" calcext:value-type="string">
            <text:p>ops_managing_objectstorage</text:p>
          </table:table-cell>
        </table:table-row>
        <table:table-row table:style-name="ro1">
          <table:table-cell office:value-type="string" calcext:value-type="string">
            <text:p>ops_managing_objectstorage_swuft</text:p>
          </table:table-cell>
        </table:table-row>
        <table:table-row table:style-name="ro1">
          <table:table-cell office:value-type="string" calcext:value-type="string">
            <text:p>ops_managing_orchestration</text:p>
          </table:table-cell>
        </table:table-row>
        <table:table-row table:style-name="ro1">
          <table:table-cell office:value-type="string" calcext:value-type="string">
            <text:p>ops_swift</text:p>
          </table:table-cell>
        </table:table-row>
        <table:table-row table:style-name="ro1">
          <table:table-cell office:value-type="string" calcext:value-type="string">
            <text:p>opsconsole</text:p>
          </table:table-cell>
        </table:table-row>
        <table:table-row table:style-name="ro1">
          <table:table-cell office:value-type="string" calcext:value-type="string">
            <text:p>othertopics</text:p>
          </table:table-cell>
        </table:table-row>
        <table:table-row table:style-name="ro1">
          <table:table-cell office:value-type="string" calcext:value-type="string">
            <text:p>ovsvapp_monitoring</text:p>
          </table:table-cell>
        </table:table-row>
        <table:table-row table:style-name="ro1">
          <table:table-cell office:value-type="string" calcext:value-type="string">
            <text:p>passthrough</text:p>
          </table:table-cell>
        </table:table-row>
        <table:table-row table:style-name="ro1">
          <table:table-cell office:value-type="string" calcext:value-type="string">
            <text:p>password_change_yml</text:p>
          </table:table-cell>
        </table:table-row>
        <table:table-row table:style-name="ro1">
          <table:table-cell office:value-type="string" calcext:value-type="string">
            <text:p>password_encryption</text:p>
          </table:table-cell>
        </table:table-row>
        <table:table-row table:style-name="ro1">
          <table:table-cell office:value-type="string" calcext:value-type="string">
            <text:p>pdf21</text:p>
          </table:table-cell>
        </table:table-row>
        <table:table-row table:style-name="ro1">
          <table:table-cell office:value-type="string" calcext:value-type="string">
            <text:p>persisteddata</text:p>
          </table:table-cell>
        </table:table-row>
        <table:table-row table:style-name="ro1">
          <table:table-cell office:value-type="string" calcext:value-type="string">
            <text:p>planingAndPreInstall</text:p>
          </table:table-cell>
        </table:table-row>
        <table:table-row table:style-name="ro1">
          <table:table-cell office:value-type="string" calcext:value-type="string">
            <text:p>planning_index</text:p>
          </table:table-cell>
        </table:table-row>
        <table:table-row table:style-name="ro1">
          <table:table-cell office:value-type="string" calcext:value-type="string">
            <text:p>post_install_overview</text:p>
          </table:table-cell>
        </table:table-row>
        <table:table-row table:style-name="ro1">
          <table:table-cell office:value-type="string" calcext:value-type="string">
            <text:p>postinstall_checklist</text:p>
          </table:table-cell>
        </table:table-row>
        <table:table-row table:style-name="ro1">
          <table:table-cell office:value-type="string" calcext:value-type="string">
            <text:p>preinstall_checklist</text:p>
          </table:table-cell>
        </table:table-row>
        <table:table-row table:style-name="ro1">
          <table:table-cell office:value-type="string" calcext:value-type="string">
            <text:p>preinstall_overview</text:p>
          </table:table-cell>
        </table:table-row>
        <table:table-row table:style-name="ro1">
          <table:table-cell office:value-type="string" calcext:value-type="string">
            <text:p>private_data_metadata_yml</text:p>
          </table:table-cell>
        </table:table-row>
        <table:table-row table:style-name="ro1">
          <table:table-cell office:value-type="string" calcext:value-type="string">
            <text:p>provisioning_rhel</text:p>
          </table:table-cell>
        </table:table-row>
        <table:table-row table:style-name="ro1">
          <table:table-cell office:value-type="string" calcext:value-type="string">
            <text:p>qemu_save_folder_move</text:p>
          </table:table-cell>
        </table:table-row>
        <table:table-row table:style-name="ro1">
          <table:table-cell office:value-type="string" calcext:value-type="string">
            <text:p>Quickstart_Guide</text:p>
          </table:table-cell>
        </table:table-row>
        <table:table-row table:style-name="ro1">
          <table:table-cell office:value-type="string" calcext:value-type="string">
            <text:p>rados</text:p>
          </table:table-cell>
        </table:table-row>
        <table:table-row table:style-name="ro1">
          <table:table-cell office:value-type="string" calcext:value-type="string">
            <text:p>rebootNodes</text:p>
          </table:table-cell>
        </table:table-row>
        <table:table-row table:style-name="ro1">
          <table:table-cell table:style-name="ce1" office:value-type="string" calcext:value-type="string">
            <text:p>rec_min</text:p>
          </table:table-cell>
        </table:table-row>
        <table:table-row table:style-name="ro1">
          <table:table-cell table:style-name="ce1" office:value-type="string" calcext:value-type="string">
            <text:p>rec_min</text:p>
          </table:table-cell>
        </table:table-row>
        <table:table-row table:style-name="ro1">
          <table:table-cell office:value-type="string" calcext:value-type="string">
            <text:p>reconfig_metering</text:p>
          </table:table-cell>
        </table:table-row>
        <table:table-row table:style-name="ro1">
          <table:table-cell office:value-type="string" calcext:value-type="string">
            <text:p>recover_computenode</text:p>
          </table:table-cell>
        </table:table-row>
        <table:table-row table:style-name="ro1">
          <table:table-cell office:value-type="string" calcext:value-type="string">
            <text:p>recover_downed_cluster</text:p>
          </table:table-cell>
        </table:table-row>
        <table:table-row table:style-name="ro1">
          <table:table-cell office:value-type="string" calcext:value-type="string">
            <text:p>recover_swiftnode</text:p>
          </table:table-cell>
        </table:table-row>
        <table:table-row table:style-name="ro1">
          <table:table-cell office:value-type="string" calcext:value-type="string">
            <text:p>recover_vertica</text:p>
          </table:table-cell>
        </table:table-row>
        <table:table-row table:style-name="ro1">
          <table:table-cell office:value-type="string" calcext:value-type="string">
            <text:p>recovering_controller_nodes</text:p>
          </table:table-cell>
        </table:table-row>
        <table:table-row table:style-name="ro1">
          <table:table-cell office:value-type="string" calcext:value-type="string">
            <text:p>region_topology_yml</text:p>
          </table:table-cell>
        </table:table-row>
        <table:table-row table:style-name="ro1">
          <table:table-cell office:value-type="string" calcext:value-type="string">
            <text:p>release-notes-50</text:p>
          </table:table-cell>
        </table:table-row>
        <table:table-row table:style-name="ro1">
          <table:table-cell office:value-type="string" calcext:value-type="string">
            <text:p>remove_compute_node</text:p>
          </table:table-cell>
        </table:table-row>
        <table:table-row table:style-name="ro1">
          <table:table-cell office:value-type="string" calcext:value-type="string">
            <text:p>remove_datadisk_osd</text:p>
          </table:table-cell>
        </table:table-row>
        <table:table-row table:style-name="ro1">
          <table:table-cell office:value-type="string" calcext:value-type="string">
            <text:p>remove_monitor_node</text:p>
          </table:table-cell>
        </table:table-row>
        <table:table-row table:style-name="ro1">
          <table:table-cell office:value-type="string" calcext:value-type="string">
            <text:p>remove_osd_node</text:p>
          </table:table-cell>
        </table:table-row>
        <table:table-row table:style-name="ro1">
          <table:table-cell office:value-type="string" calcext:value-type="string">
            <text:p>remove_rgw_node</text:p>
          </table:table-cell>
        </table:table-row>
        <table:table-row table:style-name="ro1">
          <table:table-cell office:value-type="string" calcext:value-type="string">
            <text:p>remove_swift_node</text:p>
          </table:table-cell>
        </table:table-row>
        <table:table-row table:style-name="ro1">
          <table:table-cell office:value-type="string" calcext:value-type="string">
            <text:p>remove_vsa</text:p>
          </table:table-cell>
        </table:table-row>
        <table:table-row table:style-name="ro1">
          <table:table-cell office:value-type="string" calcext:value-type="string">
            <text:p>replace_monitor_node</text:p>
          </table:table-cell>
        </table:table-row>
        <table:table-row table:style-name="ro1">
          <table:table-cell office:value-type="string" calcext:value-type="string">
            <text:p>replace_osd_node</text:p>
          </table:table-cell>
        </table:table-row>
        <table:table-row table:style-name="ro1">
          <table:table-cell office:value-type="string" calcext:value-type="string">
            <text:p>replace_swift_node</text:p>
          </table:table-cell>
        </table:table-row>
        <table:table-row table:style-name="ro1">
          <table:table-cell office:value-type="string" calcext:value-type="string">
            <text:p>replacing_controller</text:p>
          </table:table-cell>
        </table:table-row>
        <table:table-row table:style-name="ro1">
          <table:table-cell office:value-type="string" calcext:value-type="string">
            <text:p>replacing_disks</text:p>
          </table:table-cell>
        </table:table-row>
        <table:table-row table:style-name="ro1">
          <table:table-cell office:value-type="string" calcext:value-type="string">
            <text:p>replacing_os_disks</text:p>
          </table:table-cell>
        </table:table-row>
        <table:table-row table:style-name="ro1">
          <table:table-cell office:value-type="string" calcext:value-type="string">
            <text:p>replacing_osd_journal_disks</text:p>
          </table:table-cell>
        </table:table-row>
        <table:table-row table:style-name="ro1">
          <table:table-cell office:value-type="string" calcext:value-type="string">
            <text:p>restart_ceph</text:p>
          </table:table-cell>
        </table:table-row>
        <table:table-row table:style-name="ro1">
          <table:table-cell office:value-type="string" calcext:value-type="string">
            <text:p>restart_ceph_rados</text:p>
          </table:table-cell>
        </table:table-row>
        <table:table-row table:style-name="ro1">
          <table:table-cell office:value-type="string" calcext:value-type="string">
            <text:p>rhel_compute_model</text:p>
          </table:table-cell>
        </table:table-row>
        <table:table-row table:style-name="ro1">
          <table:table-cell office:value-type="string" calcext:value-type="string">
            <text:p>rhel_overview</text:p>
          </table:table-cell>
        </table:table-row>
        <table:table-row table:style-name="ro1">
          <table:table-cell office:value-type="string" calcext:value-type="string">
            <text:p>rhel_preinstall</text:p>
          </table:table-cell>
        </table:table-row>
        <table:table-row table:style-name="ro1">
          <table:table-cell office:value-type="string" calcext:value-type="string">
            <text:p>rhel_support</text:p>
          </table:table-cell>
        </table:table-row>
        <table:table-row table:style-name="ro1">
          <table:table-cell office:value-type="string" calcext:value-type="string">
            <text:p>rhel_toc</text:p>
          </table:table-cell>
        </table:table-row>
        <table:table-row table:style-name="ro1">
          <table:table-cell office:value-type="string" calcext:value-type="string">
            <text:p>ring-specification</text:p>
          </table:table-cell>
        </table:table-row>
        <table:table-row table:style-name="ro1">
          <table:table-cell office:value-type="string" calcext:value-type="string">
            <text:p>roleSegregation</text:p>
          </table:table-cell>
        </table:table-row>
        <table:table-row table:style-name="ro1">
          <table:table-cell office:value-type="string" calcext:value-type="string">
            <text:p>route_info_yml</text:p>
          </table:table-cell>
        </table:table-row>
        <table:table-row table:style-name="ro1">
          <table:table-cell office:value-type="string" calcext:value-type="string">
            <text:p>security_overview</text:p>
          </table:table-cell>
        </table:table-row>
        <table:table-row table:style-name="ro1">
          <table:table-cell office:value-type="string" calcext:value-type="string">
            <text:p>server_info_yml</text:p>
          </table:table-cell>
        </table:table-row>
        <table:table-row table:style-name="ro1">
          <table:table-cell office:value-type="string" calcext:value-type="string">
            <text:p>serverallocation</text:p>
          </table:table-cell>
        </table:table-row>
        <table:table-row table:style-name="ro1">
          <table:table-cell office:value-type="string" calcext:value-type="string">
            <text:p>servernetworkselection</text:p>
          </table:table-cell>
        </table:table-row>
        <table:table-row table:style-name="ro1">
          <table:table-cell office:value-type="string" calcext:value-type="string">
            <text:p>service_info_yml</text:p>
          </table:table-cell>
        </table:table-row>
        <table:table-row table:style-name="ro1">
          <table:table-cell office:value-type="string" calcext:value-type="string">
            <text:p>service_topology_yml</text:p>
          </table:table-cell>
        </table:table-row>
        <table:table-row table:style-name="ro1">
          <table:table-cell office:value-type="string" calcext:value-type="string">
            <text:p>serviceConfig</text:p>
          </table:table-cell>
        </table:table-row>
        <table:table-row table:style-name="ro1">
          <table:table-cell office:value-type="string" calcext:value-type="string">
            <text:p>servicePasswords</text:p>
          </table:table-cell>
        </table:table-row>
        <table:table-row table:style-name="ro1">
          <table:table-cell office:value-type="string" calcext:value-type="string">
            <text:p>services_components</text:p>
          </table:table-cell>
        </table:table-row>
        <table:table-row table:style-name="ro1">
          <table:table-cell office:value-type="string" calcext:value-type="string">
            <text:p>sles_compute_model</text:p>
          </table:table-cell>
        </table:table-row>
        <table:table-row table:style-name="ro1">
          <table:table-cell office:value-type="string" calcext:value-type="string">
            <text:p>sosreport</text:p>
          </table:table-cell>
        </table:table-row>
        <table:table-row table:style-name="ro1">
          <table:table-cell office:value-type="string" calcext:value-type="string">
            <text:p>splunk_integration</text:p>
          </table:table-cell>
        </table:table-row>
        <table:table-row table:style-name="ro1">
          <table:table-cell office:value-type="string" calcext:value-type="string">
            <text:p>standalone_deployer</text:p>
          </table:table-cell>
        </table:table-row>
        <table:table-row table:style-name="ro1">
          <table:table-cell office:value-type="string" calcext:value-type="string">
            <text:p>standalonedeployer</text:p>
          </table:table-cell>
        </table:table-row>
        <table:table-row table:style-name="ro1">
          <table:table-cell office:value-type="string" calcext:value-type="string">
            <text:p>stop_restart</text:p>
          </table:table-cell>
        </table:table-row>
        <table:table-row table:style-name="ro1">
          <table:table-cell office:value-type="string" calcext:value-type="string">
            <text:p>stopStartSvcs</text:p>
          </table:table-cell>
        </table:table-row>
        <table:table-row table:style-name="ro1">
          <table:table-cell office:value-type="string" calcext:value-type="string">
            <text:p>storage_maintenance</text:p>
          </table:table-cell>
        </table:table-row>
        <table:table-row table:style-name="ro1">
          <table:table-cell office:value-type="string" calcext:value-type="string">
            <text:p>swift_ansible_playbooks</text:p>
          </table:table-cell>
        </table:table-row>
        <table:table-row table:style-name="ro1">
          <table:table-cell office:value-type="string" calcext:value-type="string">
            <text:p>swift_examples</text:p>
          </table:table-cell>
        </table:table-row>
        <table:table-row table:style-name="ro1">
          <table:table-cell office:value-type="string" calcext:value-type="string">
            <text:p>swift_filesystem_ts</text:p>
          </table:table-cell>
        </table:table-row>
        <table:table-row table:style-name="ro1">
          <table:table-cell office:value-type="string" calcext:value-type="string">
            <text:p>swift_healthcheck</text:p>
          </table:table-cell>
        </table:table-row>
        <table:table-row table:style-name="ro1">
          <table:table-cell office:value-type="string" calcext:value-type="string">
            <text:p>swift_recon</text:p>
          </table:table-cell>
        </table:table-row>
        <table:table-row table:style-name="ro1">
          <table:table-cell office:value-type="string" calcext:value-type="string">
            <text:p>swift_ring_management</text:p>
          </table:table-cell>
        </table:table-row>
        <table:table-row table:style-name="ro1">
          <table:table-cell office:value-type="string" calcext:value-type="string">
            <text:p>swift_ring_rebalance</text:p>
          </table:table-cell>
        </table:table-row>
        <table:table-row table:style-name="ro1">
          <table:table-cell office:value-type="string" calcext:value-type="string">
            <text:p>swift_storage_policies</text:p>
          </table:table-cell>
        </table:table-row>
        <table:table-row table:style-name="ro1">
          <table:table-cell office:value-type="string" calcext:value-type="string">
            <text:p>swift_weight_att</text:p>
          </table:table-cell>
        </table:table-row>
        <table:table-row table:style-name="ro1">
          <table:table-cell office:value-type="string" calcext:value-type="string">
            <text:p>sysmn_gen</text:p>
          </table:table-cell>
        </table:table-row>
        <table:table-row table:style-name="ro1">
          <table:table-cell office:value-type="string" calcext:value-type="string">
            <text:p>system_maintenance</text:p>
          </table:table-cell>
        </table:table-row>
        <table:table-row table:style-name="ro1">
          <table:table-cell office:value-type="string" calcext:value-type="string">
            <text:p>tech_intro</text:p>
          </table:table-cell>
        </table:table-row>
        <table:table-row table:style-name="ro1">
          <table:table-cell office:value-type="string" calcext:value-type="string">
            <text:p>tech_overview</text:p>
          </table:table-cell>
        </table:table-row>
        <table:table-row table:style-name="ro1">
          <table:table-cell office:value-type="string" calcext:value-type="string">
            <text:p>third_party_service_integration</text:p>
          </table:table-cell>
        </table:table-row>
        <table:table-row table:style-name="ro1">
          <table:table-cell office:value-type="string" calcext:value-type="string">
            <text:p>thirdpartydriver</text:p>
          </table:table-cell>
        </table:table-row>
        <table:table-row table:style-name="ro1">
          <table:table-cell office:value-type="string" calcext:value-type="string">
            <text:p>time_series_graphs</text:p>
          </table:table-cell>
        </table:table-row>
        <table:table-row table:style-name="ro1">
          <table:table-cell office:value-type="string" calcext:value-type="string">
            <text:p>tls30overview</text:p>
          </table:table-cell>
        </table:table-row>
        <table:table-row table:style-name="ro1">
          <table:table-cell table:style-name="ce1" office:value-type="string" calcext:value-type="string">
            <text:p>tlsConfig</text:p>
          </table:table-cell>
        </table:table-row>
        <table:table-row table:style-name="ro1">
          <table:table-cell table:style-name="ce1" office:value-type="string" calcext:value-type="string">
            <text:p>tlsConfig</text:p>
          </table:table-cell>
        </table:table-row>
        <table:table-row table:style-name="ro1">
          <table:table-cell office:value-type="string" calcext:value-type="string">
            <text:p>topic_ah5_4yx_qt</text:p>
          </table:table-cell>
        </table:table-row>
        <table:table-row table:style-name="ro1">
          <table:table-cell office:value-type="string" calcext:value-type="string">
            <text:p>topic_ask_vgb_dv</text:p>
          </table:table-cell>
        </table:table-row>
        <table:table-row table:style-name="ro1">
          <table:table-cell office:value-type="string" calcext:value-type="string">
            <text:p>topic_avw_22b_kt</text:p>
          </table:table-cell>
        </table:table-row>
        <table:table-row table:style-name="ro1">
          <table:table-cell office:value-type="string" calcext:value-type="string">
            <text:p>topic_bl1_bfx_qt</text:p>
          </table:table-cell>
        </table:table-row>
        <table:table-row table:style-name="ro1">
          <table:table-cell office:value-type="string" calcext:value-type="string">
            <text:p>topic_cyw_3hp_yv</text:p>
          </table:table-cell>
        </table:table-row>
        <table:table-row table:style-name="ro1">
          <table:table-cell office:value-type="string" calcext:value-type="string">
            <text:p>topic_d1s_hht_tt</text:p>
          </table:table-cell>
        </table:table-row>
        <table:table-row table:style-name="ro1">
          <table:table-cell office:value-type="string" calcext:value-type="string">
            <text:p>topic_dmx_jdv_nv</text:p>
          </table:table-cell>
        </table:table-row>
        <table:table-row table:style-name="ro1">
          <table:table-cell office:value-type="string" calcext:value-type="string">
            <text:p>topic_e5g_z3h_gt</text:p>
          </table:table-cell>
        </table:table-row>
        <table:table-row table:style-name="ro1">
          <table:table-cell office:value-type="string" calcext:value-type="string">
            <text:p>topic_el2_cqv_mv</text:p>
          </table:table-cell>
        </table:table-row>
        <table:table-row table:style-name="ro1">
          <table:table-cell office:value-type="string" calcext:value-type="string">
            <text:p>topic_enable_audit_logs</text:p>
          </table:table-cell>
        </table:table-row>
        <table:table-row table:style-name="ro1">
          <table:table-cell office:value-type="string" calcext:value-type="string">
            <text:p>topic_enj_cms_mt</text:p>
          </table:table-cell>
        </table:table-row>
        <table:table-row table:style-name="ro1">
          <table:table-cell office:value-type="string" calcext:value-type="string">
            <text:p>topic_ev4_q2b_kt</text:p>
          </table:table-cell>
        </table:table-row>
        <table:table-row table:style-name="ro1">
          <table:table-cell office:value-type="string" calcext:value-type="string">
            <text:p>topic_ffs_dvz_nw</text:p>
          </table:table-cell>
        </table:table-row>
        <table:table-row table:style-name="ro1">
          <table:table-cell office:value-type="string" calcext:value-type="string">
            <text:p>topic_fnn_drw_lv</text:p>
          </table:table-cell>
        </table:table-row>
        <table:table-row table:style-name="ro1">
          <table:table-cell office:value-type="string" calcext:value-type="string">
            <text:p>topic_gbz_13t_mt</text:p>
          </table:table-cell>
        </table:table-row>
        <table:table-row table:style-name="ro1">
          <table:table-cell office:value-type="string" calcext:value-type="string">
            <text:p>topic_gll_nsn_15</text:p>
          </table:table-cell>
        </table:table-row>
        <table:table-row table:style-name="ro1">
          <table:table-cell office:value-type="string" calcext:value-type="string">
            <text:p>topic_h3s_n4t_mt</text:p>
          </table:table-cell>
        </table:table-row>
        <table:table-row table:style-name="ro1">
          <table:table-cell office:value-type="string" calcext:value-type="string">
            <text:p>topic_hph_hng_cv</text:p>
          </table:table-cell>
        </table:table-row>
        <table:table-row table:style-name="ro1">
          <table:table-cell office:value-type="string" calcext:value-type="string">
            <text:p>topic_i4l_xhn_tt</text:p>
          </table:table-cell>
        </table:table-row>
        <table:table-row table:style-name="ro1">
          <table:table-cell office:value-type="string" calcext:value-type="string">
            <text:p>topic_icq_hvc_5t</text:p>
          </table:table-cell>
        </table:table-row>
        <table:table-row table:style-name="ro1">
          <table:table-cell office:value-type="string" calcext:value-type="string">
            <text:p>topic_ijt_dyh_rt</text:p>
          </table:table-cell>
        </table:table-row>
        <table:table-row table:style-name="ro1">
          <table:table-cell office:value-type="string" calcext:value-type="string">
            <text:p>topic_ijt_dyh_v_id</text:p>
          </table:table-cell>
        </table:table-row>
        <table:table-row table:style-name="ro1">
          <table:table-cell office:value-type="string" calcext:value-type="string">
            <text:p>topic_iq3_nl3_bt</text:p>
          </table:table-cell>
        </table:table-row>
        <table:table-row table:style-name="ro1">
          <table:table-cell office:value-type="string" calcext:value-type="string">
            <text:p>topic_j2p_d1r_4t</text:p>
          </table:table-cell>
        </table:table-row>
        <table:table-row table:style-name="ro1">
          <table:table-cell office:value-type="string" calcext:value-type="string">
            <text:p>topic_j4d_c1c_lt</text:p>
          </table:table-cell>
        </table:table-row>
        <table:table-row table:style-name="ro1">
          <table:table-cell office:value-type="string" calcext:value-type="string">
            <text:p>topic_jv4_q1t_tt</text:p>
          </table:table-cell>
        </table:table-row>
        <table:table-row table:style-name="ro1">
          <table:table-cell office:value-type="string" calcext:value-type="string">
            <text:p>topic_jzk_q1c_jt</text:p>
          </table:table-cell>
        </table:table-row>
        <table:table-row table:style-name="ro1">
          <table:table-cell office:value-type="string" calcext:value-type="string">
            <text:p>topic_l1p_vpy_jt</text:p>
          </table:table-cell>
        </table:table-row>
        <table:table-row table:style-name="ro1">
          <table:table-cell office:value-type="string" calcext:value-type="string">
            <text:p>topic_l5t_w5f_rt</text:p>
          </table:table-cell>
        </table:table-row>
        <table:table-row table:style-name="ro1">
          <table:table-cell office:value-type="string" calcext:value-type="string">
            <text:p>topic_lfq_3wf_rt</text:p>
          </table:table-cell>
        </table:table-row>
        <table:table-row table:style-name="ro1">
          <table:table-cell office:value-type="string" calcext:value-type="string">
            <text:p>topic_ly3_yyr_st</text:p>
          </table:table-cell>
        </table:table-row>
        <table:table-row table:style-name="ro1">
          <table:table-cell office:value-type="string" calcext:value-type="string">
            <text:p>topic_m13_dgp_nt</text:p>
          </table:table-cell>
        </table:table-row>
        <table:table-row table:style-name="ro1">
          <table:table-cell office:value-type="string" calcext:value-type="string">
            <text:p>topic_m2g_sr3_5v</text:p>
          </table:table-cell>
        </table:table-row>
        <table:table-row table:style-name="ro1">
          <table:table-cell office:value-type="string" calcext:value-type="string">
            <text:p>topic_m43_2j3_bt</text:p>
          </table:table-cell>
        </table:table-row>
        <table:table-row table:style-name="ro1">
          <table:table-cell office:value-type="string" calcext:value-type="string">
            <text:p>topic_nfp_xtf_rt</text:p>
          </table:table-cell>
        </table:table-row>
        <table:table-row table:style-name="ro1">
          <table:table-cell office:value-type="string" calcext:value-type="string">
            <text:p>topic_odg_33x_rt</text:p>
          </table:table-cell>
        </table:table-row>
        <table:table-row table:style-name="ro1">
          <table:table-cell office:value-type="string" calcext:value-type="string">
            <text:p>topic_ohx_j1t_4t</text:p>
          </table:table-cell>
        </table:table-row>
        <table:table-row table:style-name="ro1">
          <table:table-cell office:value-type="string" calcext:value-type="string">
            <text:p>topic_overview_audit_logs</text:p>
          </table:table-cell>
        </table:table-row>
        <table:table-row table:style-name="ro1">
          <table:table-cell office:value-type="string" calcext:value-type="string">
            <text:p>topic_pcj_hzv_dt</text:p>
          </table:table-cell>
        </table:table-row>
        <table:table-row table:style-name="ro1">
          <table:table-cell office:value-type="string" calcext:value-type="string">
            <text:p>topic_pcv_fy4_nt</text:p>
          </table:table-cell>
        </table:table-row>
        <table:table-row table:style-name="ro1">
          <table:table-cell office:value-type="string" calcext:value-type="string">
            <text:p>topic_pxc_d3q_4v</text:p>
          </table:table-cell>
        </table:table-row>
        <table:table-row table:style-name="ro1">
          <table:table-cell office:value-type="string" calcext:value-type="string">
            <text:p>topic_qmz_fg3_bt</text:p>
          </table:table-cell>
        </table:table-row>
        <table:table-row table:style-name="ro1">
          <table:table-cell office:value-type="string" calcext:value-type="string">
            <text:p>topic_qmz_fg3_btx</text:p>
          </table:table-cell>
        </table:table-row>
        <table:table-row table:style-name="ro1">
          <table:table-cell office:value-type="string" calcext:value-type="string">
            <text:p>topic_qtp_cn3_bt</text:p>
          </table:table-cell>
        </table:table-row>
        <table:table-row table:style-name="ro1">
          <table:table-cell office:value-type="string" calcext:value-type="string">
            <text:p>topic_r3k_v2c_jt</text:p>
          </table:table-cell>
        </table:table-row>
        <table:table-row table:style-name="ro1">
          <table:table-cell office:value-type="string" calcext:value-type="string">
            <text:p>topic_rdf_hkp_rt</text:p>
          </table:table-cell>
        </table:table-row>
        <table:table-row table:style-name="ro1">
          <table:table-cell office:value-type="string" calcext:value-type="string">
            <text:p>topic_rmq_j1v_4t</text:p>
          </table:table-cell>
        </table:table-row>
        <table:table-row table:style-name="ro1">
          <table:table-cell office:value-type="string" calcext:value-type="string">
            <text:p>topic_rq3_mxh_rt</text:p>
          </table:table-cell>
        </table:table-row>
        <table:table-row table:style-name="ro1">
          <table:table-cell office:value-type="string" calcext:value-type="string">
            <text:p>topic_rtc_s3t_mt</text:p>
          </table:table-cell>
        </table:table-row>
        <table:table-row table:style-name="ro1">
          <table:table-cell office:value-type="string" calcext:value-type="string">
            <text:p>topic_rvj_21c_jt</text:p>
          </table:table-cell>
        </table:table-row>
        <table:table-row table:style-name="ro1">
          <table:table-cell office:value-type="string" calcext:value-type="string">
            <text:p>topic_ryt_gt4_zv</text:p>
          </table:table-cell>
        </table:table-row>
        <table:table-row table:style-name="ro1" table:visibility="filter">
          <table:table-cell office:value-type="string" calcext:value-type="string">
            <text:p>topic_ryt_gt4_zv</text:p>
          </table:table-cell>
        </table:table-row>
        <table:table-row table:style-name="ro1">
          <table:table-cell office:value-type="string" calcext:value-type="string">
            <text:p>topic_shs_j2b_kt</text:p>
          </table:table-cell>
        </table:table-row>
        <table:table-row table:style-name="ro1">
          <table:table-cell office:value-type="string" calcext:value-type="string">
            <text:p>topic_shy_ksv_jw</text:p>
          </table:table-cell>
        </table:table-row>
        <table:table-row table:style-name="ro1">
          <table:table-cell office:value-type="string" calcext:value-type="string">
            <text:p>topic_srg_d5h_rt</text:p>
          </table:table-cell>
        </table:table-row>
        <table:table-row table:style-name="ro1">
          <table:table-cell office:value-type="string" calcext:value-type="string">
            <text:p>topic_tq1_xt5_dt</text:p>
          </table:table-cell>
        </table:table-row>
        <table:table-row table:style-name="ro1">
          <table:table-cell office:value-type="string" calcext:value-type="string">
            <text:p>topic_ttn_5fg_4v</text:p>
          </table:table-cell>
        </table:table-row>
        <table:table-row table:style-name="ro1">
          <table:table-cell office:value-type="string" calcext:value-type="string">
            <text:p>topic_ugs_fnd_bt</text:p>
          </table:table-cell>
        </table:table-row>
        <table:table-row table:style-name="ro1">
          <table:table-cell office:value-type="string" calcext:value-type="string">
            <text:p>topic_uh2_td1_kt</text:p>
          </table:table-cell>
        </table:table-row>
        <table:table-row table:style-name="ro1">
          <table:table-cell office:value-type="string" calcext:value-type="string">
            <text:p>topic_wmw_3lm_yv</text:p>
          </table:table-cell>
        </table:table-row>
        <table:table-row table:style-name="ro1" table:visibility="filter">
          <table:table-cell office:value-type="string" calcext:value-type="string">
            <text:p>topic_wmw_3lm_yv</text:p>
          </table:table-cell>
        </table:table-row>
        <table:table-row table:style-name="ro1" table:visibility="filter">
          <table:table-cell office:value-type="string" calcext:value-type="string">
            <text:p>topic_wmw_3lm_yv</text:p>
          </table:table-cell>
        </table:table-row>
        <table:table-row table:style-name="ro1">
          <table:table-cell office:value-type="string" calcext:value-type="string">
            <text:p>topic_x2x_vy4_lt</text:p>
          </table:table-cell>
        </table:table-row>
        <table:table-row table:style-name="ro1">
          <table:table-cell office:value-type="string" calcext:value-type="string">
            <text:p>topic_zx2_mmd_5t</text:p>
          </table:table-cell>
        </table:table-row>
        <table:table-row table:style-name="ro1">
          <table:table-cell office:value-type="string" calcext:value-type="string">
            <text:p>topic15050</text:p>
          </table:table-cell>
        </table:table-row>
        <table:table-row table:style-name="ro1">
          <table:table-cell office:value-type="string" calcext:value-type="string">
            <text:p>topic1564-1</text:p>
          </table:table-cell>
        </table:table-row>
        <table:table-row table:style-name="ro1">
          <table:table-cell office:value-type="string" calcext:value-type="string">
            <text:p>topic1606</text:p>
          </table:table-cell>
        </table:table-row>
        <table:table-row table:style-name="ro1">
          <table:table-cell office:value-type="string" calcext:value-type="string">
            <text:p>topic1976</text:p>
          </table:table-cell>
        </table:table-row>
        <table:table-row table:style-name="ro1">
          <table:table-cell office:value-type="string" calcext:value-type="string">
            <text:p>topic3051</text:p>
          </table:table-cell>
        </table:table-row>
        <table:table-row table:style-name="ro1">
          <table:table-cell office:value-type="string" calcext:value-type="string">
            <text:p>topic4797cgikdjm</text:p>
          </table:table-cell>
        </table:table-row>
        <table:table-row table:style-name="ro1">
          <table:table-cell office:value-type="string" calcext:value-type="string">
            <text:p>troubleshooting</text:p>
          </table:table-cell>
        </table:table-row>
        <table:table-row table:style-name="ro1">
          <table:table-cell office:value-type="string" calcext:value-type="string">
            <text:p>troubleshooting_blockstorage</text:p>
          </table:table-cell>
        </table:table-row>
        <table:table-row table:style-name="ro1">
          <table:table-cell office:value-type="string" calcext:value-type="string">
            <text:p>troubleshooting_ceph</text:p>
          </table:table-cell>
        </table:table-row>
        <table:table-row table:style-name="ro1">
          <table:table-cell office:value-type="string" calcext:value-type="string">
            <text:p>troubleshooting_controlplane</text:p>
          </table:table-cell>
        </table:table-row>
        <table:table-row table:style-name="ro1">
          <table:table-cell office:value-type="string" calcext:value-type="string">
            <text:p>troubleshooting_glance</text:p>
          </table:table-cell>
        </table:table-row>
        <table:table-row table:style-name="ro1">
          <table:table-cell office:value-type="string" calcext:value-type="string">
            <text:p>troubleshooting_installation</text:p>
          </table:table-cell>
        </table:table-row>
        <table:table-row table:style-name="ro1">
          <table:table-cell office:value-type="string" calcext:value-type="string">
            <text:p>troubleshooting_objectstorage</text:p>
          </table:table-cell>
        </table:table-row>
        <table:table-row table:style-name="ro1">
          <table:table-cell office:value-type="string" calcext:value-type="string">
            <text:p>troubleshooting_rados</text:p>
          </table:table-cell>
        </table:table-row>
        <table:table-row table:style-name="ro1">
          <table:table-cell office:value-type="string" calcext:value-type="string">
            <text:p>troubleshooting_storage</text:p>
          </table:table-cell>
        </table:table-row>
        <table:table-row table:style-name="ro1">
          <table:table-cell office:value-type="string" calcext:value-type="string">
            <text:p>troubleshooting_tools</text:p>
          </table:table-cell>
        </table:table-row>
        <table:table-row table:style-name="ro1">
          <table:table-cell office:value-type="string" calcext:value-type="string">
            <text:p>troubleshooting_vsa</text:p>
          </table:table-cell>
        </table:table-row>
        <table:table-row table:style-name="ro1">
          <table:table-cell office:value-type="string" calcext:value-type="string">
            <text:p>troubleshootng_tls</text:p>
          </table:table-cell>
        </table:table-row>
        <table:table-row table:style-name="ro1">
          <table:table-cell office:value-type="string" calcext:value-type="string">
            <text:p>ts_cinder_config</text:p>
          </table:table-cell>
        </table:table-row>
        <table:table-row table:style-name="ro1">
          <table:table-cell office:value-type="string" calcext:value-type="string">
            <text:p>ts_compute</text:p>
          </table:table-cell>
        </table:table-row>
        <table:table-row table:style-name="ro1"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twosystems</text:p>
          </table:table-cell>
        </table:table-row>
        <table:table-row table:style-name="ro1">
          <table:table-cell office:value-type="string" calcext:value-type="string">
            <text:p>ui_verification</text:p>
          </table:table-cell>
        </table:table-row>
        <table:table-row table:style-name="ro1">
          <table:table-cell office:value-type="string" calcext:value-type="string">
            <text:p>upgrade_ceph_model</text:p>
          </table:table-cell>
        </table:table-row>
        <table:table-row table:style-name="ro1">
          <table:table-cell office:value-type="string" calcext:value-type="string">
            <text:p>upgrade_delete_alarms</text:p>
          </table:table-cell>
        </table:table-row>
        <table:table-row table:style-name="ro1">
          <table:table-cell office:value-type="string" calcext:value-type="string">
            <text:p>upgrade_deprecated</text:p>
          </table:table-cell>
        </table:table-row>
        <table:table-row table:style-name="ro1">
          <table:table-cell office:value-type="string" calcext:value-type="string">
            <text:p>upgrade_disk_models</text:p>
          </table:table-cell>
        </table:table-row>
        <table:table-row table:style-name="ro1">
          <table:table-cell office:value-type="string" calcext:value-type="string">
            <text:p>upgrade_fail_alarms</text:p>
          </table:table-cell>
        </table:table-row>
        <table:table-row table:style-name="ro1">
          <table:table-cell office:value-type="string" calcext:value-type="string">
            <text:p>upgrade_git_merge</text:p>
          </table:table-cell>
        </table:table-row>
        <table:table-row table:style-name="ro1">
          <table:table-cell office:value-type="string" calcext:value-type="string">
            <text:p>upgrade_install_clients</text:p>
          </table:table-cell>
        </table:table-row>
        <table:table-row table:style-name="ro1">
          <table:table-cell office:value-type="string" calcext:value-type="string">
            <text:p>upgrade_ironic</text:p>
          </table:table-cell>
        </table:table-row>
        <table:table-row table:style-name="ro1">
          <table:table-cell office:value-type="string" calcext:value-type="string">
            <text:p>upgrade_nova_resize_migrate</text:p>
          </table:table-cell>
        </table:table-row>
        <table:table-row table:style-name="ro1">
          <table:table-cell office:value-type="string" calcext:value-type="string">
            <text:p>upgrade_overview</text:p>
          </table:table-cell>
        </table:table-row>
        <table:table-row table:style-name="ro1">
          <table:table-cell office:value-type="string" calcext:value-type="string">
            <text:p>upgrade_patch</text:p>
          </table:table-cell>
        </table:table-row>
        <table:table-row table:style-name="ro1">
          <table:table-cell table:style-name="ce1" office:value-type="string" calcext:value-type="string">
            <text:p>upgrade_perform_upgrade</text:p>
          </table:table-cell>
        </table:table-row>
        <table:table-row table:style-name="ro1">
          <table:table-cell table:style-name="ce1" office:value-type="string" calcext:value-type="string">
            <text:p>upgrade_perform_upgrade</text:p>
          </table:table-cell>
        </table:table-row>
        <table:table-row table:style-name="ro1">
          <table:table-cell table:style-name="ce1" office:value-type="string" calcext:value-type="string">
            <text:p>upgrade_perform_upgrade</text:p>
          </table:table-cell>
        </table:table-row>
        <table:table-row table:style-name="ro1">
          <table:table-cell table:style-name="ce1" office:value-type="string" calcext:value-type="string">
            <text:p>upgrade_perform_upgrade</text:p>
          </table:table-cell>
        </table:table-row>
        <table:table-row table:style-name="ro1">
          <table:table-cell table:style-name="ce1" office:value-type="string" calcext:value-type="string">
            <text:p>upgrade_perform_upgrade</text:p>
          </table:table-cell>
        </table:table-row>
        <table:table-row table:style-name="ro1">
          <table:table-cell office:value-type="string" calcext:value-type="string">
            <text:p>upgrade_postupgrade_tasks</text:p>
          </table:table-cell>
        </table:table-row>
        <table:table-row table:style-name="ro1">
          <table:table-cell office:value-type="string" calcext:value-type="string">
            <text:p>upgrade_preupgrade_tasks</text:p>
          </table:table-cell>
        </table:table-row>
        <table:table-row table:style-name="ro1">
          <table:table-cell office:value-type="string" calcext:value-type="string">
            <text:p>upgrade_recover_rabbit</text:p>
          </table:table-cell>
        </table:table-row>
        <table:table-row table:style-name="ro1">
          <table:table-cell office:value-type="string" calcext:value-type="string">
            <text:p>upgrade_tempest</text:p>
          </table:table-cell>
        </table:table-row>
        <table:table-row table:style-name="ro1">
          <table:table-cell office:value-type="string" calcext:value-type="string">
            <text:p>upgrade_toc</text:p>
          </table:table-cell>
        </table:table-row>
        <table:table-row table:style-name="ro1">
          <table:table-cell office:value-type="string" calcext:value-type="string">
            <text:p>upload_image</text:p>
          </table:table-cell>
        </table:table-row>
        <table:table-row table:style-name="ro1">
          <table:table-cell office:value-type="string" calcext:value-type="string">
            <text:p>user_cloudadmin</text:p>
          </table:table-cell>
        </table:table-row>
        <table:table-row table:style-name="ro1">
          <table:table-cell office:value-type="string" calcext:value-type="string">
            <text:p>user_dashboard_overview</text:p>
          </table:table-cell>
        </table:table-row>
        <table:table-row table:style-name="ro1">
          <table:table-cell office:value-type="string" calcext:value-type="string">
            <text:p>user_guide</text:p>
          </table:table-cell>
        </table:table-row>
        <table:table-row table:style-name="ro1">
          <table:table-cell office:value-type="string" calcext:value-type="string">
            <text:p>user_image_upload</text:p>
          </table:table-cell>
        </table:table-row>
        <table:table-row table:style-name="ro1">
          <table:table-cell office:value-type="string" calcext:value-type="string">
            <text:p>user_nonadmin</text:p>
          </table:table-cell>
        </table:table-row>
        <table:table-row table:style-name="ro1">
          <table:table-cell office:value-type="string" calcext:value-type="string">
            <text:p>using_container_as_a_service_overview</text:p>
          </table:table-cell>
        </table:table-row>
        <table:table-row table:style-name="ro1">
          <table:table-cell office:value-type="string" calcext:value-type="string">
            <text:p>using_git</text:p>
          </table:table-cell>
        </table:table-row>
        <table:table-row table:style-name="ro1">
          <table:table-cell office:value-type="string" calcext:value-type="string">
            <text:p>UsingVPNaaS</text:p>
          </table:table-cell>
        </table:table-row>
        <table:table-row table:style-name="ro1">
          <table:table-cell office:value-type="string" calcext:value-type="string">
            <text:p>verify_block_storage</text:p>
          </table:table-cell>
        </table:table-row>
        <table:table-row table:style-name="ro1">
          <table:table-cell office:value-type="string" calcext:value-type="string">
            <text:p>verify-partition-label</text:p>
          </table:table-cell>
        </table:table-row>
        <table:table-row table:style-name="ro1">
          <table:table-cell office:value-type="string" calcext:value-type="string">
            <text:p>verify-the-filesystem-label</text:p>
          </table:table-cell>
        </table:table-row>
        <table:table-row table:style-name="ro1">
          <table:table-cell table:style-name="ce1" office:value-type="string" calcext:value-type="string">
            <text:p>VPNaaSUpgrade</text:p>
          </table:table-cell>
        </table:table-row>
        <table:table-row table:style-name="ro1">
          <table:table-cell table:style-name="ce1" office:value-type="string" calcext:value-type="string">
            <text:p>VPNaaSUpgrade</text:p>
          </table:table-cell>
        </table:table-row>
        <table:table-row table:style-name="ro1">
          <table:table-cell office:value-type="string" calcext:value-type="string">
            <text:p>VSC-on-VCP</text:p>
          </table:table-cell>
        </table:table-row>
        <table:table-row table:style-name="ro1">
          <table:table-cell office:value-type="string" calcext:value-type="string">
            <text:p>websso</text:p>
          </table:table-cell>
        </table:table-row>
        <table:table-row table:style-name="ro1">
          <table:table-cell office:value-type="string" calcext:value-type="string">
            <text:p>without_l3agent</text:p>
          </table:table-cell>
        </table:table-row>
        <table:table-row table:style-name="ro1">
          <table:table-cell office:value-type="string" calcext:value-type="string">
            <text:p>x509_certificate_auth</text:p>
          </table:table-cell>
        </table:table-row>
      </table:table>
      <table:table table:name="dedup" table:style-name="ta1">
        <table:table-column table:style-name="co1" table:default-cell-style-name="Default"/>
        <table:table-row table:style-name="ro1">
          <table:table-cell office:value-type="string" calcext:value-type="string">
            <text:p>add_compute_node</text:p>
          </table:table-cell>
        </table:table-row>
        <table:table-row table:style-name="ro1">
          <table:table-cell office:value-type="string" calcext:value-type="string">
            <text:p>add_datadisk_osd</text:p>
          </table:table-cell>
        </table:table-row>
        <table:table-row table:style-name="ro1">
          <table:table-cell office:value-type="string" calcext:value-type="string">
            <text:p>add_network_node</text:p>
          </table:table-cell>
        </table:table-row>
        <table:table-row table:style-name="ro1">
          <table:table-cell office:value-type="string" calcext:value-type="string">
            <text:p>add_osdnode</text:p>
          </table:table-cell>
        </table:table-row>
        <table:table-row table:style-name="ro1">
          <table:table-cell office:value-type="string" calcext:value-type="string">
            <text:p>add_rados_gateway</text:p>
          </table:table-cell>
        </table:table-row>
        <table:table-row table:style-name="ro1">
          <table:table-cell office:value-type="string" calcext:value-type="string">
            <text:p>add_rhel_compute</text:p>
          </table:table-cell>
        </table:table-row>
        <table:table-row table:style-name="ro1">
          <table:table-cell office:value-type="string" calcext:value-type="string">
            <text:p>add_storage_policy</text:p>
          </table:table-cell>
        </table:table-row>
        <table:table-row table:style-name="ro1">
          <table:table-cell office:value-type="string" calcext:value-type="string">
            <text:p>add_swift_disk</text:p>
          </table:table-cell>
        </table:table-row>
        <table:table-row table:style-name="ro1">
          <table:table-cell office:value-type="string" calcext:value-type="string">
            <text:p>adding_compute_nodes</text:p>
          </table:table-cell>
        </table:table-row>
        <table:table-row table:style-name="ro1">
          <table:table-cell office:value-type="string" calcext:value-type="string">
            <text:p>adding_proxy</text:p>
          </table:table-cell>
        </table:table-row>
        <table:table-row table:style-name="ro1">
          <table:table-cell office:value-type="string" calcext:value-type="string">
            <text:p>address_info_yml</text:p>
          </table:table-cell>
        </table:table-row>
        <table:table-row table:style-name="ro1">
          <table:table-cell office:value-type="string" calcext:value-type="string">
            <text:p>admin_password</text:p>
          </table:table-cell>
        </table:table-row>
        <table:table-row table:style-name="ro1">
          <table:table-cell office:value-type="string" calcext:value-type="string">
            <text:p>aggregates</text:p>
          </table:table-cell>
        </table:table-row>
        <table:table-row table:style-name="ro1">
          <table:table-cell office:value-type="string" calcext:value-type="string">
            <text:p>alarm_definitions</text:p>
          </table:table-cell>
        </table:table-row>
        <table:table-row table:style-name="ro1">
          <table:table-cell office:value-type="string" calcext:value-type="string">
            <text:p>alarm_explorer</text:p>
          </table:table-cell>
        </table:table-row>
        <table:table-row table:style-name="ro1">
          <table:table-cell office:value-type="string" calcext:value-type="string">
            <text:p>alarmdefinitions</text:p>
          </table:table-cell>
        </table:table-row>
        <table:table-row table:style-name="ro1">
          <table:table-cell office:value-type="string" calcext:value-type="string">
            <text:p>allocating-disk-drives</text:p>
          </table:table-cell>
        </table:table-row>
        <table:table-row table:style-name="ro1">
          <table:table-cell office:value-type="string" calcext:value-type="string">
            <text:p>alternative_configurations</text:p>
          </table:table-cell>
        </table:table-row>
        <table:table-row table:style-name="ro1">
          <table:table-cell office:value-type="string" calcext:value-type="string">
            <text:p>api_verification</text:p>
          </table:table-cell>
        </table:table-row>
        <table:table-row table:style-name="ro1">
          <table:table-cell office:value-type="string" calcext:value-type="string">
            <text:p>architecture</text:p>
          </table:table-cell>
        </table:table-row>
        <table:table-row table:style-name="ro1">
          <table:table-cell office:value-type="string" calcext:value-type="string">
            <text:p>arcsight</text:p>
          </table:table-cell>
        </table:table-row>
        <table:table-row table:style-name="ro1">
          <table:table-cell office:value-type="string" calcext:value-type="string">
            <text:p>audit_log_checklist</text:p>
          </table:table-cell>
        </table:table-row>
        <table:table-row table:style-name="ro1">
          <table:table-cell office:value-type="string" calcext:value-type="string">
            <text:p>backup_audit_logs</text:p>
          </table:table-cell>
        </table:table-row>
        <table:table-row table:style-name="ro1">
          <table:table-cell office:value-type="string" calcext:value-type="string">
            <text:p>barbican</text:p>
          </table:table-cell>
        </table:table-row>
        <table:table-row table:style-name="ro1">
          <table:table-cell office:value-type="string" calcext:value-type="string">
            <text:p>barbicanAdmin</text:p>
          </table:table-cell>
        </table:table-row>
        <table:table-row table:style-name="ro1">
          <table:table-cell office:value-type="string" calcext:value-type="string">
            <text:p>barbicanTroubleshooting</text:p>
          </table:table-cell>
        </table:table-row>
        <table:table-row table:style-name="ro1">
          <table:table-cell office:value-type="string" calcext:value-type="string">
            <text:p>barbicanUpgrade</text:p>
          </table:table-cell>
        </table:table-row>
        <table:table-row table:style-name="ro1">
          <table:table-cell office:value-type="string" calcext:value-type="string">
            <text:p>block_storage_alarm</text:p>
          </table:table-cell>
        </table:table-row>
        <table:table-row table:style-name="ro1">
          <table:table-cell office:value-type="string" calcext:value-type="string">
            <text:p>bu_limitations</text:p>
          </table:table-cell>
        </table:table-row>
        <table:table-row table:style-name="ro1">
          <table:table-cell office:value-type="string" calcext:value-type="string">
            <text:p>ceilo_metering_concepts_overview</text:p>
          </table:table-cell>
        </table:table-row>
        <table:table-row table:style-name="ro1">
          <table:table-cell office:value-type="string" calcext:value-type="string">
            <text:p>ceilo_metering_overview</text:p>
          </table:table-cell>
        </table:table-row>
        <table:table-row table:style-name="ro1">
          <table:table-cell office:value-type="string" calcext:value-type="string">
            <text:p>Ceilo_optimize</text:p>
          </table:table-cell>
        </table:table-row>
        <table:table-row table:style-name="ro1">
          <table:table-cell office:value-type="string" calcext:value-type="string">
            <text:p>ceilo_samples</text:p>
          </table:table-cell>
        </table:table-row>
        <table:table-row table:style-name="ro1">
          <table:table-cell office:value-type="string" calcext:value-type="string">
            <text:p>central_log_access_data</text:p>
          </table:table-cell>
        </table:table-row>
        <table:table-row table:style-name="ro1">
          <table:table-cell office:value-type="string" calcext:value-type="string">
            <text:p>central_log_concepts</text:p>
          </table:table-cell>
        </table:table-row>
        <table:table-row table:style-name="ro1">
          <table:table-cell office:value-type="string" calcext:value-type="string">
            <text:p>central_log_configure_services</text:p>
          </table:table-cell>
        </table:table-row>
        <table:table-row table:style-name="ro1">
          <table:table-cell office:value-type="string" calcext:value-type="string">
            <text:p>central_log_GS</text:p>
          </table:table-cell>
        </table:table-row>
        <table:table-row table:style-name="ro1">
          <table:table-cell office:value-type="string" calcext:value-type="string">
            <text:p>central_log_manage</text:p>
          </table:table-cell>
        </table:table-row>
        <table:table-row table:style-name="ro1">
          <table:table-cell office:value-type="string" calcext:value-type="string">
            <text:p>central_log_troubleshoot</text:p>
          </table:table-cell>
        </table:table-row>
        <table:table-row table:style-name="ro1">
          <table:table-cell office:value-type="string" calcext:value-type="string">
            <text:p>centralized_logging</text:p>
          </table:table-cell>
        </table:table-row>
        <table:table-row table:style-name="ro1">
          <table:table-cell office:value-type="string" calcext:value-type="string">
            <text:p>ceph</text:p>
          </table:table-cell>
        </table:table-row>
        <table:table-row table:style-name="ro1">
          <table:table-cell office:value-type="string" calcext:value-type="string">
            <text:p>ceph_twonetworks</text:p>
          </table:table-cell>
        </table:table-row>
        <table:table-row table:style-name="ro1">
          <table:table-cell office:value-type="string" calcext:value-type="string">
            <text:p>cert-iso</text:p>
          </table:table-cell>
        </table:table-row>
        <table:table-row table:style-name="ro1">
          <table:table-cell office:value-type="string" calcext:value-type="string">
            <text:p>cert-ramdisk</text:p>
          </table:table-cell>
        </table:table-row>
        <table:table-row table:style-name="ro1">
          <table:table-cell office:value-type="string" calcext:value-type="string">
            <text:p>change_swift_rings</text:p>
          </table:table-cell>
        </table:table-row>
        <table:table-row table:style-name="ro1">
          <table:table-cell office:value-type="string" calcext:value-type="string">
            <text:p>changelog</text:p>
          </table:table-cell>
        </table:table-row>
        <table:table-row table:style-name="ro1">
          <table:table-cell office:value-type="string" calcext:value-type="string">
            <text:p>changes_entryscale_kvm_vsa</text:p>
          </table:table-cell>
        </table:table-row>
        <table:table-row table:style-name="ro1">
          <table:table-cell office:value-type="string" calcext:value-type="string">
            <text:p>changing_swift_zone</text:p>
          </table:table-cell>
        </table:table-row>
        <table:table-row table:style-name="ro1">
          <table:table-cell office:value-type="string" calcext:value-type="string">
            <text:p>charts</text:p>
          </table:table-cell>
        </table:table-row>
        <table:table-row table:style-name="ro1">
          <table:table-cell office:value-type="string" calcext:value-type="string">
            <text:p>cloud_verification</text:p>
          </table:table-cell>
        </table:table-row>
        <table:table-row table:style-name="ro1">
          <table:table-cell office:value-type="string" calcext:value-type="string">
            <text:p>cloudadmin_gui</text:p>
          </table:table-cell>
        </table:table-row>
        <table:table-row table:style-name="ro1">
          <table:table-cell office:value-type="string" calcext:value-type="string">
            <text:p>clouddiagram_txt</text:p>
          </table:table-cell>
        </table:table-row>
        <table:table-row table:style-name="ro1">
          <table:table-cell office:value-type="string" calcext:value-type="string">
            <text:p>compute_alarm_summary</text:p>
          </table:table-cell>
        </table:table-row>
        <table:table-row table:style-name="ro1">
          <table:table-cell office:value-type="string" calcext:value-type="string">
            <text:p>compute_hosts</text:p>
          </table:table-cell>
        </table:table-row>
        <table:table-row table:style-name="ro1">
          <table:table-cell office:value-type="string" calcext:value-type="string">
            <text:p>compute_instances</text:p>
          </table:table-cell>
        </table:table-row>
        <table:table-row table:style-name="ro1">
          <table:table-cell office:value-type="string" calcext:value-type="string">
            <text:p>concept_cloud</text:p>
          </table:table-cell>
        </table:table-row>
        <table:table-row table:style-name="ro1">
          <table:table-cell office:value-type="string" calcext:value-type="string">
            <text:p>concept_configuration_data</text:p>
          </table:table-cell>
        </table:table-row>
        <table:table-row table:style-name="ro1">
          <table:table-cell office:value-type="string" calcext:value-type="string">
            <text:p>concept_controlplanes</text:p>
          </table:table-cell>
        </table:table-row>
        <table:table-row table:style-name="ro1">
          <table:table-cell office:value-type="string" calcext:value-type="string">
            <text:p>concept_controlplanes_regions</text:p>
          </table:table-cell>
        </table:table-row>
        <table:table-row table:style-name="ro1">
          <table:table-cell office:value-type="string" calcext:value-type="string">
            <text:p>concept_diskmodel</text:p>
          </table:table-cell>
        </table:table-row>
        <table:table-row table:style-name="ro1">
          <table:table-cell office:value-type="string" calcext:value-type="string">
            <text:p>concept_endpoints</text:p>
          </table:table-cell>
        </table:table-row>
        <table:table-row table:style-name="ro1">
          <table:table-cell office:value-type="string" calcext:value-type="string">
            <text:p>concept_firewallconfiguration</text:p>
          </table:table-cell>
        </table:table-row>
        <table:table-row table:style-name="ro1">
          <table:table-cell office:value-type="string" calcext:value-type="string">
            <text:p>concept_interfacemodel</text:p>
          </table:table-cell>
        </table:table-row>
        <table:table-row table:style-name="ro1">
          <table:table-cell office:value-type="string" calcext:value-type="string">
            <text:p>concept_loadbalancers</text:p>
          </table:table-cell>
        </table:table-row>
        <table:table-row table:style-name="ro1">
          <table:table-cell office:value-type="string" calcext:value-type="string">
            <text:p>concept_networkgroups</text:p>
          </table:table-cell>
        </table:table-row>
        <table:table-row table:style-name="ro1">
          <table:table-cell office:value-type="string" calcext:value-type="string">
            <text:p>concept_networking</text:p>
          </table:table-cell>
        </table:table-row>
        <table:table-row table:style-name="ro1">
          <table:table-cell office:value-type="string" calcext:value-type="string">
            <text:p>concept_networks</text:p>
          </table:table-cell>
        </table:table-row>
        <table:table-row table:style-name="ro1">
          <table:table-cell office:value-type="string" calcext:value-type="string">
            <text:p>concept_networktags</text:p>
          </table:table-cell>
        </table:table-row>
        <table:table-row table:style-name="ro1">
          <table:table-cell office:value-type="string" calcext:value-type="string">
            <text:p>concept_nicmapping</text:p>
          </table:table-cell>
        </table:table-row>
        <table:table-row table:style-name="ro1">
          <table:table-cell office:value-type="string" calcext:value-type="string">
            <text:p>concept_servergroups</text:p>
          </table:table-cell>
        </table:table-row>
        <table:table-row table:style-name="ro1">
          <table:table-cell office:value-type="string" calcext:value-type="string">
            <text:p>concept_servergroups_failurezones</text:p>
          </table:table-cell>
        </table:table-row>
        <table:table-row table:style-name="ro1">
          <table:table-cell office:value-type="string" calcext:value-type="string">
            <text:p>concept_servergroups_networks</text:p>
          </table:table-cell>
        </table:table-row>
        <table:table-row table:style-name="ro1">
          <table:table-cell office:value-type="string" calcext:value-type="string">
            <text:p>concept_serverroles</text:p>
          </table:table-cell>
        </table:table-row>
        <table:table-row table:style-name="ro1">
          <table:table-cell office:value-type="string" calcext:value-type="string">
            <text:p>concept_servers</text:p>
          </table:table-cell>
        </table:table-row>
        <table:table-row table:style-name="ro1">
          <table:table-cell office:value-type="string" calcext:value-type="string">
            <text:p>concept_services</text:p>
          </table:table-cell>
        </table:table-row>
        <table:table-row table:style-name="ro1">
          <table:table-cell office:value-type="string" calcext:value-type="string">
            <text:p>concept_virtual_machines_as_servers</text:p>
          </table:table-cell>
        </table:table-row>
        <table:table-row table:style-name="ro1">
          <table:table-cell office:value-type="string" calcext:value-type="string">
            <text:p>concepts</text:p>
          </table:table-cell>
        </table:table-row>
        <table:table-row table:style-name="ro1">
          <table:table-cell office:value-type="string" calcext:value-type="string">
            <text:p>config_3par</text:p>
          </table:table-cell>
        </table:table-row>
        <table:table-row table:style-name="ro1">
          <table:table-cell office:value-type="string" calcext:value-type="string">
            <text:p>config_availability_zones</text:p>
          </table:table-cell>
        </table:table-row>
        <table:table-row table:style-name="ro1">
          <table:table-cell office:value-type="string" calcext:value-type="string">
            <text:p>config_ceph_rgw</text:p>
          </table:table-cell>
        </table:table-row>
        <table:table-row table:style-name="ro1">
          <table:table-cell office:value-type="string" calcext:value-type="string">
            <text:p>config_vsa</text:p>
          </table:table-cell>
        </table:table-row>
        <table:table-row table:style-name="ro1">
          <table:table-cell office:value-type="string" calcext:value-type="string">
            <text:p>configneutronprovidervlans</text:p>
          </table:table-cell>
        </table:table-row>
        <table:table-row table:style-name="ro1">
          <table:table-cell office:value-type="string" calcext:value-type="string">
            <text:p>configobj_bonddata</text:p>
          </table:table-cell>
        </table:table-row>
        <table:table-row table:style-name="ro1">
          <table:table-cell office:value-type="string" calcext:value-type="string">
            <text:p>configobj_bonddataoptionslinux</text:p>
          </table:table-cell>
        </table:table-row>
        <table:table-row table:style-name="ro1">
          <table:table-cell office:value-type="string" calcext:value-type="string">
            <text:p>configobj_bonddataoptionsopenvswitch</text:p>
          </table:table-cell>
        </table:table-row>
        <table:table-row table:style-name="ro1">
          <table:table-cell office:value-type="string" calcext:value-type="string">
            <text:p>configobj_bonddataoptionswindows</text:p>
          </table:table-cell>
        </table:table-row>
        <table:table-row table:style-name="ro1">
          <table:table-cell office:value-type="string" calcext:value-type="string">
            <text:p>configobj_cloud</text:p>
          </table:table-cell>
        </table:table-row>
        <table:table-row table:style-name="ro1">
          <table:table-cell office:value-type="string" calcext:value-type="string">
            <text:p>configobj_clusters</text:p>
          </table:table-cell>
        </table:table-row>
        <table:table-row table:style-name="ro1">
          <table:table-cell office:value-type="string" calcext:value-type="string">
            <text:p>configobj_configurationdata</text:p>
          </table:table-cell>
        </table:table-row>
        <table:table-row table:style-name="ro1">
          <table:table-cell office:value-type="string" calcext:value-type="string">
            <text:p>configobj_configurationdata_ironic</text:p>
          </table:table-cell>
        </table:table-row>
        <table:table-row table:style-name="ro1">
          <table:table-cell office:value-type="string" calcext:value-type="string">
            <text:p>configobj_configurationdata_neutron</text:p>
          </table:table-cell>
        </table:table-row>
        <table:table-row table:style-name="ro1">
          <table:table-cell office:value-type="string" calcext:value-type="string">
            <text:p>configobj_configurationdata_octavia</text:p>
          </table:table-cell>
        </table:table-row>
        <table:table-row table:style-name="ro1">
          <table:table-cell office:value-type="string" calcext:value-type="string">
            <text:p>configobj_configurationdata_swift</text:p>
          </table:table-cell>
        </table:table-row>
        <table:table-row table:style-name="ro1">
          <table:table-cell office:value-type="string" calcext:value-type="string">
            <text:p>configobj_controlplane</text:p>
          </table:table-cell>
        </table:table-row>
        <table:table-row table:style-name="ro1">
          <table:table-cell office:value-type="string" calcext:value-type="string">
            <text:p>configobj_cpu_assignments</text:p>
          </table:table-cell>
        </table:table-row>
        <table:table-row table:style-name="ro1">
          <table:table-cell office:value-type="string" calcext:value-type="string">
            <text:p>configobj_cpu_components_roles</text:p>
          </table:table-cell>
        </table:table-row>
        <table:table-row table:style-name="ro1">
          <table:table-cell office:value-type="string" calcext:value-type="string">
            <text:p>configobj_cpu_sizing_vms</text:p>
          </table:table-cell>
        </table:table-row>
        <table:table-row table:style-name="ro1">
          <table:table-cell office:value-type="string" calcext:value-type="string">
            <text:p>configobj_cpu_usage</text:p>
          </table:table-cell>
        </table:table-row>
        <table:table-row table:style-name="ro1">
          <table:table-cell office:value-type="string" calcext:value-type="string">
            <text:p>configobj_cpumodels</text:p>
          </table:table-cell>
        </table:table-row>
        <table:table-row table:style-name="ro1">
          <table:table-cell office:value-type="string" calcext:value-type="string">
            <text:p>configobj_devicegroups</text:p>
          </table:table-cell>
        </table:table-row>
        <table:table-row table:style-name="ro1">
          <table:table-cell office:value-type="string" calcext:value-type="string">
            <text:p>configobj_disk_sizing_vms</text:p>
          </table:table-cell>
        </table:table-row>
        <table:table-row table:style-name="ro1">
          <table:table-cell office:value-type="string" calcext:value-type="string">
            <text:p>configobj_diskmodels</text:p>
          </table:table-cell>
        </table:table-row>
        <table:table-row table:style-name="ro1">
          <table:table-cell office:value-type="string" calcext:value-type="string">
            <text:p>configobj_dpdk_componentoptions</text:p>
          </table:table-cell>
        </table:table-row>
        <table:table-row table:style-name="ro1">
          <table:table-cell office:value-type="string" calcext:value-type="string">
            <text:p>configobj_dpdkdevices</text:p>
          </table:table-cell>
        </table:table-row>
        <table:table-row table:style-name="ro1">
          <table:table-cell office:value-type="string" calcext:value-type="string">
            <text:p>configobj_dpdkdevices_devices</text:p>
          </table:table-cell>
        </table:table-row>
        <table:table-row table:style-name="ro1">
          <table:table-cell office:value-type="string" calcext:value-type="string">
            <text:p>configobj_fcoeinterfaces</text:p>
          </table:table-cell>
        </table:table-row>
        <table:table-row table:style-name="ro1">
          <table:table-cell office:value-type="string" calcext:value-type="string">
            <text:p>configobj_firewallrules</text:p>
          </table:table-cell>
        </table:table-row>
        <table:table-row table:style-name="ro1">
          <table:table-cell office:value-type="string" calcext:value-type="string">
            <text:p>configobj_huge_pages</text:p>
          </table:table-cell>
        </table:table-row>
        <table:table-row table:style-name="ro1">
          <table:table-cell office:value-type="string" calcext:value-type="string">
            <text:p>configobj_interfacemodels</text:p>
          </table:table-cell>
        </table:table-row>
        <table:table-row table:style-name="ro1">
          <table:table-cell office:value-type="string" calcext:value-type="string">
            <text:p>configobj_lb_defs_networkgroups</text:p>
          </table:table-cell>
        </table:table-row>
        <table:table-row table:style-name="ro1">
          <table:table-cell office:value-type="string" calcext:value-type="string">
            <text:p>configobj_load_balancer_definitions</text:p>
          </table:table-cell>
        </table:table-row>
        <table:table-row table:style-name="ro1">
          <table:table-cell office:value-type="string" calcext:value-type="string">
            <text:p>configobj_load_balancers</text:p>
          </table:table-cell>
        </table:table-row>
        <table:table-row table:style-name="ro1">
          <table:table-cell office:value-type="string" calcext:value-type="string">
            <text:p>configobj_memory_sizing_vms</text:p>
          </table:table-cell>
        </table:table-row>
        <table:table-row table:style-name="ro1">
          <table:table-cell office:value-type="string" calcext:value-type="string">
            <text:p>configobj_memorymodels</text:p>
          </table:table-cell>
        </table:table-row>
        <table:table-row table:style-name="ro1">
          <table:table-cell office:value-type="string" calcext:value-type="string">
            <text:p>configobj_mtu</text:p>
          </table:table-cell>
        </table:table-row>
        <table:table-row table:style-name="ro1">
          <table:table-cell office:value-type="string" calcext:value-type="string">
            <text:p>configobj_multiple_control_planes</text:p>
          </table:table-cell>
        </table:table-row>
        <table:table-row table:style-name="ro1">
          <table:table-cell office:value-type="string" calcext:value-type="string">
            <text:p>configobj_network_interfaces</text:p>
          </table:table-cell>
        </table:table-row>
        <table:table-row table:style-name="ro1">
          <table:table-cell office:value-type="string" calcext:value-type="string">
            <text:p>configobj_network_interfaces_device</text:p>
          </table:table-cell>
        </table:table-row>
        <table:table-row table:style-name="ro1">
          <table:table-cell office:value-type="string" calcext:value-type="string">
            <text:p>configobj_networkgroups</text:p>
          </table:table-cell>
        </table:table-row>
        <table:table-row table:style-name="ro1">
          <table:table-cell office:value-type="string" calcext:value-type="string">
            <text:p>configobj_networks</text:p>
          </table:table-cell>
        </table:table-row>
        <table:table-row table:style-name="ro1">
          <table:table-cell office:value-type="string" calcext:value-type="string">
            <text:p>configobj_networktags</text:p>
          </table:table-cell>
        </table:table-row>
        <table:table-row table:style-name="ro1">
          <table:table-cell office:value-type="string" calcext:value-type="string">
            <text:p>configobj_neutron_external_networks</text:p>
          </table:table-cell>
        </table:table-row>
        <table:table-row table:style-name="ro1">
          <table:table-cell office:value-type="string" calcext:value-type="string">
            <text:p>configobj_neutron_network_tags</text:p>
          </table:table-cell>
        </table:table-row>
        <table:table-row table:style-name="ro1">
          <table:table-cell office:value-type="string" calcext:value-type="string">
            <text:p>configobj_neutron_provider_networks</text:p>
          </table:table-cell>
        </table:table-row>
        <table:table-row table:style-name="ro1">
          <table:table-cell office:value-type="string" calcext:value-type="string">
            <text:p>configobj_nicmappings</text:p>
          </table:table-cell>
        </table:table-row>
        <table:table-row table:style-name="ro1">
          <table:table-cell office:value-type="string" calcext:value-type="string">
            <text:p>configobj_nicmappings_vms</text:p>
          </table:table-cell>
        </table:table-row>
        <table:table-row table:style-name="ro1">
          <table:table-cell office:value-type="string" calcext:value-type="string">
            <text:p>configobj_regions</text:p>
          </table:table-cell>
        </table:table-row>
        <table:table-row table:style-name="ro1">
          <table:table-cell office:value-type="string" calcext:value-type="string">
            <text:p>configobj_resources</text:p>
          </table:table-cell>
        </table:table-row>
        <table:table-row table:style-name="ro1">
          <table:table-cell office:value-type="string" calcext:value-type="string">
            <text:p>configobj_rule</text:p>
          </table:table-cell>
        </table:table-row>
        <table:table-row table:style-name="ro1">
          <table:table-cell office:value-type="string" calcext:value-type="string">
            <text:p>configobj_servergroups</text:p>
          </table:table-cell>
        </table:table-row>
        <table:table-row table:style-name="ro1">
          <table:table-cell office:value-type="string" calcext:value-type="string">
            <text:p>configobj_serverroles</text:p>
          </table:table-cell>
        </table:table-row>
        <table:table-row table:style-name="ro1">
          <table:table-cell office:value-type="string" calcext:value-type="string">
            <text:p>configobj_servers</text:p>
          </table:table-cell>
        </table:table-row>
        <table:table-row table:style-name="ro1">
          <table:table-cell office:value-type="string" calcext:value-type="string">
            <text:p>configobj_volumegroups</text:p>
          </table:table-cell>
        </table:table-row>
        <table:table-row table:style-name="ro1">
          <table:table-cell office:value-type="string" calcext:value-type="string">
            <text:p>configuration-drives</text:p>
          </table:table-cell>
        </table:table-row>
        <table:table-row table:style-name="ro1">
          <table:table-cell office:value-type="string" calcext:value-type="string">
            <text:p>configurationobjects</text:p>
          </table:table-cell>
        </table:table-row>
        <table:table-row table:style-name="ro1">
          <table:table-cell office:value-type="string" calcext:value-type="string">
            <text:p>configure_compute</text:p>
          </table:table-cell>
        </table:table-row>
        <table:table-row table:style-name="ro1">
          <table:table-cell office:value-type="string" calcext:value-type="string">
            <text:p>configure_glance</text:p>
          </table:table-cell>
        </table:table-row>
        <table:table-row table:style-name="ro1">
          <table:table-cell office:value-type="string" calcext:value-type="string">
            <text:p>configure_heat</text:p>
          </table:table-cell>
        </table:table-row>
        <table:table-row table:style-name="ro1">
          <table:table-cell office:value-type="string" calcext:value-type="string">
            <text:p>configure_logging</text:p>
          </table:table-cell>
        </table:table-row>
        <table:table-row table:style-name="ro1">
          <table:table-cell office:value-type="string" calcext:value-type="string">
            <text:p>configure_logging_level</text:p>
          </table:table-cell>
        </table:table-row>
        <table:table-row table:style-name="ro1">
          <table:table-cell office:value-type="string" calcext:value-type="string">
            <text:p>configure_monitoring</text:p>
          </table:table-cell>
        </table:table-row>
        <table:table-row table:style-name="ro1">
          <table:table-cell office:value-type="string" calcext:value-type="string">
            <text:p>configureMTU</text:p>
          </table:table-cell>
        </table:table-row>
        <table:table-row table:style-name="ro1">
          <table:table-cell office:value-type="string" calcext:value-type="string">
            <text:p>control_plane_topology_yml</text:p>
          </table:table-cell>
        </table:table-row>
        <table:table-row table:style-name="ro1">
          <table:table-cell office:value-type="string" calcext:value-type="string">
            <text:p>cpinfofiles</text:p>
          </table:table-cell>
        </table:table-row>
        <table:table-row table:style-name="ro1">
          <table:table-cell office:value-type="string" calcext:value-type="string">
            <text:p>create_extnet</text:p>
          </table:table-cell>
        </table:table-row>
        <table:table-row table:style-name="ro1">
          <table:table-cell office:value-type="string" calcext:value-type="string">
            <text:p>create_keypair</text:p>
          </table:table-cell>
        </table:table-row>
        <table:table-row table:style-name="ro1">
          <table:table-cell office:value-type="string" calcext:value-type="string">
            <text:p>create_network</text:p>
          </table:table-cell>
        </table:table-row>
        <table:table-row table:style-name="ro1">
          <table:table-cell office:value-type="string" calcext:value-type="string">
            <text:p>CreateCloudAdmin</text:p>
          </table:table-cell>
        </table:table-row>
        <table:table-row table:style-name="ro1">
          <table:table-cell office:value-type="string" calcext:value-type="string">
            <text:p>CreateHARouter</text:p>
          </table:table-cell>
        </table:table-row>
        <table:table-row table:style-name="ro1">
          <table:table-cell office:value-type="string" calcext:value-type="string">
            <text:p>creating_multiple_vsa_clusters</text:p>
          </table:table-cell>
        </table:table-row>
        <table:table-row table:style-name="ro1">
          <table:table-cell office:value-type="string" calcext:value-type="string">
            <text:p>creating_voltype</text:p>
          </table:table-cell>
        </table:table-row>
        <table:table-row table:style-name="ro1">
          <table:table-cell office:value-type="string" calcext:value-type="string">
            <text:p>CS_Ops_Appliances</text:p>
          </table:table-cell>
        </table:table-row>
        <table:table-row table:style-name="ro1">
          <table:table-cell office:value-type="string" calcext:value-type="string">
            <text:p>CS_Ops_Backup_Restore</text:p>
          </table:table-cell>
        </table:table-row>
        <table:table-row table:style-name="ro1">
          <table:table-cell office:value-type="string" calcext:value-type="string">
            <text:p>CS_Ops_Blk_Str_Devices</text:p>
          </table:table-cell>
        </table:table-row>
        <table:table-row table:style-name="ro1">
          <table:table-cell office:value-type="string" calcext:value-type="string">
            <text:p>CS_OPS_block_storage_summary</text:p>
          </table:table-cell>
        </table:table-row>
        <table:table-row table:style-name="ro1">
          <table:table-cell office:value-type="string" calcext:value-type="string">
            <text:p>CS_Ops_Compute_Sum_Sum</text:p>
          </table:table-cell>
        </table:table-row>
        <table:table-row table:style-name="ro1">
          <table:table-cell office:value-type="string" calcext:value-type="string">
            <text:p>CS_Ops_Hardware</text:p>
          </table:table-cell>
        </table:table-row>
        <table:table-row table:style-name="ro1">
          <table:table-cell office:value-type="string" calcext:value-type="string">
            <text:p>CS_Ops_Hardware_baremetal</text:p>
          </table:table-cell>
        </table:table-row>
        <table:table-row table:style-name="ro1">
          <table:table-cell office:value-type="string" calcext:value-type="string">
            <text:p>CS_Ops_Integrated_Tools</text:p>
          </table:table-cell>
        </table:table-row>
        <table:table-row table:style-name="ro1">
          <table:table-cell office:value-type="string" calcext:value-type="string">
            <text:p>CS_Ops_System_Networking</text:p>
          </table:table-cell>
        </table:table-row>
        <table:table-row table:style-name="ro1">
          <table:table-cell office:value-type="string" calcext:value-type="string">
            <text:p>customizing_inputmodel</text:p>
          </table:table-cell>
        </table:table-row>
        <table:table-row table:style-name="ro1">
          <table:table-cell office:value-type="string" calcext:value-type="string">
            <text:p>d1e112</text:p>
          </table:table-cell>
        </table:table-row>
        <table:table-row table:style-name="ro1">
          <table:table-cell office:value-type="string" calcext:value-type="string">
            <text:p>d1e13</text:p>
          </table:table-cell>
        </table:table-row>
        <table:table-row table:style-name="ro1">
          <table:table-cell office:value-type="string" calcext:value-type="string">
            <text:p>d1e272</text:p>
          </table:table-cell>
        </table:table-row>
        <table:table-row table:style-name="ro1">
          <table:table-cell office:value-type="string" calcext:value-type="string">
            <text:p>d1e329</text:p>
          </table:table-cell>
        </table:table-row>
        <table:table-row table:style-name="ro1">
          <table:table-cell office:value-type="string" calcext:value-type="string">
            <text:p>d1e439</text:p>
          </table:table-cell>
        </table:table-row>
        <table:table-row table:style-name="ro1">
          <table:table-cell office:value-type="string" calcext:value-type="string">
            <text:p>d1e519</text:p>
          </table:table-cell>
        </table:table-row>
        <table:table-row table:style-name="ro1">
          <table:table-cell office:value-type="string" calcext:value-type="string">
            <text:p>d1e608</text:p>
          </table:table-cell>
        </table:table-row>
        <table:table-row table:style-name="ro1">
          <table:table-cell office:value-type="string" calcext:value-type="string">
            <text:p>d1e719</text:p>
          </table:table-cell>
        </table:table-row>
        <table:table-row table:style-name="ro1">
          <table:table-cell office:value-type="string" calcext:value-type="string">
            <text:p>d1e741</text:p>
          </table:table-cell>
        </table:table-row>
        <table:table-row table:style-name="ro1">
          <table:table-cell office:value-type="string" calcext:value-type="string">
            <text:p>d1e800</text:p>
          </table:table-cell>
        </table:table-row>
        <table:table-row table:style-name="ro1">
          <table:table-cell office:value-type="string" calcext:value-type="string">
            <text:p>d1e825</text:p>
          </table:table-cell>
        </table:table-row>
        <table:table-row table:style-name="ro1">
          <table:table-cell office:value-type="string" calcext:value-type="string">
            <text:p>d1e839</text:p>
          </table:table-cell>
        </table:table-row>
        <table:table-row table:style-name="ro1">
          <table:table-cell office:value-type="string" calcext:value-type="string">
            <text:p>d1e861</text:p>
          </table:table-cell>
        </table:table-row>
        <table:table-row table:style-name="ro1">
          <table:table-cell office:value-type="string" calcext:value-type="string">
            <text:p>d1e951</text:p>
          </table:table-cell>
        </table:table-row>
        <table:table-row table:style-name="ro1">
          <table:table-cell office:value-type="string" calcext:value-type="string">
            <text:p>dar</text:p>
          </table:table-cell>
        </table:table-row>
        <table:table-row table:style-name="ro1">
          <table:table-cell office:value-type="string" calcext:value-type="string">
            <text:p>dashboard_overview</text:p>
          </table:table-cell>
        </table:table-row>
        <table:table-row table:style-name="ro1">
          <table:table-cell office:value-type="string" calcext:value-type="string">
            <text:p>DCN_core</text:p>
          </table:table-cell>
        </table:table-row>
        <table:table-row table:style-name="ro1">
          <table:table-cell office:value-type="string" calcext:value-type="string">
            <text:p>DCN_ml2</text:p>
          </table:table-cell>
        </table:table-row>
        <table:table-row table:style-name="ro1">
          <table:table-cell office:value-type="string" calcext:value-type="string">
            <text:p>DCN_upgrades</text:p>
          </table:table-cell>
        </table:table-row>
        <table:table-row table:style-name="ro1">
          <table:table-cell office:value-type="string" calcext:value-type="string">
            <text:p>deploy-vsa-with-ao-without-ao</text:p>
          </table:table-cell>
        </table:table-row>
        <table:table-row table:style-name="ro1">
          <table:table-cell office:value-type="string" calcext:value-type="string">
            <text:p>DesignateAkamai</text:p>
          </table:table-cell>
        </table:table-row>
        <table:table-row table:style-name="ro1">
          <table:table-cell office:value-type="string" calcext:value-type="string">
            <text:p>DesignateDynECT</text:p>
          </table:table-cell>
        </table:table-row>
        <table:table-row table:style-name="ro1">
          <table:table-cell office:value-type="string" calcext:value-type="string">
            <text:p>DesignateInfoBlox</text:p>
          </table:table-cell>
        </table:table-row>
        <table:table-row table:style-name="ro1">
          <table:table-cell office:value-type="string" calcext:value-type="string">
            <text:p>DesignateInitialConfig</text:p>
          </table:table-cell>
        </table:table-row>
        <table:table-row table:style-name="ro1">
          <table:table-cell office:value-type="string" calcext:value-type="string">
            <text:p>DesignateMonitoringSupport</text:p>
          </table:table-cell>
        </table:table-row>
        <table:table-row table:style-name="ro1">
          <table:table-cell office:value-type="string" calcext:value-type="string">
            <text:p>DesignateOverview</text:p>
          </table:table-cell>
        </table:table-row>
        <table:table-row table:style-name="ro1">
          <table:table-cell office:value-type="string" calcext:value-type="string">
            <text:p>DesignateUpgrade</text:p>
          </table:table-cell>
        </table:table-row>
        <table:table-row table:style-name="ro1">
          <table:table-cell office:value-type="string" calcext:value-type="string">
            <text:p>designing_swift_zones</text:p>
          </table:table-cell>
        </table:table-row>
        <table:table-row table:style-name="ro1">
          <table:table-cell office:value-type="string" calcext:value-type="string">
            <text:p>disk</text:p>
          </table:table-cell>
        </table:table-row>
        <table:table-row table:style-name="ro1">
          <table:table-cell office:value-type="string" calcext:value-type="string">
            <text:p>DomainAdmin</text:p>
          </table:table-cell>
        </table:table-row>
        <table:table-row table:style-name="ro1">
          <table:table-cell office:value-type="string" calcext:value-type="string">
            <text:p>entryscale_ceph_multinetwork</text:p>
          </table:table-cell>
        </table:table-row>
        <table:table-row table:style-name="ro1">
          <table:table-cell office:value-type="string" calcext:value-type="string">
            <text:p>entryscale_ceph_onenetwork</text:p>
          </table:table-cell>
        </table:table-row>
        <table:table-row table:style-name="ro1">
          <table:table-cell office:value-type="string" calcext:value-type="string">
            <text:p>entryscale_ironic</text:p>
          </table:table-cell>
        </table:table-row>
        <table:table-row table:style-name="ro1">
          <table:table-cell office:value-type="string" calcext:value-type="string">
            <text:p>entryscale_ironic_multi_tenancy</text:p>
          </table:table-cell>
        </table:table-row>
        <table:table-row table:style-name="ro1">
          <table:table-cell office:value-type="string" calcext:value-type="string">
            <text:p>entryscale_kvm_ceph</text:p>
          </table:table-cell>
        </table:table-row>
        <table:table-row table:style-name="ro1">
          <table:table-cell office:value-type="string" calcext:value-type="string">
            <text:p>entryscale_kvm_dedicated</text:p>
          </table:table-cell>
        </table:table-row>
        <table:table-row table:style-name="ro1">
          <table:table-cell office:value-type="string" calcext:value-type="string">
            <text:p>entryscale_kvm_vsa</text:p>
          </table:table-cell>
        </table:table-row>
        <table:table-row table:style-name="ro1">
          <table:table-cell office:value-type="string" calcext:value-type="string">
            <text:p>entryscale_swift</text:p>
          </table:table-cell>
        </table:table-row>
        <table:table-row table:style-name="ro1">
          <table:table-cell office:value-type="string" calcext:value-type="string">
            <text:p>esx_examples</text:p>
          </table:table-cell>
        </table:table-row>
        <table:table-row table:style-name="ro1">
          <table:table-cell office:value-type="string" calcext:value-type="string">
            <text:p>esx_troubleshooting_installation</text:p>
          </table:table-cell>
        </table:table-row>
        <table:table-row table:style-name="ro1">
          <table:table-cell office:value-type="string" calcext:value-type="string">
            <text:p>eulahos30</text:p>
          </table:table-cell>
        </table:table-row>
        <table:table-row table:style-name="ro1">
          <table:table-cell office:value-type="string" calcext:value-type="string">
            <text:p>example_config_changes</text:p>
          </table:table-cell>
        </table:table-row>
        <table:table-row table:style-name="ro1">
          <table:table-cell office:value-type="string" calcext:value-type="string">
            <text:p>example_configurations</text:p>
          </table:table-cell>
        </table:table-row>
        <table:table-row table:style-name="ro1">
          <table:table-cell office:value-type="string" calcext:value-type="string">
            <text:p>example_entryscale_esx</text:p>
          </table:table-cell>
        </table:table-row>
        <table:table-row table:style-name="ro1">
          <table:table-cell office:value-type="string" calcext:value-type="string">
            <text:p>example_entryscale_esx_mml</text:p>
          </table:table-cell>
        </table:table-row>
        <table:table-row table:style-name="ro1">
          <table:table-cell office:value-type="string" calcext:value-type="string">
            <text:p>exitsing_v2_input_model</text:p>
          </table:table-cell>
        </table:table-row>
        <table:table-row table:style-name="ro1">
          <table:table-cell office:value-type="string" calcext:value-type="string">
            <text:p>explain_txt</text:p>
          </table:table-cell>
        </table:table-row>
        <table:table-row table:style-name="ro1">
          <table:table-cell office:value-type="string" calcext:value-type="string">
            <text:p>F5_BIGIP_30_install</text:p>
          </table:table-cell>
        </table:table-row>
        <table:table-row table:style-name="ro1">
          <table:table-cell office:value-type="string" calcext:value-type="string">
            <text:p>F5_BIGIP_30_verify</text:p>
          </table:table-cell>
        </table:table-row>
        <table:table-row table:style-name="ro1">
          <table:table-cell office:value-type="string" calcext:value-type="string">
            <text:p>F5_BIGIP_30Preinstall</text:p>
          </table:table-cell>
        </table:table-row>
        <table:table-row table:style-name="ro1">
          <table:table-cell office:value-type="string" calcext:value-type="string">
            <text:p>F5_BIGIP_3600</text:p>
          </table:table-cell>
        </table:table-row>
        <table:table-row table:style-name="ro1">
          <table:table-cell office:value-type="string" calcext:value-type="string">
            <text:p>FAQnew</text:p>
          </table:table-cell>
        </table:table-row>
        <table:table-row table:style-name="ro1">
          <table:table-cell office:value-type="string" calcext:value-type="string">
            <text:p>firewall_info_yml</text:p>
          </table:table-cell>
        </table:table-row>
        <table:table-row table:style-name="ro1">
          <table:table-cell office:value-type="string" calcext:value-type="string">
            <text:p>general_troubleshooting</text:p>
          </table:table-cell>
        </table:table-row>
        <table:table-row table:style-name="ro1">
          <table:table-cell office:value-type="string" calcext:value-type="string">
            <text:p>general_upgrade</text:p>
          </table:table-cell>
        </table:table-row>
        <table:table-row table:style-name="ro1">
          <table:table-cell office:value-type="string" calcext:value-type="string">
            <text:p>gettingstarted_ops</text:p>
          </table:table-cell>
        </table:table-row>
        <table:table-row table:style-name="ro1">
          <table:table-cell office:value-type="string" calcext:value-type="string">
            <text:p>hdp_servicenet</text:p>
          </table:table-cell>
        </table:table-row>
        <table:table-row table:style-name="ro1">
          <table:table-cell office:value-type="string" calcext:value-type="string">
            <text:p>header_poisoning</text:p>
          </table:table-cell>
        </table:table-row>
        <table:table-row table:style-name="ro1">
          <table:table-cell office:value-type="string" calcext:value-type="string">
            <text:p>horizonTimeout</text:p>
          </table:table-cell>
        </table:table-row>
        <table:table-row table:style-name="ro1">
          <table:table-cell office:value-type="string" calcext:value-type="string">
            <text:p>HOS4MitakaFeatures</text:p>
          </table:table-cell>
        </table:table-row>
        <table:table-row table:style-name="ro1">
          <table:table-cell office:value-type="string" calcext:value-type="string">
            <text:p>HP2.0FWaaS</text:p>
          </table:table-cell>
        </table:table-row>
        <table:table-row table:style-name="ro1">
          <table:table-cell office:value-type="string" calcext:value-type="string">
            <text:p>HP2.0LBaaS</text:p>
          </table:table-cell>
        </table:table-row>
        <table:table-row table:style-name="ro1">
          <table:table-cell office:value-type="string" calcext:value-type="string">
            <text:p>HP2.0LBaaSAdmin</text:p>
          </table:table-cell>
        </table:table-row>
        <table:table-row table:style-name="ro1">
          <table:table-cell office:value-type="string" calcext:value-type="string">
            <text:p>HP3.0HA</text:p>
          </table:table-cell>
        </table:table-row>
        <table:table-row table:style-name="ro1">
          <table:table-cell office:value-type="string" calcext:value-type="string">
            <text:p>html_representation</text:p>
          </table:table-cell>
        </table:table-row>
        <table:table-row table:style-name="ro1">
          <table:table-cell office:value-type="string" calcext:value-type="string">
            <text:p>increase_timeout</text:p>
          </table:table-cell>
        </table:table-row>
        <table:table-row table:style-name="ro1">
          <table:table-cell office:value-type="string" calcext:value-type="string">
            <text:p>input_model</text:p>
          </table:table-cell>
        </table:table-row>
        <table:table-row table:style-name="ro1">
          <table:table-cell office:value-type="string" calcext:value-type="string">
            <text:p>input_model_changes40</text:p>
          </table:table-cell>
        </table:table-row>
        <table:table-row table:style-name="ro1">
          <table:table-cell office:value-type="string" calcext:value-type="string">
            <text:p>input_model_introduction</text:p>
          </table:table-cell>
        </table:table-row>
        <table:table-row table:style-name="ro1">
          <table:table-cell office:value-type="string" calcext:value-type="string">
            <text:p>install_boot_from_san</text:p>
          </table:table-cell>
        </table:table-row>
        <table:table-row table:style-name="ro1">
          <table:table-cell office:value-type="string" calcext:value-type="string">
            <text:p>install_cli</text:p>
          </table:table-cell>
        </table:table-row>
        <table:table-row table:style-name="ro1">
          <table:table-cell office:value-type="string" calcext:value-type="string">
            <text:p>install_entryscale_kvm_overview</text:p>
          </table:table-cell>
        </table:table-row>
        <table:table-row table:style-name="ro1">
          <table:table-cell table:style-name="ce1" office:value-type="string" calcext:value-type="string">
            <text:p>install_esx</text:p>
          </table:table-cell>
        </table:table-row>
        <table:table-row table:style-name="ro1">
          <table:table-cell office:value-type="string" calcext:value-type="string">
            <text:p>install_esx_overview</text:p>
          </table:table-cell>
        </table:table-row>
        <table:table-row table:style-name="ro1">
          <table:table-cell office:value-type="string" calcext:value-type="string">
            <text:p>install_gui</text:p>
          </table:table-cell>
        </table:table-row>
        <table:table-row table:style-name="ro1">
          <table:table-cell office:value-type="string" calcext:value-type="string">
            <text:p>install_ironic_overview</text:p>
          </table:table-cell>
        </table:table-row>
        <table:table-row table:style-name="ro1">
          <table:table-cell office:value-type="string" calcext:value-type="string">
            <text:p>install_kvm</text:p>
          </table:table-cell>
        </table:table-row>
        <table:table-row table:style-name="ro1">
          <table:table-cell office:value-type="string" calcext:value-type="string">
            <text:p>install_overview</text:p>
          </table:table-cell>
        </table:table-row>
        <table:table-row table:style-name="ro1">
          <table:table-cell office:value-type="string" calcext:value-type="string">
            <text:p>install_rhel</text:p>
          </table:table-cell>
        </table:table-row>
        <table:table-row table:style-name="ro1">
          <table:table-cell office:value-type="string" calcext:value-type="string">
            <text:p>install_rhel_ceph</text:p>
          </table:table-cell>
        </table:table-row>
        <table:table-row table:style-name="ro1">
          <table:table-cell office:value-type="string" calcext:value-type="string">
            <text:p>install_rhel_compute</text:p>
          </table:table-cell>
        </table:table-row>
        <table:table-row table:style-name="ro1">
          <table:table-cell office:value-type="string" calcext:value-type="string">
            <text:p>install_rhel_uefi</text:p>
          </table:table-cell>
        </table:table-row>
        <table:table-row table:style-name="ro1">
          <table:table-cell office:value-type="string" calcext:value-type="string">
            <text:p>install_swift</text:p>
          </table:table-cell>
        </table:table-row>
        <table:table-row table:style-name="ro1">
          <table:table-cell office:value-type="string" calcext:value-type="string">
            <text:p>install_swift_overview</text:p>
          </table:table-cell>
        </table:table-row>
        <table:table-row table:style-name="ro1">
          <table:table-cell office:value-type="string" calcext:value-type="string">
            <text:p>install_verification</text:p>
          </table:table-cell>
        </table:table-row>
        <table:table-row table:style-name="ro1">
          <table:table-cell office:value-type="string" calcext:value-type="string">
            <text:p>installesx</text:p>
          </table:table-cell>
        </table:table-row>
        <table:table-row table:style-name="ro1">
          <table:table-cell office:value-type="string" calcext:value-type="string">
            <text:p>Integrating_Kibana_with_Splunk</text:p>
          </table:table-cell>
        </table:table-row>
        <table:table-row table:style-name="ro1">
          <table:table-cell office:value-type="string" calcext:value-type="string">
            <text:p>integrations</text:p>
          </table:table-cell>
        </table:table-row>
        <table:table-row table:style-name="ro1">
          <table:table-cell office:value-type="string" calcext:value-type="string">
            <text:p>ipam</text:p>
          </table:table-cell>
        </table:table-row>
        <table:table-row table:style-name="ro1">
          <table:table-cell office:value-type="string" calcext:value-type="string">
            <text:p>ironic_audit_support</text:p>
          </table:table-cell>
        </table:table-row>
        <table:table-row table:style-name="ro1">
          <table:table-cell office:value-type="string" calcext:value-type="string">
            <text:p>ironic_configuration</text:p>
          </table:table-cell>
        </table:table-row>
        <table:table-row table:style-name="ro1">
          <table:table-cell office:value-type="string" calcext:value-type="string">
            <text:p>ironic_examples</text:p>
          </table:table-cell>
        </table:table-row>
        <table:table-row table:style-name="ro1">
          <table:table-cell office:value-type="string" calcext:value-type="string">
            <text:p>ironic_multi_control_plane</text:p>
          </table:table-cell>
        </table:table-row>
        <table:table-row table:style-name="ro1">
          <table:table-cell office:value-type="string" calcext:value-type="string">
            <text:p>ironic_oneview</text:p>
          </table:table-cell>
        </table:table-row>
        <table:table-row table:style-name="ro1">
          <table:table-cell office:value-type="string" calcext:value-type="string">
            <text:p>ironic_raid_config</text:p>
          </table:table-cell>
        </table:table-row>
        <table:table-row table:style-name="ro1">
          <table:table-cell office:value-type="string" calcext:value-type="string">
            <text:p>ironic-node-cleaning</text:p>
          </table:table-cell>
        </table:table-row>
        <table:table-row table:style-name="ro1">
          <table:table-cell office:value-type="string" calcext:value-type="string">
            <text:p>ironic-node-config</text:p>
          </table:table-cell>
        </table:table-row>
        <table:table-row table:style-name="ro1">
          <table:table-cell office:value-type="string" calcext:value-type="string">
            <text:p>ironic-system-details</text:p>
          </table:table-cell>
        </table:table-row>
        <table:table-row table:style-name="ro1">
          <table:table-cell office:value-type="string" calcext:value-type="string">
            <text:p>ironic-toubleshooting</text:p>
          </table:table-cell>
        </table:table-row>
        <table:table-row table:style-name="ro1">
          <table:table-cell office:value-type="string" calcext:value-type="string">
            <text:p>k2kfed</text:p>
          </table:table-cell>
        </table:table-row>
        <table:table-row table:style-name="ro1">
          <table:table-cell office:value-type="string" calcext:value-type="string">
            <text:p>keystone_benchmarking</text:p>
          </table:table-cell>
        </table:table-row>
        <table:table-row table:style-name="ro1">
          <table:table-cell office:value-type="string" calcext:value-type="string">
            <text:p>kvm_examples</text:p>
          </table:table-cell>
        </table:table-row>
        <table:table-row table:style-name="ro1">
          <table:table-cell office:value-type="string" calcext:value-type="string">
            <text:p>l2gateway</text:p>
          </table:table-cell>
        </table:table-row>
        <table:table-row table:style-name="ro1">
          <table:table-cell office:value-type="string" calcext:value-type="string">
            <text:p>lbaas_dashboard</text:p>
          </table:table-cell>
        </table:table-row>
        <table:table-row table:style-name="ro1">
          <table:table-cell office:value-type="string" calcext:value-type="string">
            <text:p>LBaaSHeat</text:p>
          </table:table-cell>
        </table:table-row>
        <table:table-row table:style-name="ro1">
          <table:table-cell office:value-type="string" calcext:value-type="string">
            <text:p>LDAP_Integration</text:p>
          </table:table-cell>
        </table:table-row>
        <table:table-row table:style-name="ro1">
          <table:table-cell office:value-type="string" calcext:value-type="string">
            <text:p>liveInstMigration</text:p>
          </table:table-cell>
        </table:table-row>
        <table:table-row table:style-name="ro1">
          <table:table-cell office:value-type="string" calcext:value-type="string">
            <text:p>localizing_inputmodel</text:p>
          </table:table-cell>
        </table:table-row>
        <table:table-row table:style-name="ro1">
          <table:table-cell office:value-type="string" calcext:value-type="string">
            <text:p>log_management_integration</text:p>
          </table:table-cell>
        </table:table-row>
        <table:table-row table:style-name="ro1">
          <table:table-cell office:value-type="string" calcext:value-type="string">
            <text:p>logging</text:p>
          </table:table-cell>
        </table:table-row>
        <table:table-row table:style-name="ro1">
          <table:table-cell office:value-type="string" calcext:value-type="string">
            <text:p>manage_compute_instances</text:p>
          </table:table-cell>
        </table:table-row>
        <table:table-row table:style-name="ro1">
          <table:table-cell office:value-type="string" calcext:value-type="string">
            <text:p>manage_note_methods</text:p>
          </table:table-cell>
        </table:table-row>
        <table:table-row table:style-name="ro1">
          <table:table-cell office:value-type="string" calcext:value-type="string">
            <text:p>manage_swift_perf</text:p>
          </table:table-cell>
        </table:table-row>
        <table:table-row table:style-name="ro1">
          <table:table-cell office:value-type="string" calcext:value-type="string">
            <text:p>Metering_NewFunctions</text:p>
          </table:table-cell>
        </table:table-row>
        <table:table-row table:style-name="ro1">
          <table:table-cell office:value-type="string" calcext:value-type="string">
            <text:p>midscale_kvm_vsa</text:p>
          </table:table-cell>
        </table:table-row>
        <table:table-row table:style-name="ro1">
          <table:table-cell office:value-type="string" calcext:value-type="string">
            <text:p>min_hardware</text:p>
          </table:table-cell>
        </table:table-row>
        <table:table-row table:style-name="ro1">
          <table:table-cell office:value-type="string" calcext:value-type="string">
            <text:p>min_part_hours</text:p>
          </table:table-cell>
        </table:table-row>
        <table:table-row table:style-name="ro1">
          <table:table-cell office:value-type="string" calcext:value-type="string">
            <text:p>modify_entryscale_kvm_vsa</text:p>
          </table:table-cell>
        </table:table-row>
        <table:table-row table:style-name="ro1">
          <table:table-cell office:value-type="string" calcext:value-type="string">
            <text:p>modify_input_model</text:p>
          </table:table-cell>
        </table:table-row>
        <table:table-row table:style-name="ro1">
          <table:table-cell office:value-type="string" calcext:value-type="string">
            <text:p>mon</text:p>
          </table:table-cell>
        </table:table-row>
        <table:table-row table:style-name="ro1">
          <table:table-cell office:value-type="string" calcext:value-type="string">
            <text:p>monitoring_logging_usage_reporting</text:p>
          </table:table-cell>
        </table:table-row>
        <table:table-row table:style-name="ro1">
          <table:table-cell office:value-type="string" calcext:value-type="string">
            <text:p>multipath_boot_from_san</text:p>
          </table:table-cell>
        </table:table-row>
        <table:table-row table:style-name="ro1">
          <table:table-cell office:value-type="string" calcext:value-type="string">
            <text:p>my_dashboard_overview</text:p>
          </table:table-cell>
        </table:table-row>
        <table:table-row table:style-name="ro1">
          <table:table-cell office:value-type="string" calcext:value-type="string">
            <text:p>namegeneration</text:p>
          </table:table-cell>
        </table:table-row>
        <table:table-row table:style-name="ro1">
          <table:table-cell office:value-type="string" calcext:value-type="string">
            <text:p>net_info_yml</text:p>
          </table:table-cell>
        </table:table-row>
        <table:table-row table:style-name="ro1">
          <table:table-cell office:value-type="string" calcext:value-type="string">
            <text:p>network_topology_yml</text:p>
          </table:table-cell>
        </table:table-row>
        <table:table-row table:style-name="ro1">
          <table:table-cell office:value-type="string" calcext:value-type="string">
            <text:p>networking_alarm_summary</text:p>
          </table:table-cell>
        </table:table-row>
        <table:table-row table:style-name="ro1">
          <table:table-cell office:value-type="string" calcext:value-type="string">
            <text:p>networkroutevalidation</text:p>
          </table:table-cell>
        </table:table-row>
        <table:table-row table:style-name="ro1">
          <table:table-cell office:value-type="string" calcext:value-type="string">
            <text:p>neutron_configuration_data</text:p>
          </table:table-cell>
        </table:table-row>
        <table:table-row table:style-name="ro1">
          <table:table-cell office:value-type="string" calcext:value-type="string">
            <text:p>neutron_overview</text:p>
          </table:table-cell>
        </table:table-row>
        <table:table-row table:style-name="ro1">
          <table:table-cell office:value-type="string" calcext:value-type="string">
            <text:p>neutron_provider_networks</text:p>
          </table:table-cell>
        </table:table-row>
        <table:table-row table:style-name="ro1">
          <table:table-cell office:value-type="string" calcext:value-type="string">
            <text:p>neutron_rbac</text:p>
          </table:table-cell>
        </table:table-row>
        <table:table-row table:style-name="ro1">
          <table:table-cell office:value-type="string" calcext:value-type="string">
            <text:p>notification_methods</text:p>
          </table:table-cell>
        </table:table-row>
        <table:table-row table:style-name="ro1">
          <table:table-cell office:value-type="string" calcext:value-type="string">
            <text:p>notifications</text:p>
          </table:table-cell>
        </table:table-row>
        <table:table-row table:style-name="ro1">
          <table:table-cell office:value-type="string" calcext:value-type="string">
            <text:p>objectstorage_overview</text:p>
          </table:table-cell>
        </table:table-row>
        <table:table-row table:style-name="ro1">
          <table:table-cell office:value-type="string" calcext:value-type="string">
            <text:p>OctaviaAdmin</text:p>
          </table:table-cell>
        </table:table-row>
        <table:table-row table:style-name="ro1">
          <table:table-cell office:value-type="string" calcext:value-type="string">
            <text:p>operations</text:p>
          </table:table-cell>
        </table:table-row>
        <table:table-row table:style-name="ro1">
          <table:table-cell office:value-type="string" calcext:value-type="string">
            <text:p>ops_cinder</text:p>
          </table:table-cell>
        </table:table-row>
        <table:table-row table:style-name="ro1">
          <table:table-cell office:value-type="string" calcext:value-type="string">
            <text:p>ops_dashboard_overview</text:p>
          </table:table-cell>
        </table:table-row>
        <table:table-row table:style-name="ro1">
          <table:table-cell office:value-type="string" calcext:value-type="string">
            <text:p>ops_managing_blockstorage</text:p>
          </table:table-cell>
        </table:table-row>
        <table:table-row table:style-name="ro1">
          <table:table-cell office:value-type="string" calcext:value-type="string">
            <text:p>ops_managing_blockstorage_ceph</text:p>
          </table:table-cell>
        </table:table-row>
        <table:table-row table:style-name="ro1">
          <table:table-cell office:value-type="string" calcext:value-type="string">
            <text:p>ops_managing_blockstorage_cinder</text:p>
          </table:table-cell>
        </table:table-row>
        <table:table-row table:style-name="ro1">
          <table:table-cell office:value-type="string" calcext:value-type="string">
            <text:p>ops_managing_compute</text:p>
          </table:table-cell>
        </table:table-row>
        <table:table-row table:style-name="ro1">
          <table:table-cell office:value-type="string" calcext:value-type="string">
            <text:p>ops_managing_dashboards</text:p>
          </table:table-cell>
        </table:table-row>
        <table:table-row table:style-name="ro1">
          <table:table-cell office:value-type="string" calcext:value-type="string">
            <text:p>ops_managing_esx</text:p>
          </table:table-cell>
        </table:table-row>
        <table:table-row table:style-name="ro1">
          <table:table-cell office:value-type="string" calcext:value-type="string">
            <text:p>ops_managing_identity</text:p>
          </table:table-cell>
        </table:table-row>
        <table:table-row table:style-name="ro1">
          <table:table-cell office:value-type="string" calcext:value-type="string">
            <text:p>ops_managing_objectstorage</text:p>
          </table:table-cell>
        </table:table-row>
        <table:table-row table:style-name="ro1">
          <table:table-cell office:value-type="string" calcext:value-type="string">
            <text:p>ops_managing_objectstorage_swuft</text:p>
          </table:table-cell>
        </table:table-row>
        <table:table-row table:style-name="ro1">
          <table:table-cell office:value-type="string" calcext:value-type="string">
            <text:p>ops_managing_orchestration</text:p>
          </table:table-cell>
        </table:table-row>
        <table:table-row table:style-name="ro1">
          <table:table-cell office:value-type="string" calcext:value-type="string">
            <text:p>ops_swift</text:p>
          </table:table-cell>
        </table:table-row>
        <table:table-row table:style-name="ro1">
          <table:table-cell office:value-type="string" calcext:value-type="string">
            <text:p>opsconsole</text:p>
          </table:table-cell>
        </table:table-row>
        <table:table-row table:style-name="ro1">
          <table:table-cell office:value-type="string" calcext:value-type="string">
            <text:p>othertopics</text:p>
          </table:table-cell>
        </table:table-row>
        <table:table-row table:style-name="ro1">
          <table:table-cell office:value-type="string" calcext:value-type="string">
            <text:p>ovsvapp_monitoring</text:p>
          </table:table-cell>
        </table:table-row>
        <table:table-row table:style-name="ro1">
          <table:table-cell office:value-type="string" calcext:value-type="string">
            <text:p>passthrough</text:p>
          </table:table-cell>
        </table:table-row>
        <table:table-row table:style-name="ro1">
          <table:table-cell office:value-type="string" calcext:value-type="string">
            <text:p>password_change_yml</text:p>
          </table:table-cell>
        </table:table-row>
        <table:table-row table:style-name="ro1">
          <table:table-cell office:value-type="string" calcext:value-type="string">
            <text:p>password_encryption</text:p>
          </table:table-cell>
        </table:table-row>
        <table:table-row table:style-name="ro1">
          <table:table-cell office:value-type="string" calcext:value-type="string">
            <text:p>pdf21</text:p>
          </table:table-cell>
        </table:table-row>
        <table:table-row table:style-name="ro1">
          <table:table-cell office:value-type="string" calcext:value-type="string">
            <text:p>persisteddata</text:p>
          </table:table-cell>
        </table:table-row>
        <table:table-row table:style-name="ro1">
          <table:table-cell office:value-type="string" calcext:value-type="string">
            <text:p>planingAndPreInstall</text:p>
          </table:table-cell>
        </table:table-row>
        <table:table-row table:style-name="ro1">
          <table:table-cell office:value-type="string" calcext:value-type="string">
            <text:p>planning_index</text:p>
          </table:table-cell>
        </table:table-row>
        <table:table-row table:style-name="ro1">
          <table:table-cell office:value-type="string" calcext:value-type="string">
            <text:p>post_install_overview</text:p>
          </table:table-cell>
        </table:table-row>
        <table:table-row table:style-name="ro1">
          <table:table-cell office:value-type="string" calcext:value-type="string">
            <text:p>postinstall_checklist</text:p>
          </table:table-cell>
        </table:table-row>
        <table:table-row table:style-name="ro1">
          <table:table-cell office:value-type="string" calcext:value-type="string">
            <text:p>preinstall_checklist</text:p>
          </table:table-cell>
        </table:table-row>
        <table:table-row table:style-name="ro1">
          <table:table-cell office:value-type="string" calcext:value-type="string">
            <text:p>preinstall_overview</text:p>
          </table:table-cell>
        </table:table-row>
        <table:table-row table:style-name="ro1">
          <table:table-cell office:value-type="string" calcext:value-type="string">
            <text:p>private_data_metadata_yml</text:p>
          </table:table-cell>
        </table:table-row>
        <table:table-row table:style-name="ro1">
          <table:table-cell office:value-type="string" calcext:value-type="string">
            <text:p>provisioning_rhel</text:p>
          </table:table-cell>
        </table:table-row>
        <table:table-row table:style-name="ro1">
          <table:table-cell office:value-type="string" calcext:value-type="string">
            <text:p>qemu_save_folder_move</text:p>
          </table:table-cell>
        </table:table-row>
        <table:table-row table:style-name="ro1">
          <table:table-cell office:value-type="string" calcext:value-type="string">
            <text:p>Quickstart_Guide</text:p>
          </table:table-cell>
        </table:table-row>
        <table:table-row table:style-name="ro1">
          <table:table-cell office:value-type="string" calcext:value-type="string">
            <text:p>rados</text:p>
          </table:table-cell>
        </table:table-row>
        <table:table-row table:style-name="ro1">
          <table:table-cell office:value-type="string" calcext:value-type="string">
            <text:p>rebootNodes</text:p>
          </table:table-cell>
        </table:table-row>
        <table:table-row table:style-name="ro1">
          <table:table-cell table:style-name="ce1" office:value-type="string" calcext:value-type="string">
            <text:p>rec_min</text:p>
          </table:table-cell>
        </table:table-row>
        <table:table-row table:style-name="ro1">
          <table:table-cell office:value-type="string" calcext:value-type="string">
            <text:p>reconfig_metering</text:p>
          </table:table-cell>
        </table:table-row>
        <table:table-row table:style-name="ro1">
          <table:table-cell office:value-type="string" calcext:value-type="string">
            <text:p>recover_computenode</text:p>
          </table:table-cell>
        </table:table-row>
        <table:table-row table:style-name="ro1">
          <table:table-cell office:value-type="string" calcext:value-type="string">
            <text:p>recover_downed_cluster</text:p>
          </table:table-cell>
        </table:table-row>
        <table:table-row table:style-name="ro1">
          <table:table-cell office:value-type="string" calcext:value-type="string">
            <text:p>recover_swiftnode</text:p>
          </table:table-cell>
        </table:table-row>
        <table:table-row table:style-name="ro1">
          <table:table-cell office:value-type="string" calcext:value-type="string">
            <text:p>recover_vertica</text:p>
          </table:table-cell>
        </table:table-row>
        <table:table-row table:style-name="ro1">
          <table:table-cell office:value-type="string" calcext:value-type="string">
            <text:p>recovering_controller_nodes</text:p>
          </table:table-cell>
        </table:table-row>
        <table:table-row table:style-name="ro1">
          <table:table-cell office:value-type="string" calcext:value-type="string">
            <text:p>region_topology_yml</text:p>
          </table:table-cell>
        </table:table-row>
        <table:table-row table:style-name="ro1">
          <table:table-cell office:value-type="string" calcext:value-type="string">
            <text:p>release-notes-50</text:p>
          </table:table-cell>
        </table:table-row>
        <table:table-row table:style-name="ro1">
          <table:table-cell office:value-type="string" calcext:value-type="string">
            <text:p>remove_compute_node</text:p>
          </table:table-cell>
        </table:table-row>
        <table:table-row table:style-name="ro1">
          <table:table-cell office:value-type="string" calcext:value-type="string">
            <text:p>remove_datadisk_osd</text:p>
          </table:table-cell>
        </table:table-row>
        <table:table-row table:style-name="ro1">
          <table:table-cell office:value-type="string" calcext:value-type="string">
            <text:p>remove_monitor_node</text:p>
          </table:table-cell>
        </table:table-row>
        <table:table-row table:style-name="ro1">
          <table:table-cell office:value-type="string" calcext:value-type="string">
            <text:p>remove_osd_node</text:p>
          </table:table-cell>
        </table:table-row>
        <table:table-row table:style-name="ro1">
          <table:table-cell office:value-type="string" calcext:value-type="string">
            <text:p>remove_rgw_node</text:p>
          </table:table-cell>
        </table:table-row>
        <table:table-row table:style-name="ro1">
          <table:table-cell office:value-type="string" calcext:value-type="string">
            <text:p>remove_swift_node</text:p>
          </table:table-cell>
        </table:table-row>
        <table:table-row table:style-name="ro1">
          <table:table-cell office:value-type="string" calcext:value-type="string">
            <text:p>remove_vsa</text:p>
          </table:table-cell>
        </table:table-row>
        <table:table-row table:style-name="ro1">
          <table:table-cell office:value-type="string" calcext:value-type="string">
            <text:p>replace_monitor_node</text:p>
          </table:table-cell>
        </table:table-row>
        <table:table-row table:style-name="ro1">
          <table:table-cell office:value-type="string" calcext:value-type="string">
            <text:p>replace_osd_node</text:p>
          </table:table-cell>
        </table:table-row>
        <table:table-row table:style-name="ro1">
          <table:table-cell office:value-type="string" calcext:value-type="string">
            <text:p>replace_swift_node</text:p>
          </table:table-cell>
        </table:table-row>
        <table:table-row table:style-name="ro1">
          <table:table-cell office:value-type="string" calcext:value-type="string">
            <text:p>replacing_controller</text:p>
          </table:table-cell>
        </table:table-row>
        <table:table-row table:style-name="ro1">
          <table:table-cell office:value-type="string" calcext:value-type="string">
            <text:p>replacing_disks</text:p>
          </table:table-cell>
        </table:table-row>
        <table:table-row table:style-name="ro1">
          <table:table-cell office:value-type="string" calcext:value-type="string">
            <text:p>replacing_os_disks</text:p>
          </table:table-cell>
        </table:table-row>
        <table:table-row table:style-name="ro1">
          <table:table-cell office:value-type="string" calcext:value-type="string">
            <text:p>replacing_osd_journal_disks</text:p>
          </table:table-cell>
        </table:table-row>
        <table:table-row table:style-name="ro1">
          <table:table-cell office:value-type="string" calcext:value-type="string">
            <text:p>restart_ceph</text:p>
          </table:table-cell>
        </table:table-row>
        <table:table-row table:style-name="ro1">
          <table:table-cell office:value-type="string" calcext:value-type="string">
            <text:p>restart_ceph_rados</text:p>
          </table:table-cell>
        </table:table-row>
        <table:table-row table:style-name="ro1">
          <table:table-cell office:value-type="string" calcext:value-type="string">
            <text:p>rhel_compute_model</text:p>
          </table:table-cell>
        </table:table-row>
        <table:table-row table:style-name="ro1">
          <table:table-cell office:value-type="string" calcext:value-type="string">
            <text:p>rhel_overview</text:p>
          </table:table-cell>
        </table:table-row>
        <table:table-row table:style-name="ro1">
          <table:table-cell office:value-type="string" calcext:value-type="string">
            <text:p>rhel_preinstall</text:p>
          </table:table-cell>
        </table:table-row>
        <table:table-row table:style-name="ro1">
          <table:table-cell office:value-type="string" calcext:value-type="string">
            <text:p>rhel_support</text:p>
          </table:table-cell>
        </table:table-row>
        <table:table-row table:style-name="ro1">
          <table:table-cell office:value-type="string" calcext:value-type="string">
            <text:p>rhel_toc</text:p>
          </table:table-cell>
        </table:table-row>
        <table:table-row table:style-name="ro1">
          <table:table-cell office:value-type="string" calcext:value-type="string">
            <text:p>ring-specification</text:p>
          </table:table-cell>
        </table:table-row>
        <table:table-row table:style-name="ro1">
          <table:table-cell office:value-type="string" calcext:value-type="string">
            <text:p>roleSegregation</text:p>
          </table:table-cell>
        </table:table-row>
        <table:table-row table:style-name="ro1">
          <table:table-cell office:value-type="string" calcext:value-type="string">
            <text:p>route_info_yml</text:p>
          </table:table-cell>
        </table:table-row>
        <table:table-row table:style-name="ro1">
          <table:table-cell office:value-type="string" calcext:value-type="string">
            <text:p>security_overview</text:p>
          </table:table-cell>
        </table:table-row>
        <table:table-row table:style-name="ro1">
          <table:table-cell office:value-type="string" calcext:value-type="string">
            <text:p>server_info_yml</text:p>
          </table:table-cell>
        </table:table-row>
        <table:table-row table:style-name="ro1">
          <table:table-cell office:value-type="string" calcext:value-type="string">
            <text:p>serverallocation</text:p>
          </table:table-cell>
        </table:table-row>
        <table:table-row table:style-name="ro1">
          <table:table-cell office:value-type="string" calcext:value-type="string">
            <text:p>servernetworkselection</text:p>
          </table:table-cell>
        </table:table-row>
        <table:table-row table:style-name="ro1">
          <table:table-cell office:value-type="string" calcext:value-type="string">
            <text:p>service_info_yml</text:p>
          </table:table-cell>
        </table:table-row>
        <table:table-row table:style-name="ro1">
          <table:table-cell office:value-type="string" calcext:value-type="string">
            <text:p>service_topology_yml</text:p>
          </table:table-cell>
        </table:table-row>
        <table:table-row table:style-name="ro1">
          <table:table-cell office:value-type="string" calcext:value-type="string">
            <text:p>serviceConfig</text:p>
          </table:table-cell>
        </table:table-row>
        <table:table-row table:style-name="ro1">
          <table:table-cell office:value-type="string" calcext:value-type="string">
            <text:p>servicePasswords</text:p>
          </table:table-cell>
        </table:table-row>
        <table:table-row table:style-name="ro1">
          <table:table-cell office:value-type="string" calcext:value-type="string">
            <text:p>services_components</text:p>
          </table:table-cell>
        </table:table-row>
        <table:table-row table:style-name="ro1">
          <table:table-cell office:value-type="string" calcext:value-type="string">
            <text:p>sles_compute_model</text:p>
          </table:table-cell>
        </table:table-row>
        <table:table-row table:style-name="ro1">
          <table:table-cell office:value-type="string" calcext:value-type="string">
            <text:p>sosreport</text:p>
          </table:table-cell>
        </table:table-row>
        <table:table-row table:style-name="ro1">
          <table:table-cell office:value-type="string" calcext:value-type="string">
            <text:p>splunk_integration</text:p>
          </table:table-cell>
        </table:table-row>
        <table:table-row table:style-name="ro1">
          <table:table-cell office:value-type="string" calcext:value-type="string">
            <text:p>standalone_deployer</text:p>
          </table:table-cell>
        </table:table-row>
        <table:table-row table:style-name="ro1">
          <table:table-cell office:value-type="string" calcext:value-type="string">
            <text:p>standalonedeployer</text:p>
          </table:table-cell>
        </table:table-row>
        <table:table-row table:style-name="ro1">
          <table:table-cell office:value-type="string" calcext:value-type="string">
            <text:p>stop_restart</text:p>
          </table:table-cell>
        </table:table-row>
        <table:table-row table:style-name="ro1">
          <table:table-cell office:value-type="string" calcext:value-type="string">
            <text:p>stopStartSvcs</text:p>
          </table:table-cell>
        </table:table-row>
        <table:table-row table:style-name="ro1">
          <table:table-cell office:value-type="string" calcext:value-type="string">
            <text:p>storage_maintenance</text:p>
          </table:table-cell>
        </table:table-row>
        <table:table-row table:style-name="ro1">
          <table:table-cell office:value-type="string" calcext:value-type="string">
            <text:p>swift_ansible_playbooks</text:p>
          </table:table-cell>
        </table:table-row>
        <table:table-row table:style-name="ro1">
          <table:table-cell office:value-type="string" calcext:value-type="string">
            <text:p>swift_examples</text:p>
          </table:table-cell>
        </table:table-row>
        <table:table-row table:style-name="ro1">
          <table:table-cell office:value-type="string" calcext:value-type="string">
            <text:p>swift_filesystem_ts</text:p>
          </table:table-cell>
        </table:table-row>
        <table:table-row table:style-name="ro1">
          <table:table-cell office:value-type="string" calcext:value-type="string">
            <text:p>swift_healthcheck</text:p>
          </table:table-cell>
        </table:table-row>
        <table:table-row table:style-name="ro1">
          <table:table-cell office:value-type="string" calcext:value-type="string">
            <text:p>swift_recon</text:p>
          </table:table-cell>
        </table:table-row>
        <table:table-row table:style-name="ro1">
          <table:table-cell office:value-type="string" calcext:value-type="string">
            <text:p>swift_ring_management</text:p>
          </table:table-cell>
        </table:table-row>
        <table:table-row table:style-name="ro1">
          <table:table-cell office:value-type="string" calcext:value-type="string">
            <text:p>swift_ring_rebalance</text:p>
          </table:table-cell>
        </table:table-row>
        <table:table-row table:style-name="ro1">
          <table:table-cell office:value-type="string" calcext:value-type="string">
            <text:p>swift_storage_policies</text:p>
          </table:table-cell>
        </table:table-row>
        <table:table-row table:style-name="ro1">
          <table:table-cell office:value-type="string" calcext:value-type="string">
            <text:p>swift_weight_att</text:p>
          </table:table-cell>
        </table:table-row>
        <table:table-row table:style-name="ro1">
          <table:table-cell office:value-type="string" calcext:value-type="string">
            <text:p>sysmn_gen</text:p>
          </table:table-cell>
        </table:table-row>
        <table:table-row table:style-name="ro1">
          <table:table-cell office:value-type="string" calcext:value-type="string">
            <text:p>system_maintenance</text:p>
          </table:table-cell>
        </table:table-row>
        <table:table-row table:style-name="ro1">
          <table:table-cell office:value-type="string" calcext:value-type="string">
            <text:p>tech_intro</text:p>
          </table:table-cell>
        </table:table-row>
        <table:table-row table:style-name="ro1">
          <table:table-cell office:value-type="string" calcext:value-type="string">
            <text:p>tech_overview</text:p>
          </table:table-cell>
        </table:table-row>
        <table:table-row table:style-name="ro1">
          <table:table-cell office:value-type="string" calcext:value-type="string">
            <text:p>third_party_service_integration</text:p>
          </table:table-cell>
        </table:table-row>
        <table:table-row table:style-name="ro1">
          <table:table-cell office:value-type="string" calcext:value-type="string">
            <text:p>thirdpartydriver</text:p>
          </table:table-cell>
        </table:table-row>
        <table:table-row table:style-name="ro1">
          <table:table-cell office:value-type="string" calcext:value-type="string">
            <text:p>time_series_graphs</text:p>
          </table:table-cell>
        </table:table-row>
        <table:table-row table:style-name="ro1">
          <table:table-cell office:value-type="string" calcext:value-type="string">
            <text:p>tls30overview</text:p>
          </table:table-cell>
        </table:table-row>
        <table:table-row table:style-name="ro1">
          <table:table-cell table:style-name="ce1" office:value-type="string" calcext:value-type="string">
            <text:p>tlsConfig</text:p>
          </table:table-cell>
        </table:table-row>
        <table:table-row table:style-name="ro1">
          <table:table-cell office:value-type="string" calcext:value-type="string">
            <text:p>topic_ah5_4yx_qt</text:p>
          </table:table-cell>
        </table:table-row>
        <table:table-row table:style-name="ro1">
          <table:table-cell office:value-type="string" calcext:value-type="string">
            <text:p>topic_ask_vgb_dv</text:p>
          </table:table-cell>
        </table:table-row>
        <table:table-row table:style-name="ro1">
          <table:table-cell office:value-type="string" calcext:value-type="string">
            <text:p>topic_avw_22b_kt</text:p>
          </table:table-cell>
        </table:table-row>
        <table:table-row table:style-name="ro1">
          <table:table-cell office:value-type="string" calcext:value-type="string">
            <text:p>topic_bl1_bfx_qt</text:p>
          </table:table-cell>
        </table:table-row>
        <table:table-row table:style-name="ro1">
          <table:table-cell office:value-type="string" calcext:value-type="string">
            <text:p>topic_cyw_3hp_yv</text:p>
          </table:table-cell>
        </table:table-row>
        <table:table-row table:style-name="ro1">
          <table:table-cell office:value-type="string" calcext:value-type="string">
            <text:p>topic_d1s_hht_tt</text:p>
          </table:table-cell>
        </table:table-row>
        <table:table-row table:style-name="ro1">
          <table:table-cell office:value-type="string" calcext:value-type="string">
            <text:p>topic_dmx_jdv_nv</text:p>
          </table:table-cell>
        </table:table-row>
        <table:table-row table:style-name="ro1">
          <table:table-cell office:value-type="string" calcext:value-type="string">
            <text:p>topic_e5g_z3h_gt</text:p>
          </table:table-cell>
        </table:table-row>
        <table:table-row table:style-name="ro1">
          <table:table-cell office:value-type="string" calcext:value-type="string">
            <text:p>topic_el2_cqv_mv</text:p>
          </table:table-cell>
        </table:table-row>
        <table:table-row table:style-name="ro1">
          <table:table-cell office:value-type="string" calcext:value-type="string">
            <text:p>topic_enable_audit_logs</text:p>
          </table:table-cell>
        </table:table-row>
        <table:table-row table:style-name="ro1">
          <table:table-cell office:value-type="string" calcext:value-type="string">
            <text:p>topic_enj_cms_mt</text:p>
          </table:table-cell>
        </table:table-row>
        <table:table-row table:style-name="ro1">
          <table:table-cell office:value-type="string" calcext:value-type="string">
            <text:p>topic_ev4_q2b_kt</text:p>
          </table:table-cell>
        </table:table-row>
        <table:table-row table:style-name="ro1">
          <table:table-cell office:value-type="string" calcext:value-type="string">
            <text:p>topic_ffs_dvz_nw</text:p>
          </table:table-cell>
        </table:table-row>
        <table:table-row table:style-name="ro1">
          <table:table-cell office:value-type="string" calcext:value-type="string">
            <text:p>topic_fnn_drw_lv</text:p>
          </table:table-cell>
        </table:table-row>
        <table:table-row table:style-name="ro1">
          <table:table-cell office:value-type="string" calcext:value-type="string">
            <text:p>topic_gbz_13t_mt</text:p>
          </table:table-cell>
        </table:table-row>
        <table:table-row table:style-name="ro1">
          <table:table-cell office:value-type="string" calcext:value-type="string">
            <text:p>topic_gll_nsn_15</text:p>
          </table:table-cell>
        </table:table-row>
        <table:table-row table:style-name="ro1">
          <table:table-cell office:value-type="string" calcext:value-type="string">
            <text:p>topic_h3s_n4t_mt</text:p>
          </table:table-cell>
        </table:table-row>
        <table:table-row table:style-name="ro1">
          <table:table-cell office:value-type="string" calcext:value-type="string">
            <text:p>topic_hph_hng_cv</text:p>
          </table:table-cell>
        </table:table-row>
        <table:table-row table:style-name="ro1">
          <table:table-cell office:value-type="string" calcext:value-type="string">
            <text:p>topic_i4l_xhn_tt</text:p>
          </table:table-cell>
        </table:table-row>
        <table:table-row table:style-name="ro1">
          <table:table-cell office:value-type="string" calcext:value-type="string">
            <text:p>topic_icq_hvc_5t</text:p>
          </table:table-cell>
        </table:table-row>
        <table:table-row table:style-name="ro1">
          <table:table-cell office:value-type="string" calcext:value-type="string">
            <text:p>topic_ijt_dyh_rt</text:p>
          </table:table-cell>
        </table:table-row>
        <table:table-row table:style-name="ro1">
          <table:table-cell office:value-type="string" calcext:value-type="string">
            <text:p>topic_ijt_dyh_v_id</text:p>
          </table:table-cell>
        </table:table-row>
        <table:table-row table:style-name="ro1">
          <table:table-cell office:value-type="string" calcext:value-type="string">
            <text:p>topic_iq3_nl3_bt</text:p>
          </table:table-cell>
        </table:table-row>
        <table:table-row table:style-name="ro1">
          <table:table-cell office:value-type="string" calcext:value-type="string">
            <text:p>topic_j2p_d1r_4t</text:p>
          </table:table-cell>
        </table:table-row>
        <table:table-row table:style-name="ro1">
          <table:table-cell office:value-type="string" calcext:value-type="string">
            <text:p>topic_j4d_c1c_lt</text:p>
          </table:table-cell>
        </table:table-row>
        <table:table-row table:style-name="ro1">
          <table:table-cell office:value-type="string" calcext:value-type="string">
            <text:p>topic_jv4_q1t_tt</text:p>
          </table:table-cell>
        </table:table-row>
        <table:table-row table:style-name="ro1">
          <table:table-cell office:value-type="string" calcext:value-type="string">
            <text:p>topic_jzk_q1c_jt</text:p>
          </table:table-cell>
        </table:table-row>
        <table:table-row table:style-name="ro1">
          <table:table-cell office:value-type="string" calcext:value-type="string">
            <text:p>topic_l1p_vpy_jt</text:p>
          </table:table-cell>
        </table:table-row>
        <table:table-row table:style-name="ro1">
          <table:table-cell office:value-type="string" calcext:value-type="string">
            <text:p>topic_l5t_w5f_rt</text:p>
          </table:table-cell>
        </table:table-row>
        <table:table-row table:style-name="ro1">
          <table:table-cell office:value-type="string" calcext:value-type="string">
            <text:p>topic_lfq_3wf_rt</text:p>
          </table:table-cell>
        </table:table-row>
        <table:table-row table:style-name="ro1">
          <table:table-cell office:value-type="string" calcext:value-type="string">
            <text:p>topic_ly3_yyr_st</text:p>
          </table:table-cell>
        </table:table-row>
        <table:table-row table:style-name="ro1">
          <table:table-cell office:value-type="string" calcext:value-type="string">
            <text:p>topic_m13_dgp_nt</text:p>
          </table:table-cell>
        </table:table-row>
        <table:table-row table:style-name="ro1">
          <table:table-cell office:value-type="string" calcext:value-type="string">
            <text:p>topic_m2g_sr3_5v</text:p>
          </table:table-cell>
        </table:table-row>
        <table:table-row table:style-name="ro1">
          <table:table-cell office:value-type="string" calcext:value-type="string">
            <text:p>topic_m43_2j3_bt</text:p>
          </table:table-cell>
        </table:table-row>
        <table:table-row table:style-name="ro1">
          <table:table-cell office:value-type="string" calcext:value-type="string">
            <text:p>topic_nfp_xtf_rt</text:p>
          </table:table-cell>
        </table:table-row>
        <table:table-row table:style-name="ro1">
          <table:table-cell office:value-type="string" calcext:value-type="string">
            <text:p>topic_odg_33x_rt</text:p>
          </table:table-cell>
        </table:table-row>
        <table:table-row table:style-name="ro1">
          <table:table-cell office:value-type="string" calcext:value-type="string">
            <text:p>topic_ohx_j1t_4t</text:p>
          </table:table-cell>
        </table:table-row>
        <table:table-row table:style-name="ro1">
          <table:table-cell office:value-type="string" calcext:value-type="string">
            <text:p>topic_overview_audit_logs</text:p>
          </table:table-cell>
        </table:table-row>
        <table:table-row table:style-name="ro1">
          <table:table-cell office:value-type="string" calcext:value-type="string">
            <text:p>topic_pcj_hzv_dt</text:p>
          </table:table-cell>
        </table:table-row>
        <table:table-row table:style-name="ro1">
          <table:table-cell office:value-type="string" calcext:value-type="string">
            <text:p>topic_pcv_fy4_nt</text:p>
          </table:table-cell>
        </table:table-row>
        <table:table-row table:style-name="ro1">
          <table:table-cell office:value-type="string" calcext:value-type="string">
            <text:p>topic_pxc_d3q_4v</text:p>
          </table:table-cell>
        </table:table-row>
        <table:table-row table:style-name="ro1">
          <table:table-cell office:value-type="string" calcext:value-type="string">
            <text:p>topic_qmz_fg3_bt</text:p>
          </table:table-cell>
        </table:table-row>
        <table:table-row table:style-name="ro1">
          <table:table-cell office:value-type="string" calcext:value-type="string">
            <text:p>topic_qmz_fg3_btx</text:p>
          </table:table-cell>
        </table:table-row>
        <table:table-row table:style-name="ro1">
          <table:table-cell office:value-type="string" calcext:value-type="string">
            <text:p>topic_qtp_cn3_bt</text:p>
          </table:table-cell>
        </table:table-row>
        <table:table-row table:style-name="ro1">
          <table:table-cell office:value-type="string" calcext:value-type="string">
            <text:p>topic_r3k_v2c_jt</text:p>
          </table:table-cell>
        </table:table-row>
        <table:table-row table:style-name="ro1">
          <table:table-cell office:value-type="string" calcext:value-type="string">
            <text:p>topic_rdf_hkp_rt</text:p>
          </table:table-cell>
        </table:table-row>
        <table:table-row table:style-name="ro1">
          <table:table-cell office:value-type="string" calcext:value-type="string">
            <text:p>topic_rmq_j1v_4t</text:p>
          </table:table-cell>
        </table:table-row>
        <table:table-row table:style-name="ro1">
          <table:table-cell office:value-type="string" calcext:value-type="string">
            <text:p>topic_rq3_mxh_rt</text:p>
          </table:table-cell>
        </table:table-row>
        <table:table-row table:style-name="ro1">
          <table:table-cell office:value-type="string" calcext:value-type="string">
            <text:p>topic_rtc_s3t_mt</text:p>
          </table:table-cell>
        </table:table-row>
        <table:table-row table:style-name="ro1">
          <table:table-cell office:value-type="string" calcext:value-type="string">
            <text:p>topic_rvj_21c_jt</text:p>
          </table:table-cell>
        </table:table-row>
        <table:table-row table:style-name="ro1">
          <table:table-cell office:value-type="string" calcext:value-type="string">
            <text:p>topic_ryt_gt4_zv</text:p>
          </table:table-cell>
        </table:table-row>
        <table:table-row table:style-name="ro1" table:visibility="filter">
          <table:table-cell office:value-type="string" calcext:value-type="string">
            <text:p>topic_ryt_gt4_zv</text:p>
          </table:table-cell>
        </table:table-row>
        <table:table-row table:style-name="ro1">
          <table:table-cell office:value-type="string" calcext:value-type="string">
            <text:p>topic_shs_j2b_kt</text:p>
          </table:table-cell>
        </table:table-row>
        <table:table-row table:style-name="ro1">
          <table:table-cell office:value-type="string" calcext:value-type="string">
            <text:p>topic_shy_ksv_jw</text:p>
          </table:table-cell>
        </table:table-row>
        <table:table-row table:style-name="ro1">
          <table:table-cell office:value-type="string" calcext:value-type="string">
            <text:p>topic_srg_d5h_rt</text:p>
          </table:table-cell>
        </table:table-row>
        <table:table-row table:style-name="ro1">
          <table:table-cell office:value-type="string" calcext:value-type="string">
            <text:p>topic_tq1_xt5_dt</text:p>
          </table:table-cell>
        </table:table-row>
        <table:table-row table:style-name="ro1">
          <table:table-cell office:value-type="string" calcext:value-type="string">
            <text:p>topic_ttn_5fg_4v</text:p>
          </table:table-cell>
        </table:table-row>
        <table:table-row table:style-name="ro1">
          <table:table-cell office:value-type="string" calcext:value-type="string">
            <text:p>topic_ugs_fnd_bt</text:p>
          </table:table-cell>
        </table:table-row>
        <table:table-row table:style-name="ro1">
          <table:table-cell office:value-type="string" calcext:value-type="string">
            <text:p>topic_uh2_td1_kt</text:p>
          </table:table-cell>
        </table:table-row>
        <table:table-row table:style-name="ro1">
          <table:table-cell office:value-type="string" calcext:value-type="string">
            <text:p>topic_wmw_3lm_yv</text:p>
          </table:table-cell>
        </table:table-row>
        <table:table-row table:style-name="ro1" table:visibility="filter">
          <table:table-cell office:value-type="string" calcext:value-type="string">
            <text:p>topic_wmw_3lm_yv</text:p>
          </table:table-cell>
        </table:table-row>
        <table:table-row table:style-name="ro1" table:visibility="filter">
          <table:table-cell office:value-type="string" calcext:value-type="string">
            <text:p>topic_wmw_3lm_yv</text:p>
          </table:table-cell>
        </table:table-row>
        <table:table-row table:style-name="ro1">
          <table:table-cell office:value-type="string" calcext:value-type="string">
            <text:p>topic_x2x_vy4_lt</text:p>
          </table:table-cell>
        </table:table-row>
        <table:table-row table:style-name="ro1">
          <table:table-cell office:value-type="string" calcext:value-type="string">
            <text:p>topic_zx2_mmd_5t</text:p>
          </table:table-cell>
        </table:table-row>
        <table:table-row table:style-name="ro1">
          <table:table-cell office:value-type="string" calcext:value-type="string">
            <text:p>topic15050</text:p>
          </table:table-cell>
        </table:table-row>
        <table:table-row table:style-name="ro1">
          <table:table-cell office:value-type="string" calcext:value-type="string">
            <text:p>topic1564-1</text:p>
          </table:table-cell>
        </table:table-row>
        <table:table-row table:style-name="ro1">
          <table:table-cell office:value-type="string" calcext:value-type="string">
            <text:p>topic1606</text:p>
          </table:table-cell>
        </table:table-row>
        <table:table-row table:style-name="ro1">
          <table:table-cell office:value-type="string" calcext:value-type="string">
            <text:p>topic1976</text:p>
          </table:table-cell>
        </table:table-row>
        <table:table-row table:style-name="ro1">
          <table:table-cell office:value-type="string" calcext:value-type="string">
            <text:p>topic3051</text:p>
          </table:table-cell>
        </table:table-row>
        <table:table-row table:style-name="ro1">
          <table:table-cell office:value-type="string" calcext:value-type="string">
            <text:p>topic4797cgikdjm</text:p>
          </table:table-cell>
        </table:table-row>
        <table:table-row table:style-name="ro1">
          <table:table-cell office:value-type="string" calcext:value-type="string">
            <text:p>troubleshooting</text:p>
          </table:table-cell>
        </table:table-row>
        <table:table-row table:style-name="ro1">
          <table:table-cell office:value-type="string" calcext:value-type="string">
            <text:p>troubleshooting_blockstorage</text:p>
          </table:table-cell>
        </table:table-row>
        <table:table-row table:style-name="ro1">
          <table:table-cell office:value-type="string" calcext:value-type="string">
            <text:p>troubleshooting_ceph</text:p>
          </table:table-cell>
        </table:table-row>
        <table:table-row table:style-name="ro1">
          <table:table-cell office:value-type="string" calcext:value-type="string">
            <text:p>troubleshooting_controlplane</text:p>
          </table:table-cell>
        </table:table-row>
        <table:table-row table:style-name="ro1">
          <table:table-cell office:value-type="string" calcext:value-type="string">
            <text:p>troubleshooting_glance</text:p>
          </table:table-cell>
        </table:table-row>
        <table:table-row table:style-name="ro1">
          <table:table-cell office:value-type="string" calcext:value-type="string">
            <text:p>troubleshooting_installation</text:p>
          </table:table-cell>
        </table:table-row>
        <table:table-row table:style-name="ro1">
          <table:table-cell office:value-type="string" calcext:value-type="string">
            <text:p>troubleshooting_objectstorage</text:p>
          </table:table-cell>
        </table:table-row>
        <table:table-row table:style-name="ro1">
          <table:table-cell office:value-type="string" calcext:value-type="string">
            <text:p>troubleshooting_rados</text:p>
          </table:table-cell>
        </table:table-row>
        <table:table-row table:style-name="ro1">
          <table:table-cell office:value-type="string" calcext:value-type="string">
            <text:p>troubleshooting_storage</text:p>
          </table:table-cell>
        </table:table-row>
        <table:table-row table:style-name="ro1">
          <table:table-cell office:value-type="string" calcext:value-type="string">
            <text:p>troubleshooting_tools</text:p>
          </table:table-cell>
        </table:table-row>
        <table:table-row table:style-name="ro1">
          <table:table-cell office:value-type="string" calcext:value-type="string">
            <text:p>troubleshooting_vsa</text:p>
          </table:table-cell>
        </table:table-row>
        <table:table-row table:style-name="ro1">
          <table:table-cell office:value-type="string" calcext:value-type="string">
            <text:p>troubleshootng_tls</text:p>
          </table:table-cell>
        </table:table-row>
        <table:table-row table:style-name="ro1">
          <table:table-cell office:value-type="string" calcext:value-type="string">
            <text:p>ts_cinder_config</text:p>
          </table:table-cell>
        </table:table-row>
        <table:table-row table:style-name="ro1">
          <table:table-cell office:value-type="string" calcext:value-type="string">
            <text:p>ts_compute</text:p>
          </table:table-cell>
        </table:table-row>
        <table:table-row table:style-name="ro1"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twosystems</text:p>
          </table:table-cell>
        </table:table-row>
        <table:table-row table:style-name="ro1">
          <table:table-cell office:value-type="string" calcext:value-type="string">
            <text:p>ui_verification</text:p>
          </table:table-cell>
        </table:table-row>
        <table:table-row table:style-name="ro1">
          <table:table-cell office:value-type="string" calcext:value-type="string">
            <text:p>upgrade_ceph_model</text:p>
          </table:table-cell>
        </table:table-row>
        <table:table-row table:style-name="ro1">
          <table:table-cell office:value-type="string" calcext:value-type="string">
            <text:p>upgrade_delete_alarms</text:p>
          </table:table-cell>
        </table:table-row>
        <table:table-row table:style-name="ro1">
          <table:table-cell office:value-type="string" calcext:value-type="string">
            <text:p>upgrade_deprecated</text:p>
          </table:table-cell>
        </table:table-row>
        <table:table-row table:style-name="ro1">
          <table:table-cell office:value-type="string" calcext:value-type="string">
            <text:p>upgrade_disk_models</text:p>
          </table:table-cell>
        </table:table-row>
        <table:table-row table:style-name="ro1">
          <table:table-cell office:value-type="string" calcext:value-type="string">
            <text:p>upgrade_fail_alarms</text:p>
          </table:table-cell>
        </table:table-row>
        <table:table-row table:style-name="ro1">
          <table:table-cell office:value-type="string" calcext:value-type="string">
            <text:p>upgrade_git_merge</text:p>
          </table:table-cell>
        </table:table-row>
        <table:table-row table:style-name="ro1">
          <table:table-cell office:value-type="string" calcext:value-type="string">
            <text:p>upgrade_install_clients</text:p>
          </table:table-cell>
        </table:table-row>
        <table:table-row table:style-name="ro1">
          <table:table-cell office:value-type="string" calcext:value-type="string">
            <text:p>upgrade_ironic</text:p>
          </table:table-cell>
        </table:table-row>
        <table:table-row table:style-name="ro1">
          <table:table-cell office:value-type="string" calcext:value-type="string">
            <text:p>upgrade_nova_resize_migrate</text:p>
          </table:table-cell>
        </table:table-row>
        <table:table-row table:style-name="ro1">
          <table:table-cell office:value-type="string" calcext:value-type="string">
            <text:p>upgrade_overview</text:p>
          </table:table-cell>
        </table:table-row>
        <table:table-row table:style-name="ro1">
          <table:table-cell office:value-type="string" calcext:value-type="string">
            <text:p>upgrade_patch</text:p>
          </table:table-cell>
        </table:table-row>
        <table:table-row table:style-name="ro1">
          <table:table-cell table:style-name="ce1" office:value-type="string" calcext:value-type="string">
            <text:p>upgrade_perform_upgrade</text:p>
          </table:table-cell>
        </table:table-row>
        <table:table-row table:style-name="ro1">
          <table:table-cell office:value-type="string" calcext:value-type="string">
            <text:p>upgrade_postupgrade_tasks</text:p>
          </table:table-cell>
        </table:table-row>
        <table:table-row table:style-name="ro1">
          <table:table-cell office:value-type="string" calcext:value-type="string">
            <text:p>upgrade_preupgrade_tasks</text:p>
          </table:table-cell>
        </table:table-row>
        <table:table-row table:style-name="ro1">
          <table:table-cell office:value-type="string" calcext:value-type="string">
            <text:p>upgrade_recover_rabbit</text:p>
          </table:table-cell>
        </table:table-row>
        <table:table-row table:style-name="ro1">
          <table:table-cell office:value-type="string" calcext:value-type="string">
            <text:p>upgrade_tempest</text:p>
          </table:table-cell>
        </table:table-row>
        <table:table-row table:style-name="ro1">
          <table:table-cell office:value-type="string" calcext:value-type="string">
            <text:p>upgrade_toc</text:p>
          </table:table-cell>
        </table:table-row>
        <table:table-row table:style-name="ro1">
          <table:table-cell office:value-type="string" calcext:value-type="string">
            <text:p>upload_image</text:p>
          </table:table-cell>
        </table:table-row>
        <table:table-row table:style-name="ro1">
          <table:table-cell office:value-type="string" calcext:value-type="string">
            <text:p>user_cloudadmin</text:p>
          </table:table-cell>
        </table:table-row>
        <table:table-row table:style-name="ro1">
          <table:table-cell office:value-type="string" calcext:value-type="string">
            <text:p>user_dashboard_overview</text:p>
          </table:table-cell>
        </table:table-row>
        <table:table-row table:style-name="ro1">
          <table:table-cell office:value-type="string" calcext:value-type="string">
            <text:p>user_guide</text:p>
          </table:table-cell>
        </table:table-row>
        <table:table-row table:style-name="ro1">
          <table:table-cell office:value-type="string" calcext:value-type="string">
            <text:p>user_image_upload</text:p>
          </table:table-cell>
        </table:table-row>
        <table:table-row table:style-name="ro1">
          <table:table-cell office:value-type="string" calcext:value-type="string">
            <text:p>user_nonadmin</text:p>
          </table:table-cell>
        </table:table-row>
        <table:table-row table:style-name="ro1">
          <table:table-cell office:value-type="string" calcext:value-type="string">
            <text:p>using_container_as_a_service_overview</text:p>
          </table:table-cell>
        </table:table-row>
        <table:table-row table:style-name="ro1">
          <table:table-cell office:value-type="string" calcext:value-type="string">
            <text:p>using_git</text:p>
          </table:table-cell>
        </table:table-row>
        <table:table-row table:style-name="ro1">
          <table:table-cell office:value-type="string" calcext:value-type="string">
            <text:p>UsingVPNaaS</text:p>
          </table:table-cell>
        </table:table-row>
        <table:table-row table:style-name="ro1">
          <table:table-cell office:value-type="string" calcext:value-type="string">
            <text:p>verify_block_storage</text:p>
          </table:table-cell>
        </table:table-row>
        <table:table-row table:style-name="ro1">
          <table:table-cell office:value-type="string" calcext:value-type="string">
            <text:p>verify-partition-label</text:p>
          </table:table-cell>
        </table:table-row>
        <table:table-row table:style-name="ro1">
          <table:table-cell office:value-type="string" calcext:value-type="string">
            <text:p>verify-the-filesystem-label</text:p>
          </table:table-cell>
        </table:table-row>
        <table:table-row table:style-name="ro1">
          <table:table-cell table:style-name="ce1" office:value-type="string" calcext:value-type="string">
            <text:p>VPNaaSUpgrade</text:p>
          </table:table-cell>
        </table:table-row>
        <table:table-row table:style-name="ro1">
          <table:table-cell office:value-type="string" calcext:value-type="string">
            <text:p>VSC-on-VCP</text:p>
          </table:table-cell>
        </table:table-row>
        <table:table-row table:style-name="ro1">
          <table:table-cell office:value-type="string" calcext:value-type="string">
            <text:p>websso</text:p>
          </table:table-cell>
        </table:table-row>
        <table:table-row table:style-name="ro1">
          <table:table-cell office:value-type="string" calcext:value-type="string">
            <text:p>without_l3agent</text:p>
          </table:table-cell>
        </table:table-row>
        <table:table-row table:style-name="ro1">
          <table:table-cell office:value-type="string" calcext:value-type="string">
            <text:p>x509_certificate_auth</text:p>
          </table:table-cell>
        </table:table-row>
      </table:table>
      <table:named-expressions/>
      <table:database-ranges>
        <table:database-range table:name="__Anonymous_Sheet_DB__0" table:target-range-address="'3line-topicidsonly'.A1:'3line-topicidsonly'.A532">
          <table:filter table:condition-source-range-address="'3line-topicidsonly'.A1:'3line-topicidsonly'.A532" table:display-duplicates="false">
            <table:filter-or>
              <table:filter-condition table:field-number="0" table:value="add_datadisk_osd" table:operator="="/>
              <table:filter-condition table:field-number="0" table:value="add_network_node" table:operator="="/>
              <table:filter-condition table:field-number="0" table:value="add_osdnode" table:operator="="/>
              <table:filter-condition table:field-number="0" table:value="add_rados_gateway" table:operator="="/>
              <table:filter-condition table:field-number="0" table:value="add_rhel_compute" table:operator="="/>
              <table:filter-condition table:field-number="0" table:value="add_storage_policy" table:operator="="/>
              <table:filter-condition table:field-number="0" table:value="add_swift_disk" table:operator="="/>
              <table:filter-condition table:field-number="0" table:value="adding_compute_nodes" table:operator="="/>
              <table:filter-condition table:field-number="0" table:value="adding_proxy" table:operator="="/>
              <table:filter-condition table:field-number="0" table:value="address_info_yml" table:operator="="/>
              <table:filter-condition table:field-number="0" table:value="admin_password" table:operator="="/>
              <table:filter-condition table:field-number="0" table:value="aggregates" table:operator="="/>
              <table:filter-condition table:field-number="0" table:value="alarm_definitions" table:operator="="/>
              <table:filter-condition table:field-number="0" table:value="alarm_explorer" table:operator="="/>
              <table:filter-condition table:field-number="0" table:value="alarmdefinitions" table:operator="="/>
              <table:filter-condition table:field-number="0" table:value="allocating-disk-drives" table:operator="="/>
              <table:filter-condition table:field-number="0" table:value="alternative_configurations" table:operator="="/>
              <table:filter-condition table:field-number="0" table:value="api_verification" table:operator="="/>
              <table:filter-condition table:field-number="0" table:value="architecture" table:operator="="/>
              <table:filter-condition table:field-number="0" table:value="arcsight" table:operator="="/>
              <table:filter-condition table:field-number="0" table:value="audit_log_checklist" table:operator="="/>
              <table:filter-condition table:field-number="0" table:value="backup_audit_logs" table:operator="="/>
              <table:filter-condition table:field-number="0" table:value="barbican" table:operator="="/>
              <table:filter-condition table:field-number="0" table:value="barbicanAdmin" table:operator="="/>
              <table:filter-condition table:field-number="0" table:value="barbicanTroubleshooting" table:operator="="/>
              <table:filter-condition table:field-number="0" table:value="barbicanUpgrade" table:operator="="/>
              <table:filter-condition table:field-number="0" table:value="block_storage_alarm" table:operator="="/>
              <table:filter-condition table:field-number="0" table:value="bu_limitations" table:operator="="/>
              <table:filter-condition table:field-number="0" table:value="ceilo_metering_concepts_overview" table:operator="="/>
              <table:filter-condition table:field-number="0" table:value="ceilo_metering_overview" table:operator="="/>
              <table:filter-condition table:field-number="0" table:value="Ceilo_optimize" table:operator="="/>
              <table:filter-condition table:field-number="0" table:value="ceilo_samples" table:operator="="/>
              <table:filter-condition table:field-number="0" table:value="central_log_access_data" table:operator="="/>
              <table:filter-condition table:field-number="0" table:value="central_log_concepts" table:operator="="/>
              <table:filter-condition table:field-number="0" table:value="central_log_configure_services" table:operator="="/>
              <table:filter-condition table:field-number="0" table:value="central_log_GS" table:operator="="/>
              <table:filter-condition table:field-number="0" table:value="central_log_manage" table:operator="="/>
              <table:filter-condition table:field-number="0" table:value="central_log_troubleshoot" table:operator="="/>
              <table:filter-condition table:field-number="0" table:value="centralized_logging" table:operator="="/>
              <table:filter-condition table:field-number="0" table:value="ceph" table:operator="="/>
              <table:filter-condition table:field-number="0" table:value="ceph_twonetworks" table:operator="="/>
              <table:filter-condition table:field-number="0" table:value="cert-iso" table:operator="="/>
              <table:filter-condition table:field-number="0" table:value="cert-ramdisk" table:operator="="/>
              <table:filter-condition table:field-number="0" table:value="change_swift_rings" table:operator="="/>
              <table:filter-condition table:field-number="0" table:value="changelog" table:operator="="/>
              <table:filter-condition table:field-number="0" table:value="changes_entryscale_kvm_vsa" table:operator="="/>
              <table:filter-condition table:field-number="0" table:value="changing_swift_zone" table:operator="="/>
              <table:filter-condition table:field-number="0" table:value="charts" table:operator="="/>
              <table:filter-condition table:field-number="0" table:value="cloud_verification" table:operator="="/>
              <table:filter-condition table:field-number="0" table:value="cloudadmin_gui" table:operator="="/>
              <table:filter-condition table:field-number="0" table:value="clouddiagram_txt" table:operator="="/>
              <table:filter-condition table:field-number="0" table:value="compute_alarm_summary" table:operator="="/>
              <table:filter-condition table:field-number="0" table:value="compute_hosts" table:operator="="/>
              <table:filter-condition table:field-number="0" table:value="compute_instances" table:operator="="/>
              <table:filter-condition table:field-number="0" table:value="concept_cloud" table:operator="="/>
              <table:filter-condition table:field-number="0" table:value="concept_configuration_data" table:operator="="/>
              <table:filter-condition table:field-number="0" table:value="concept_controlplanes" table:operator="="/>
              <table:filter-condition table:field-number="0" table:value="concept_controlplanes_regions" table:operator="="/>
              <table:filter-condition table:field-number="0" table:value="concept_diskmodel" table:operator="="/>
              <table:filter-condition table:field-number="0" table:value="concept_endpoints" table:operator="="/>
              <table:filter-condition table:field-number="0" table:value="concept_firewallconfiguration" table:operator="="/>
              <table:filter-condition table:field-number="0" table:value="concept_interfacemodel" table:operator="="/>
              <table:filter-condition table:field-number="0" table:value="concept_loadbalancers" table:operator="="/>
              <table:filter-condition table:field-number="0" table:value="concept_networkgroups" table:operator="="/>
              <table:filter-condition table:field-number="0" table:value="concept_networking" table:operator="="/>
              <table:filter-condition table:field-number="0" table:value="concept_networks" table:operator="="/>
              <table:filter-condition table:field-number="0" table:value="concept_networktags" table:operator="="/>
              <table:filter-condition table:field-number="0" table:value="concept_nicmapping" table:operator="="/>
              <table:filter-condition table:field-number="0" table:value="concept_servergroups" table:operator="="/>
              <table:filter-condition table:field-number="0" table:value="concept_servergroups_failurezones" table:operator="="/>
              <table:filter-condition table:field-number="0" table:value="concept_servergroups_networks" table:operator="="/>
              <table:filter-condition table:field-number="0" table:value="concept_serverroles" table:operator="="/>
              <table:filter-condition table:field-number="0" table:value="concept_servers" table:operator="="/>
              <table:filter-condition table:field-number="0" table:value="concept_services" table:operator="="/>
              <table:filter-condition table:field-number="0" table:value="concept_virtual_machines_as_servers" table:operator="="/>
              <table:filter-condition table:field-number="0" table:value="concepts" table:operator="="/>
              <table:filter-condition table:field-number="0" table:value="config_3par" table:operator="="/>
              <table:filter-condition table:field-number="0" table:value="config_availability_zones" table:operator="="/>
              <table:filter-condition table:field-number="0" table:value="config_ceph_rgw" table:operator="="/>
              <table:filter-condition table:field-number="0" table:value="config_vsa" table:operator="="/>
              <table:filter-condition table:field-number="0" table:value="configneutronprovidervlans" table:operator="="/>
              <table:filter-condition table:field-number="0" table:value="configobj_bonddata" table:operator="="/>
              <table:filter-condition table:field-number="0" table:value="configobj_bonddataoptionslinux" table:operator="="/>
              <table:filter-condition table:field-number="0" table:value="configobj_bonddataoptionsopenvswitch" table:operator="="/>
              <table:filter-condition table:field-number="0" table:value="configobj_bonddataoptionswindows" table:operator="="/>
              <table:filter-condition table:field-number="0" table:value="configobj_cloud" table:operator="="/>
              <table:filter-condition table:field-number="0" table:value="configobj_clusters" table:operator="="/>
              <table:filter-condition table:field-number="0" table:value="configobj_configurationdata" table:operator="="/>
              <table:filter-condition table:field-number="0" table:value="configobj_configurationdata_ironic" table:operator="="/>
              <table:filter-condition table:field-number="0" table:value="configobj_configurationdata_neutron" table:operator="="/>
              <table:filter-condition table:field-number="0" table:value="configobj_configurationdata_octavia" table:operator="="/>
              <table:filter-condition table:field-number="0" table:value="configobj_configurationdata_swift" table:operator="="/>
              <table:filter-condition table:field-number="0" table:value="configobj_controlplane" table:operator="="/>
              <table:filter-condition table:field-number="0" table:value="configobj_cpu_assignments" table:operator="="/>
              <table:filter-condition table:field-number="0" table:value="configobj_cpu_components_roles" table:operator="="/>
              <table:filter-condition table:field-number="0" table:value="configobj_cpu_sizing_vms" table:operator="="/>
              <table:filter-condition table:field-number="0" table:value="configobj_cpu_usage" table:operator="="/>
              <table:filter-condition table:field-number="0" table:value="configobj_cpumodels" table:operator="="/>
              <table:filter-condition table:field-number="0" table:value="configobj_devicegroups" table:operator="="/>
              <table:filter-condition table:field-number="0" table:value="configobj_disk_sizing_vms" table:operator="="/>
              <table:filter-condition table:field-number="0" table:value="configobj_diskmodels" table:operator="="/>
              <table:filter-condition table:field-number="0" table:value="configobj_dpdk_componentoptions" table:operator="="/>
              <table:filter-condition table:field-number="0" table:value="configobj_dpdkdevices" table:operator="="/>
              <table:filter-condition table:field-number="0" table:value="configobj_dpdkdevices_devices" table:operator="="/>
              <table:filter-condition table:field-number="0" table:value="configobj_fcoeinterfaces" table:operator="="/>
              <table:filter-condition table:field-number="0" table:value="configobj_firewallrules" table:operator="="/>
              <table:filter-condition table:field-number="0" table:value="configobj_huge_pages" table:operator="="/>
              <table:filter-condition table:field-number="0" table:value="configobj_interfacemodels" table:operator="="/>
              <table:filter-condition table:field-number="0" table:value="configobj_lb_defs_networkgroups" table:operator="="/>
              <table:filter-condition table:field-number="0" table:value="configobj_load_balancer_definitions" table:operator="="/>
              <table:filter-condition table:field-number="0" table:value="configobj_load_balancers" table:operator="="/>
              <table:filter-condition table:field-number="0" table:value="configobj_memory_sizing_vms" table:operator="="/>
              <table:filter-condition table:field-number="0" table:value="configobj_memorymodels" table:operator="="/>
              <table:filter-condition table:field-number="0" table:value="configobj_mtu" table:operator="="/>
              <table:filter-condition table:field-number="0" table:value="configobj_multiple_control_planes" table:operator="="/>
              <table:filter-condition table:field-number="0" table:value="configobj_network_interfaces" table:operator="="/>
              <table:filter-condition table:field-number="0" table:value="configobj_network_interfaces_device" table:operator="="/>
              <table:filter-condition table:field-number="0" table:value="configobj_networkgroups" table:operator="="/>
              <table:filter-condition table:field-number="0" table:value="configobj_networks" table:operator="="/>
              <table:filter-condition table:field-number="0" table:value="configobj_networktags" table:operator="="/>
              <table:filter-condition table:field-number="0" table:value="configobj_neutron_external_networks" table:operator="="/>
              <table:filter-condition table:field-number="0" table:value="configobj_neutron_network_tags" table:operator="="/>
              <table:filter-condition table:field-number="0" table:value="configobj_neutron_provider_networks" table:operator="="/>
              <table:filter-condition table:field-number="0" table:value="configobj_nicmappings" table:operator="="/>
              <table:filter-condition table:field-number="0" table:value="configobj_nicmappings_vms" table:operator="="/>
              <table:filter-condition table:field-number="0" table:value="configobj_regions" table:operator="="/>
              <table:filter-condition table:field-number="0" table:value="configobj_resources" table:operator="="/>
              <table:filter-condition table:field-number="0" table:value="configobj_rule" table:operator="="/>
              <table:filter-condition table:field-number="0" table:value="configobj_servergroups" table:operator="="/>
              <table:filter-condition table:field-number="0" table:value="configobj_serverroles" table:operator="="/>
              <table:filter-condition table:field-number="0" table:value="configobj_servers" table:operator="="/>
              <table:filter-condition table:field-number="0" table:value="configobj_volumegroups" table:operator="="/>
              <table:filter-condition table:field-number="0" table:value="configuration-drives" table:operator="="/>
              <table:filter-condition table:field-number="0" table:value="configurationobjects" table:operator="="/>
              <table:filter-condition table:field-number="0" table:value="configure_compute" table:operator="="/>
              <table:filter-condition table:field-number="0" table:value="configure_glance" table:operator="="/>
              <table:filter-condition table:field-number="0" table:value="configure_heat" table:operator="="/>
              <table:filter-condition table:field-number="0" table:value="configure_logging" table:operator="="/>
              <table:filter-condition table:field-number="0" table:value="configure_logging_level" table:operator="="/>
              <table:filter-condition table:field-number="0" table:value="configure_monitoring" table:operator="="/>
              <table:filter-condition table:field-number="0" table:value="configureMTU" table:operator="="/>
              <table:filter-condition table:field-number="0" table:value="control_plane_topology_yml" table:operator="="/>
              <table:filter-condition table:field-number="0" table:value="cpinfofiles" table:operator="="/>
              <table:filter-condition table:field-number="0" table:value="create_extnet" table:operator="="/>
              <table:filter-condition table:field-number="0" table:value="create_keypair" table:operator="="/>
              <table:filter-condition table:field-number="0" table:value="create_network" table:operator="="/>
              <table:filter-condition table:field-number="0" table:value="CreateCloudAdmin" table:operator="="/>
              <table:filter-condition table:field-number="0" table:value="CreateHARouter" table:operator="="/>
              <table:filter-condition table:field-number="0" table:value="creating_multiple_vsa_clusters" table:operator="="/>
              <table:filter-condition table:field-number="0" table:value="creating_voltype" table:operator="="/>
              <table:filter-condition table:field-number="0" table:value="CS_Ops_Appliances" table:operator="="/>
              <table:filter-condition table:field-number="0" table:value="CS_Ops_Backup_Restore" table:operator="="/>
              <table:filter-condition table:field-number="0" table:value="CS_Ops_Blk_Str_Devices" table:operator="="/>
              <table:filter-condition table:field-number="0" table:value="CS_OPS_block_storage_summary" table:operator="="/>
              <table:filter-condition table:field-number="0" table:value="CS_Ops_Compute_Sum_Sum" table:operator="="/>
              <table:filter-condition table:field-number="0" table:value="CS_Ops_Hardware" table:operator="="/>
              <table:filter-condition table:field-number="0" table:value="CS_Ops_Hardware_baremetal" table:operator="="/>
              <table:filter-condition table:field-number="0" table:value="CS_Ops_Integrated_Tools" table:operator="="/>
              <table:filter-condition table:field-number="0" table:value="CS_Ops_System_Networking" table:operator="="/>
              <table:filter-condition table:field-number="0" table:value="customizing_inputmodel" table:operator="="/>
              <table:filter-condition table:field-number="0" table:value="d1e112" table:operator="="/>
              <table:filter-condition table:field-number="0" table:value="d1e13" table:operator="="/>
              <table:filter-condition table:field-number="0" table:value="d1e272" table:operator="="/>
              <table:filter-condition table:field-number="0" table:value="d1e329" table:operator="="/>
              <table:filter-condition table:field-number="0" table:value="d1e439" table:operator="="/>
              <table:filter-condition table:field-number="0" table:value="d1e519" table:operator="="/>
              <table:filter-condition table:field-number="0" table:value="d1e608" table:operator="="/>
              <table:filter-condition table:field-number="0" table:value="d1e719" table:operator="="/>
              <table:filter-condition table:field-number="0" table:value="d1e741" table:operator="="/>
              <table:filter-condition table:field-number="0" table:value="d1e800" table:operator="="/>
              <table:filter-condition table:field-number="0" table:value="d1e825" table:operator="="/>
              <table:filter-condition table:field-number="0" table:value="d1e839" table:operator="="/>
              <table:filter-condition table:field-number="0" table:value="d1e861" table:operator="="/>
              <table:filter-condition table:field-number="0" table:value="d1e951" table:operator="="/>
              <table:filter-condition table:field-number="0" table:value="dar" table:operator="="/>
              <table:filter-condition table:field-number="0" table:value="dashboard_overview" table:operator="="/>
              <table:filter-condition table:field-number="0" table:value="DCN_core" table:operator="="/>
              <table:filter-condition table:field-number="0" table:value="DCN_ml2" table:operator="="/>
              <table:filter-condition table:field-number="0" table:value="DCN_upgrades" table:operator="="/>
              <table:filter-condition table:field-number="0" table:value="deploy-vsa-with-ao-without-ao" table:operator="="/>
              <table:filter-condition table:field-number="0" table:value="DesignateAkamai" table:operator="="/>
              <table:filter-condition table:field-number="0" table:value="DesignateDynECT" table:operator="="/>
              <table:filter-condition table:field-number="0" table:value="DesignateInfoBlox" table:operator="="/>
              <table:filter-condition table:field-number="0" table:value="DesignateInitialConfig" table:operator="="/>
              <table:filter-condition table:field-number="0" table:value="DesignateMonitoringSupport" table:operator="="/>
              <table:filter-condition table:field-number="0" table:value="DesignateOverview" table:operator="="/>
              <table:filter-condition table:field-number="0" table:value="DesignateUpgrade" table:operator="="/>
              <table:filter-condition table:field-number="0" table:value="designing_swift_zones" table:operator="="/>
              <table:filter-condition table:field-number="0" table:value="disk" table:operator="="/>
              <table:filter-condition table:field-number="0" table:value="DomainAdmin" table:operator="="/>
              <table:filter-condition table:field-number="0" table:value="entryscale_ceph_multinetwork" table:operator="="/>
              <table:filter-condition table:field-number="0" table:value="entryscale_ceph_onenetwork" table:operator="="/>
              <table:filter-condition table:field-number="0" table:value="entryscale_ironic" table:operator="="/>
              <table:filter-condition table:field-number="0" table:value="entryscale_ironic_multi_tenancy" table:operator="="/>
              <table:filter-condition table:field-number="0" table:value="entryscale_kvm_ceph" table:operator="="/>
              <table:filter-condition table:field-number="0" table:value="entryscale_kvm_dedicated" table:operator="="/>
              <table:filter-condition table:field-number="0" table:value="entryscale_kvm_vsa" table:operator="="/>
              <table:filter-condition table:field-number="0" table:value="entryscale_swift" table:operator="="/>
              <table:filter-condition table:field-number="0" table:value="esx_examples" table:operator="="/>
              <table:filter-condition table:field-number="0" table:value="esx_troubleshooting_installation" table:operator="="/>
              <table:filter-condition table:field-number="0" table:value="eulahos30" table:operator="="/>
              <table:filter-condition table:field-number="0" table:value="example_config_changes" table:operator="="/>
              <table:filter-condition table:field-number="0" table:value="example_configurations" table:operator="="/>
              <table:filter-condition table:field-number="0" table:value="example_entryscale_esx" table:operator="="/>
              <table:filter-condition table:field-number="0" table:value="example_entryscale_esx_mml" table:operator="="/>
              <table:filter-condition table:field-number="0" table:value="exitsing_v2_input_model" table:operator="="/>
              <table:filter-condition table:field-number="0" table:value="explain_txt" table:operator="="/>
              <table:filter-condition table:field-number="0" table:value="F5_BIGIP_30_install" table:operator="="/>
              <table:filter-condition table:field-number="0" table:value="F5_BIGIP_30_verify" table:operator="="/>
              <table:filter-condition table:field-number="0" table:value="F5_BIGIP_30Preinstall" table:operator="="/>
              <table:filter-condition table:field-number="0" table:value="F5_BIGIP_3600" table:operator="="/>
              <table:filter-condition table:field-number="0" table:value="FAQnew" table:operator="="/>
              <table:filter-condition table:field-number="0" table:value="firewall_info_yml" table:operator="="/>
              <table:filter-condition table:field-number="0" table:value="general_troubleshooting" table:operator="="/>
              <table:filter-condition table:field-number="0" table:value="general_upgrade" table:operator="="/>
              <table:filter-condition table:field-number="0" table:value="gettingstarted_ops" table:operator="="/>
              <table:filter-condition table:field-number="0" table:value="hdp_servicenet" table:operator="="/>
              <table:filter-condition table:field-number="0" table:value="header_poisoning" table:operator="="/>
              <table:filter-condition table:field-number="0" table:value="horizonTimeout" table:operator="="/>
              <table:filter-condition table:field-number="0" table:value="HOS4MitakaFeatures" table:operator="="/>
              <table:filter-condition table:field-number="0" table:value="HP2.0FWaaS" table:operator="="/>
              <table:filter-condition table:field-number="0" table:value="HP2.0LBaaS" table:operator="="/>
              <table:filter-condition table:field-number="0" table:value="HP2.0LBaaSAdmin" table:operator="="/>
              <table:filter-condition table:field-number="0" table:value="HP3.0HA" table:operator="="/>
              <table:filter-condition table:field-number="0" table:value="html_representation" table:operator="="/>
              <table:filter-condition table:field-number="0" table:value="increase_timeout" table:operator="="/>
              <table:filter-condition table:field-number="0" table:value="input_model" table:operator="="/>
              <table:filter-condition table:field-number="0" table:value="input_model_changes40" table:operator="="/>
              <table:filter-condition table:field-number="0" table:value="input_model_introduction" table:operator="="/>
              <table:filter-condition table:field-number="0" table:value="install_boot_from_san" table:operator="="/>
              <table:filter-condition table:field-number="0" table:value="install_cli" table:operator="="/>
              <table:filter-condition table:field-number="0" table:value="install_entryscale_kvm_overview" table:operator="="/>
              <table:filter-condition table:field-number="0" table:value="install_esx" table:operator="="/>
              <table:filter-condition table:field-number="0" table:value="install_esx" table:operator="="/>
              <table:filter-condition table:field-number="0" table:value="install_esx" table:operator="="/>
              <table:filter-condition table:field-number="0" table:value="install_esx" table:operator="="/>
              <table:filter-condition table:field-number="0" table:value="install_esx" table:operator="="/>
              <table:filter-condition table:field-number="0" table:value="install_esx" table:operator="="/>
              <table:filter-condition table:field-number="0" table:value="install_esx_overview" table:operator="="/>
              <table:filter-condition table:field-number="0" table:value="install_gui" table:operator="="/>
              <table:filter-condition table:field-number="0" table:value="install_ironic_overview" table:operator="="/>
              <table:filter-condition table:field-number="0" table:value="install_kvm" table:operator="="/>
              <table:filter-condition table:field-number="0" table:value="install_overview" table:operator="="/>
              <table:filter-condition table:field-number="0" table:value="install_rhel" table:operator="="/>
              <table:filter-condition table:field-number="0" table:value="install_rhel_ceph" table:operator="="/>
              <table:filter-condition table:field-number="0" table:value="install_rhel_compute" table:operator="="/>
              <table:filter-condition table:field-number="0" table:value="install_rhel_uefi" table:operator="="/>
              <table:filter-condition table:field-number="0" table:value="install_swift" table:operator="="/>
              <table:filter-condition table:field-number="0" table:value="install_swift_overview" table:operator="="/>
              <table:filter-condition table:field-number="0" table:value="install_verification" table:operator="="/>
              <table:filter-condition table:field-number="0" table:value="installesx" table:operator="="/>
              <table:filter-condition table:field-number="0" table:value="Integrating_Kibana_with_Splunk" table:operator="="/>
              <table:filter-condition table:field-number="0" table:value="integrations" table:operator="="/>
              <table:filter-condition table:field-number="0" table:value="ipam" table:operator="="/>
              <table:filter-condition table:field-number="0" table:value="ironic_audit_support" table:operator="="/>
              <table:filter-condition table:field-number="0" table:value="ironic_configuration" table:operator="="/>
              <table:filter-condition table:field-number="0" table:value="ironic_examples" table:operator="="/>
              <table:filter-condition table:field-number="0" table:value="ironic_multi_control_plane" table:operator="="/>
              <table:filter-condition table:field-number="0" table:value="ironic_oneview" table:operator="="/>
              <table:filter-condition table:field-number="0" table:value="ironic_raid_config" table:operator="="/>
              <table:filter-condition table:field-number="0" table:value="ironic-node-cleaning" table:operator="="/>
              <table:filter-condition table:field-number="0" table:value="ironic-node-config" table:operator="="/>
              <table:filter-condition table:field-number="0" table:value="ironic-system-details" table:operator="="/>
              <table:filter-condition table:field-number="0" table:value="ironic-toubleshooting" table:operator="="/>
              <table:filter-condition table:field-number="0" table:value="k2kfed" table:operator="="/>
              <table:filter-condition table:field-number="0" table:value="keystone_benchmarking" table:operator="="/>
              <table:filter-condition table:field-number="0" table:value="kvm_examples" table:operator="="/>
              <table:filter-condition table:field-number="0" table:value="l2gateway" table:operator="="/>
              <table:filter-condition table:field-number="0" table:value="lbaas_dashboard" table:operator="="/>
              <table:filter-condition table:field-number="0" table:value="LBaaSHeat" table:operator="="/>
              <table:filter-condition table:field-number="0" table:value="LDAP_Integration" table:operator="="/>
              <table:filter-condition table:field-number="0" table:value="liveInstMigration" table:operator="="/>
              <table:filter-condition table:field-number="0" table:value="localizing_inputmodel" table:operator="="/>
              <table:filter-condition table:field-number="0" table:value="log_management_integration" table:operator="="/>
              <table:filter-condition table:field-number="0" table:value="logging" table:operator="="/>
              <table:filter-condition table:field-number="0" table:value="manage_compute_instances" table:operator="="/>
              <table:filter-condition table:field-number="0" table:value="manage_note_methods" table:operator="="/>
              <table:filter-condition table:field-number="0" table:value="manage_swift_perf" table:operator="="/>
              <table:filter-condition table:field-number="0" table:value="Metering_NewFunctions" table:operator="="/>
              <table:filter-condition table:field-number="0" table:value="midscale_kvm_vsa" table:operator="="/>
              <table:filter-condition table:field-number="0" table:value="min_hardware" table:operator="="/>
              <table:filter-condition table:field-number="0" table:value="min_part_hours" table:operator="="/>
              <table:filter-condition table:field-number="0" table:value="modify_entryscale_kvm_vsa" table:operator="="/>
              <table:filter-condition table:field-number="0" table:value="modify_input_model" table:operator="="/>
              <table:filter-condition table:field-number="0" table:value="mon" table:operator="="/>
              <table:filter-condition table:field-number="0" table:value="monitoring_logging_usage_reporting" table:operator="="/>
              <table:filter-condition table:field-number="0" table:value="multipath_boot_from_san" table:operator="="/>
              <table:filter-condition table:field-number="0" table:value="my_dashboard_overview" table:operator="="/>
              <table:filter-condition table:field-number="0" table:value="namegeneration" table:operator="="/>
              <table:filter-condition table:field-number="0" table:value="net_info_yml" table:operator="="/>
              <table:filter-condition table:field-number="0" table:value="network_topology_yml" table:operator="="/>
              <table:filter-condition table:field-number="0" table:value="networking_alarm_summary" table:operator="="/>
              <table:filter-condition table:field-number="0" table:value="networkroutevalidation" table:operator="="/>
              <table:filter-condition table:field-number="0" table:value="neutron_configuration_data" table:operator="="/>
              <table:filter-condition table:field-number="0" table:value="neutron_overview" table:operator="="/>
              <table:filter-condition table:field-number="0" table:value="neutron_provider_networks" table:operator="="/>
              <table:filter-condition table:field-number="0" table:value="neutron_rbac" table:operator="="/>
              <table:filter-condition table:field-number="0" table:value="notification_methods" table:operator="="/>
              <table:filter-condition table:field-number="0" table:value="notifications" table:operator="="/>
              <table:filter-condition table:field-number="0" table:value="objectstorage_overview" table:operator="="/>
              <table:filter-condition table:field-number="0" table:value="OctaviaAdmin" table:operator="="/>
              <table:filter-condition table:field-number="0" table:value="operations" table:operator="="/>
              <table:filter-condition table:field-number="0" table:value="ops_cinder" table:operator="="/>
              <table:filter-condition table:field-number="0" table:value="ops_dashboard_overview" table:operator="="/>
              <table:filter-condition table:field-number="0" table:value="ops_managing_blockstorage" table:operator="="/>
              <table:filter-condition table:field-number="0" table:value="ops_managing_blockstorage_ceph" table:operator="="/>
              <table:filter-condition table:field-number="0" table:value="ops_managing_blockstorage_cinder" table:operator="="/>
              <table:filter-condition table:field-number="0" table:value="ops_managing_compute" table:operator="="/>
              <table:filter-condition table:field-number="0" table:value="ops_managing_dashboards" table:operator="="/>
              <table:filter-condition table:field-number="0" table:value="ops_managing_esx" table:operator="="/>
              <table:filter-condition table:field-number="0" table:value="ops_managing_identity" table:operator="="/>
              <table:filter-condition table:field-number="0" table:value="ops_managing_objectstorage" table:operator="="/>
              <table:filter-condition table:field-number="0" table:value="ops_managing_objectstorage_swuft" table:operator="="/>
              <table:filter-condition table:field-number="0" table:value="ops_managing_orchestration" table:operator="="/>
              <table:filter-condition table:field-number="0" table:value="ops_swift" table:operator="="/>
              <table:filter-condition table:field-number="0" table:value="opsconsole" table:operator="="/>
              <table:filter-condition table:field-number="0" table:value="othertopics" table:operator="="/>
              <table:filter-condition table:field-number="0" table:value="ovsvapp_monitoring" table:operator="="/>
              <table:filter-condition table:field-number="0" table:value="passthrough" table:operator="="/>
              <table:filter-condition table:field-number="0" table:value="password_change_yml" table:operator="="/>
              <table:filter-condition table:field-number="0" table:value="password_encryption" table:operator="="/>
              <table:filter-condition table:field-number="0" table:value="pdf21" table:operator="="/>
              <table:filter-condition table:field-number="0" table:value="persisteddata" table:operator="="/>
              <table:filter-condition table:field-number="0" table:value="planingAndPreInstall" table:operator="="/>
              <table:filter-condition table:field-number="0" table:value="planning_index" table:operator="="/>
              <table:filter-condition table:field-number="0" table:value="post_install_overview" table:operator="="/>
              <table:filter-condition table:field-number="0" table:value="postinstall_checklist" table:operator="="/>
              <table:filter-condition table:field-number="0" table:value="preinstall_checklist" table:operator="="/>
              <table:filter-condition table:field-number="0" table:value="preinstall_overview" table:operator="="/>
              <table:filter-condition table:field-number="0" table:value="private_data_metadata_yml" table:operator="="/>
              <table:filter-condition table:field-number="0" table:value="provisioning_rhel" table:operator="="/>
              <table:filter-condition table:field-number="0" table:value="qemu_save_folder_move" table:operator="="/>
              <table:filter-condition table:field-number="0" table:value="Quickstart_Guide" table:operator="="/>
              <table:filter-condition table:field-number="0" table:value="rados" table:operator="="/>
              <table:filter-condition table:field-number="0" table:value="rebootNodes" table:operator="="/>
              <table:filter-condition table:field-number="0" table:value="rec_min" table:operator="="/>
              <table:filter-condition table:field-number="0" table:value="rec_min" table:operator="="/>
              <table:filter-condition table:field-number="0" table:value="reconfig_metering" table:operator="="/>
              <table:filter-condition table:field-number="0" table:value="recover_computenode" table:operator="="/>
              <table:filter-condition table:field-number="0" table:value="recover_downed_cluster" table:operator="="/>
              <table:filter-condition table:field-number="0" table:value="recover_swiftnode" table:operator="="/>
              <table:filter-condition table:field-number="0" table:value="recover_vertica" table:operator="="/>
              <table:filter-condition table:field-number="0" table:value="recovering_controller_nodes" table:operator="="/>
              <table:filter-condition table:field-number="0" table:value="region_topology_yml" table:operator="="/>
              <table:filter-condition table:field-number="0" table:value="release-notes-50" table:operator="="/>
              <table:filter-condition table:field-number="0" table:value="remove_compute_node" table:operator="="/>
              <table:filter-condition table:field-number="0" table:value="remove_datadisk_osd" table:operator="="/>
              <table:filter-condition table:field-number="0" table:value="remove_monitor_node" table:operator="="/>
              <table:filter-condition table:field-number="0" table:value="remove_osd_node" table:operator="="/>
              <table:filter-condition table:field-number="0" table:value="remove_rgw_node" table:operator="="/>
              <table:filter-condition table:field-number="0" table:value="remove_swift_node" table:operator="="/>
              <table:filter-condition table:field-number="0" table:value="remove_vsa" table:operator="="/>
              <table:filter-condition table:field-number="0" table:value="replace_monitor_node" table:operator="="/>
              <table:filter-condition table:field-number="0" table:value="replace_osd_node" table:operator="="/>
              <table:filter-condition table:field-number="0" table:value="replace_swift_node" table:operator="="/>
              <table:filter-condition table:field-number="0" table:value="replacing_controller" table:operator="="/>
              <table:filter-condition table:field-number="0" table:value="replacing_disks" table:operator="="/>
              <table:filter-condition table:field-number="0" table:value="replacing_os_disks" table:operator="="/>
              <table:filter-condition table:field-number="0" table:value="replacing_osd_journal_disks" table:operator="="/>
              <table:filter-condition table:field-number="0" table:value="restart_ceph" table:operator="="/>
              <table:filter-condition table:field-number="0" table:value="restart_ceph_rados" table:operator="="/>
              <table:filter-condition table:field-number="0" table:value="rhel_compute_model" table:operator="="/>
              <table:filter-condition table:field-number="0" table:value="rhel_overview" table:operator="="/>
              <table:filter-condition table:field-number="0" table:value="rhel_preinstall" table:operator="="/>
              <table:filter-condition table:field-number="0" table:value="rhel_support" table:operator="="/>
              <table:filter-condition table:field-number="0" table:value="rhel_toc" table:operator="="/>
              <table:filter-condition table:field-number="0" table:value="ring-specification" table:operator="="/>
              <table:filter-condition table:field-number="0" table:value="roleSegregation" table:operator="="/>
              <table:filter-condition table:field-number="0" table:value="route_info_yml" table:operator="="/>
              <table:filter-condition table:field-number="0" table:value="security_overview" table:operator="="/>
              <table:filter-condition table:field-number="0" table:value="server_info_yml" table:operator="="/>
              <table:filter-condition table:field-number="0" table:value="serverallocation" table:operator="="/>
              <table:filter-condition table:field-number="0" table:value="servernetworkselection" table:operator="="/>
              <table:filter-condition table:field-number="0" table:value="service_info_yml" table:operator="="/>
              <table:filter-condition table:field-number="0" table:value="service_topology_yml" table:operator="="/>
              <table:filter-condition table:field-number="0" table:value="serviceConfig" table:operator="="/>
              <table:filter-condition table:field-number="0" table:value="servicePasswords" table:operator="="/>
              <table:filter-condition table:field-number="0" table:value="services_components" table:operator="="/>
              <table:filter-condition table:field-number="0" table:value="sles_compute_model" table:operator="="/>
              <table:filter-condition table:field-number="0" table:value="sosreport" table:operator="="/>
              <table:filter-condition table:field-number="0" table:value="splunk_integration" table:operator="="/>
              <table:filter-condition table:field-number="0" table:value="standalone_deployer" table:operator="="/>
              <table:filter-condition table:field-number="0" table:value="standalonedeployer" table:operator="="/>
              <table:filter-condition table:field-number="0" table:value="stop_restart" table:operator="="/>
              <table:filter-condition table:field-number="0" table:value="stopStartSvcs" table:operator="="/>
              <table:filter-condition table:field-number="0" table:value="storage_maintenance" table:operator="="/>
              <table:filter-condition table:field-number="0" table:value="swift_ansible_playbooks" table:operator="="/>
              <table:filter-condition table:field-number="0" table:value="swift_examples" table:operator="="/>
              <table:filter-condition table:field-number="0" table:value="swift_filesystem_ts" table:operator="="/>
              <table:filter-condition table:field-number="0" table:value="swift_healthcheck" table:operator="="/>
              <table:filter-condition table:field-number="0" table:value="swift_recon" table:operator="="/>
              <table:filter-condition table:field-number="0" table:value="swift_ring_management" table:operator="="/>
              <table:filter-condition table:field-number="0" table:value="swift_ring_rebalance" table:operator="="/>
              <table:filter-condition table:field-number="0" table:value="swift_storage_policies" table:operator="="/>
              <table:filter-condition table:field-number="0" table:value="swift_weight_att" table:operator="="/>
              <table:filter-condition table:field-number="0" table:value="sysmn_gen" table:operator="="/>
              <table:filter-condition table:field-number="0" table:value="system_maintenance" table:operator="="/>
              <table:filter-condition table:field-number="0" table:value="tech_intro" table:operator="="/>
              <table:filter-condition table:field-number="0" table:value="tech_overview" table:operator="="/>
              <table:filter-condition table:field-number="0" table:value="third_party_service_integration" table:operator="="/>
              <table:filter-condition table:field-number="0" table:value="thirdpartydriver" table:operator="="/>
              <table:filter-condition table:field-number="0" table:value="time_series_graphs" table:operator="="/>
              <table:filter-condition table:field-number="0" table:value="tls30overview" table:operator="="/>
              <table:filter-condition table:field-number="0" table:value="tlsConfig" table:operator="="/>
              <table:filter-condition table:field-number="0" table:value="tlsConfig" table:operator="="/>
              <table:filter-condition table:field-number="0" table:value="topic_ah5_4yx_qt" table:operator="="/>
              <table:filter-condition table:field-number="0" table:value="topic_ask_vgb_dv" table:operator="="/>
              <table:filter-condition table:field-number="0" table:value="topic_avw_22b_kt" table:operator="="/>
              <table:filter-condition table:field-number="0" table:value="topic_bl1_bfx_qt" table:operator="="/>
              <table:filter-condition table:field-number="0" table:value="topic_cyw_3hp_yv" table:operator="="/>
              <table:filter-condition table:field-number="0" table:value="topic_d1s_hht_tt" table:operator="="/>
              <table:filter-condition table:field-number="0" table:value="topic_dmx_jdv_nv" table:operator="="/>
              <table:filter-condition table:field-number="0" table:value="topic_e5g_z3h_gt" table:operator="="/>
              <table:filter-condition table:field-number="0" table:value="topic_el2_cqv_mv" table:operator="="/>
              <table:filter-condition table:field-number="0" table:value="topic_enable_audit_logs" table:operator="="/>
              <table:filter-condition table:field-number="0" table:value="topic_enj_cms_mt" table:operator="="/>
              <table:filter-condition table:field-number="0" table:value="topic_ev4_q2b_kt" table:operator="="/>
              <table:filter-condition table:field-number="0" table:value="topic_ffs_dvz_nw" table:operator="="/>
              <table:filter-condition table:field-number="0" table:value="topic_fnn_drw_lv" table:operator="="/>
              <table:filter-condition table:field-number="0" table:value="topic_gbz_13t_mt" table:operator="="/>
              <table:filter-condition table:field-number="0" table:value="topic_gll_nsn_15" table:operator="="/>
              <table:filter-condition table:field-number="0" table:value="topic_h3s_n4t_mt" table:operator="="/>
              <table:filter-condition table:field-number="0" table:value="topic_hph_hng_cv" table:operator="="/>
              <table:filter-condition table:field-number="0" table:value="topic_i4l_xhn_tt" table:operator="="/>
              <table:filter-condition table:field-number="0" table:value="topic_icq_hvc_5t" table:operator="="/>
              <table:filter-condition table:field-number="0" table:value="topic_ijt_dyh_rt" table:operator="="/>
              <table:filter-condition table:field-number="0" table:value="topic_ijt_dyh_v_id" table:operator="="/>
              <table:filter-condition table:field-number="0" table:value="topic_iq3_nl3_bt" table:operator="="/>
              <table:filter-condition table:field-number="0" table:value="topic_j2p_d1r_4t" table:operator="="/>
              <table:filter-condition table:field-number="0" table:value="topic_j4d_c1c_lt" table:operator="="/>
              <table:filter-condition table:field-number="0" table:value="topic_jv4_q1t_tt" table:operator="="/>
              <table:filter-condition table:field-number="0" table:value="topic_jzk_q1c_jt" table:operator="="/>
              <table:filter-condition table:field-number="0" table:value="topic_l1p_vpy_jt" table:operator="="/>
              <table:filter-condition table:field-number="0" table:value="topic_l5t_w5f_rt" table:operator="="/>
              <table:filter-condition table:field-number="0" table:value="topic_lfq_3wf_rt" table:operator="="/>
              <table:filter-condition table:field-number="0" table:value="topic_ly3_yyr_st" table:operator="="/>
              <table:filter-condition table:field-number="0" table:value="topic_m13_dgp_nt" table:operator="="/>
              <table:filter-condition table:field-number="0" table:value="topic_m2g_sr3_5v" table:operator="="/>
              <table:filter-condition table:field-number="0" table:value="topic_m43_2j3_bt" table:operator="="/>
              <table:filter-condition table:field-number="0" table:value="topic_nfp_xtf_rt" table:operator="="/>
              <table:filter-condition table:field-number="0" table:value="topic_odg_33x_rt" table:operator="="/>
              <table:filter-condition table:field-number="0" table:value="topic_ohx_j1t_4t" table:operator="="/>
              <table:filter-condition table:field-number="0" table:value="topic_overview_audit_logs" table:operator="="/>
              <table:filter-condition table:field-number="0" table:value="topic_pcj_hzv_dt" table:operator="="/>
              <table:filter-condition table:field-number="0" table:value="topic_pcv_fy4_nt" table:operator="="/>
              <table:filter-condition table:field-number="0" table:value="topic_pxc_d3q_4v" table:operator="="/>
              <table:filter-condition table:field-number="0" table:value="topic_qmz_fg3_bt" table:operator="="/>
              <table:filter-condition table:field-number="0" table:value="topic_qmz_fg3_btx" table:operator="="/>
              <table:filter-condition table:field-number="0" table:value="topic_qtp_cn3_bt" table:operator="="/>
              <table:filter-condition table:field-number="0" table:value="topic_r3k_v2c_jt" table:operator="="/>
              <table:filter-condition table:field-number="0" table:value="topic_rdf_hkp_rt" table:operator="="/>
              <table:filter-condition table:field-number="0" table:value="topic_rmq_j1v_4t" table:operator="="/>
              <table:filter-condition table:field-number="0" table:value="topic_rq3_mxh_rt" table:operator="="/>
              <table:filter-condition table:field-number="0" table:value="topic_rtc_s3t_mt" table:operator="="/>
              <table:filter-condition table:field-number="0" table:value="topic_rvj_21c_jt" table:operator="="/>
              <table:filter-condition table:field-number="0" table:value="topic_ryt_gt4_zv" table:operator="="/>
              <table:filter-condition table:field-number="0" table:value="topic_ryt_gt4_zv" table:operator="="/>
              <table:filter-condition table:field-number="0" table:value="topic_shs_j2b_kt" table:operator="="/>
              <table:filter-condition table:field-number="0" table:value="topic_shy_ksv_jw" table:operator="="/>
              <table:filter-condition table:field-number="0" table:value="topic_srg_d5h_rt" table:operator="="/>
              <table:filter-condition table:field-number="0" table:value="topic_tq1_xt5_dt" table:operator="="/>
              <table:filter-condition table:field-number="0" table:value="topic_ttn_5fg_4v" table:operator="="/>
              <table:filter-condition table:field-number="0" table:value="topic_ugs_fnd_bt" table:operator="="/>
              <table:filter-condition table:field-number="0" table:value="topic_uh2_td1_kt" table:operator="="/>
              <table:filter-condition table:field-number="0" table:value="topic_wmw_3lm_yv" table:operator="="/>
              <table:filter-condition table:field-number="0" table:value="topic_wmw_3lm_yv" table:operator="="/>
              <table:filter-condition table:field-number="0" table:value="topic_wmw_3lm_yv" table:operator="="/>
              <table:filter-condition table:field-number="0" table:value="topic_x2x_vy4_lt" table:operator="="/>
              <table:filter-condition table:field-number="0" table:value="topic_zx2_mmd_5t" table:operator="="/>
              <table:filter-condition table:field-number="0" table:value="topic15050" table:operator="="/>
              <table:filter-condition table:field-number="0" table:value="topic1564-1" table:operator="="/>
              <table:filter-condition table:field-number="0" table:value="topic1606" table:operator="="/>
              <table:filter-condition table:field-number="0" table:value="topic1976" table:operator="="/>
              <table:filter-condition table:field-number="0" table:value="topic3051" table:operator="="/>
              <table:filter-condition table:field-number="0" table:value="topic4797cgikdjm" table:operator="="/>
              <table:filter-condition table:field-number="0" table:value="troubleshooting" table:operator="="/>
              <table:filter-condition table:field-number="0" table:value="troubleshooting_blockstorage" table:operator="="/>
              <table:filter-condition table:field-number="0" table:value="troubleshooting_ceph" table:operator="="/>
              <table:filter-condition table:field-number="0" table:value="troubleshooting_controlplane" table:operator="="/>
              <table:filter-condition table:field-number="0" table:value="troubleshooting_glance" table:operator="="/>
              <table:filter-condition table:field-number="0" table:value="troubleshooting_installation" table:operator="="/>
              <table:filter-condition table:field-number="0" table:value="troubleshooting_objectstorage" table:operator="="/>
              <table:filter-condition table:field-number="0" table:value="troubleshooting_rados" table:operator="="/>
              <table:filter-condition table:field-number="0" table:value="troubleshooting_storage" table:operator="="/>
              <table:filter-condition table:field-number="0" table:value="troubleshooting_tools" table:operator="="/>
              <table:filter-condition table:field-number="0" table:value="troubleshooting_vsa" table:operator="="/>
              <table:filter-condition table:field-number="0" table:value="troubleshootng_tls" table:operator="="/>
              <table:filter-condition table:field-number="0" table:value="ts_cinder_config" table:operator="="/>
              <table:filter-condition table:field-number="0" table:value="ts_compute" table:operator="="/>
              <table:filter-condition table:field-number="0" table:value="tutorials" table:operator="="/>
              <table:filter-condition table:field-number="0" table:value="twosystems" table:operator="="/>
              <table:filter-condition table:field-number="0" table:value="ui_verification" table:operator="="/>
              <table:filter-condition table:field-number="0" table:value="upgrade_ceph_model" table:operator="="/>
              <table:filter-condition table:field-number="0" table:value="upgrade_delete_alarms" table:operator="="/>
              <table:filter-condition table:field-number="0" table:value="upgrade_deprecated" table:operator="="/>
              <table:filter-condition table:field-number="0" table:value="upgrade_disk_models" table:operator="="/>
              <table:filter-condition table:field-number="0" table:value="upgrade_fail_alarms" table:operator="="/>
              <table:filter-condition table:field-number="0" table:value="upgrade_git_merge" table:operator="="/>
              <table:filter-condition table:field-number="0" table:value="upgrade_install_clients" table:operator="="/>
              <table:filter-condition table:field-number="0" table:value="upgrade_ironic" table:operator="="/>
              <table:filter-condition table:field-number="0" table:value="upgrade_nova_resize_migrate" table:operator="="/>
              <table:filter-condition table:field-number="0" table:value="upgrade_overview" table:operator="="/>
              <table:filter-condition table:field-number="0" table:value="upgrade_patch" table:operator="="/>
              <table:filter-condition table:field-number="0" table:value="upgrade_perform_upgrade" table:operator="="/>
              <table:filter-condition table:field-number="0" table:value="upgrade_perform_upgrade" table:operator="="/>
              <table:filter-condition table:field-number="0" table:value="upgrade_perform_upgrade" table:operator="="/>
              <table:filter-condition table:field-number="0" table:value="upgrade_perform_upgrade" table:operator="="/>
              <table:filter-condition table:field-number="0" table:value="upgrade_perform_upgrade" table:operator="="/>
              <table:filter-condition table:field-number="0" table:value="upgrade_postupgrade_tasks" table:operator="="/>
              <table:filter-condition table:field-number="0" table:value="upgrade_preupgrade_tasks" table:operator="="/>
              <table:filter-condition table:field-number="0" table:value="upgrade_recover_rabbit" table:operator="="/>
              <table:filter-condition table:field-number="0" table:value="upgrade_tempest" table:operator="="/>
              <table:filter-condition table:field-number="0" table:value="upgrade_toc" table:operator="="/>
              <table:filter-condition table:field-number="0" table:value="upload_image" table:operator="="/>
              <table:filter-condition table:field-number="0" table:value="user_cloudadmin" table:operator="="/>
              <table:filter-condition table:field-number="0" table:value="user_dashboard_overview" table:operator="="/>
              <table:filter-condition table:field-number="0" table:value="user_guide" table:operator="="/>
              <table:filter-condition table:field-number="0" table:value="user_image_upload" table:operator="="/>
              <table:filter-condition table:field-number="0" table:value="user_nonadmin" table:operator="="/>
              <table:filter-condition table:field-number="0" table:value="using_container_as_a_service_overview" table:operator="="/>
              <table:filter-condition table:field-number="0" table:value="using_git" table:operator="="/>
              <table:filter-condition table:field-number="0" table:value="UsingVPNaaS" table:operator="="/>
              <table:filter-condition table:field-number="0" table:value="verify_block_storage" table:operator="="/>
              <table:filter-condition table:field-number="0" table:value="verify-partition-label" table:operator="="/>
              <table:filter-condition table:field-number="0" table:value="verify-the-filesystem-label" table:operator="="/>
              <table:filter-condition table:field-number="0" table:value="VPNaaSUpgrade" table:operator="="/>
              <table:filter-condition table:field-number="0" table:value="VPNaaSUpgrade" table:operator="="/>
              <table:filter-condition table:field-number="0" table:value="VSC-on-VCP" table:operator="="/>
              <table:filter-condition table:field-number="0" table:value="websso" table:operator="="/>
              <table:filter-condition table:field-number="0" table:value="without_l3agent" table:operator="="/>
              <table:filter-condition table:field-number="0" table:value="x509_certificate_auth" table:operator="="/>
            </table:filter-or>
          </table:filter>
          <table:sort>
            <table:sort-by table:field-number="0" table:data-type="automatic"/>
          </table:sort>
        </table:database-range>
        <table:database-range table:name="__Anonymous_Sheet_DB__1" table:target-range-address="dedup.A1:dedup.A520">
          <table:filter table:condition-source-range-address="'3line-topicidsonly'.A1:'3line-topicidsonly'.A532" table:display-duplicates="false">
            <table:filter-or>
              <table:filter-condition table:field-number="0" table:value="add_datadisk_osd" table:operator="="/>
              <table:filter-condition table:field-number="0" table:value="add_network_node" table:operator="="/>
              <table:filter-condition table:field-number="0" table:value="add_osdnode" table:operator="="/>
              <table:filter-condition table:field-number="0" table:value="add_rados_gateway" table:operator="="/>
              <table:filter-condition table:field-number="0" table:value="add_rhel_compute" table:operator="="/>
              <table:filter-condition table:field-number="0" table:value="add_storage_policy" table:operator="="/>
              <table:filter-condition table:field-number="0" table:value="add_swift_disk" table:operator="="/>
              <table:filter-condition table:field-number="0" table:value="adding_compute_nodes" table:operator="="/>
              <table:filter-condition table:field-number="0" table:value="adding_proxy" table:operator="="/>
              <table:filter-condition table:field-number="0" table:value="address_info_yml" table:operator="="/>
              <table:filter-condition table:field-number="0" table:value="admin_password" table:operator="="/>
              <table:filter-condition table:field-number="0" table:value="aggregates" table:operator="="/>
              <table:filter-condition table:field-number="0" table:value="alarm_definitions" table:operator="="/>
              <table:filter-condition table:field-number="0" table:value="alarm_explorer" table:operator="="/>
              <table:filter-condition table:field-number="0" table:value="alarmdefinitions" table:operator="="/>
              <table:filter-condition table:field-number="0" table:value="allocating-disk-drives" table:operator="="/>
              <table:filter-condition table:field-number="0" table:value="alternative_configurations" table:operator="="/>
              <table:filter-condition table:field-number="0" table:value="api_verification" table:operator="="/>
              <table:filter-condition table:field-number="0" table:value="architecture" table:operator="="/>
              <table:filter-condition table:field-number="0" table:value="arcsight" table:operator="="/>
              <table:filter-condition table:field-number="0" table:value="audit_log_checklist" table:operator="="/>
              <table:filter-condition table:field-number="0" table:value="backup_audit_logs" table:operator="="/>
              <table:filter-condition table:field-number="0" table:value="barbican" table:operator="="/>
              <table:filter-condition table:field-number="0" table:value="barbicanAdmin" table:operator="="/>
              <table:filter-condition table:field-number="0" table:value="barbicanTroubleshooting" table:operator="="/>
              <table:filter-condition table:field-number="0" table:value="barbicanUpgrade" table:operator="="/>
              <table:filter-condition table:field-number="0" table:value="block_storage_alarm" table:operator="="/>
              <table:filter-condition table:field-number="0" table:value="bu_limitations" table:operator="="/>
              <table:filter-condition table:field-number="0" table:value="ceilo_metering_concepts_overview" table:operator="="/>
              <table:filter-condition table:field-number="0" table:value="ceilo_metering_overview" table:operator="="/>
              <table:filter-condition table:field-number="0" table:value="Ceilo_optimize" table:operator="="/>
              <table:filter-condition table:field-number="0" table:value="ceilo_samples" table:operator="="/>
              <table:filter-condition table:field-number="0" table:value="central_log_access_data" table:operator="="/>
              <table:filter-condition table:field-number="0" table:value="central_log_concepts" table:operator="="/>
              <table:filter-condition table:field-number="0" table:value="central_log_configure_services" table:operator="="/>
              <table:filter-condition table:field-number="0" table:value="central_log_GS" table:operator="="/>
              <table:filter-condition table:field-number="0" table:value="central_log_manage" table:operator="="/>
              <table:filter-condition table:field-number="0" table:value="central_log_troubleshoot" table:operator="="/>
              <table:filter-condition table:field-number="0" table:value="centralized_logging" table:operator="="/>
              <table:filter-condition table:field-number="0" table:value="ceph" table:operator="="/>
              <table:filter-condition table:field-number="0" table:value="ceph_twonetworks" table:operator="="/>
              <table:filter-condition table:field-number="0" table:value="cert-iso" table:operator="="/>
              <table:filter-condition table:field-number="0" table:value="cert-ramdisk" table:operator="="/>
              <table:filter-condition table:field-number="0" table:value="change_swift_rings" table:operator="="/>
              <table:filter-condition table:field-number="0" table:value="changelog" table:operator="="/>
              <table:filter-condition table:field-number="0" table:value="changes_entryscale_kvm_vsa" table:operator="="/>
              <table:filter-condition table:field-number="0" table:value="changing_swift_zone" table:operator="="/>
              <table:filter-condition table:field-number="0" table:value="charts" table:operator="="/>
              <table:filter-condition table:field-number="0" table:value="cloud_verification" table:operator="="/>
              <table:filter-condition table:field-number="0" table:value="cloudadmin_gui" table:operator="="/>
              <table:filter-condition table:field-number="0" table:value="clouddiagram_txt" table:operator="="/>
              <table:filter-condition table:field-number="0" table:value="compute_alarm_summary" table:operator="="/>
              <table:filter-condition table:field-number="0" table:value="compute_hosts" table:operator="="/>
              <table:filter-condition table:field-number="0" table:value="compute_instances" table:operator="="/>
              <table:filter-condition table:field-number="0" table:value="concept_cloud" table:operator="="/>
              <table:filter-condition table:field-number="0" table:value="concept_configuration_data" table:operator="="/>
              <table:filter-condition table:field-number="0" table:value="concept_controlplanes" table:operator="="/>
              <table:filter-condition table:field-number="0" table:value="concept_controlplanes_regions" table:operator="="/>
              <table:filter-condition table:field-number="0" table:value="concept_diskmodel" table:operator="="/>
              <table:filter-condition table:field-number="0" table:value="concept_endpoints" table:operator="="/>
              <table:filter-condition table:field-number="0" table:value="concept_firewallconfiguration" table:operator="="/>
              <table:filter-condition table:field-number="0" table:value="concept_interfacemodel" table:operator="="/>
              <table:filter-condition table:field-number="0" table:value="concept_loadbalancers" table:operator="="/>
              <table:filter-condition table:field-number="0" table:value="concept_networkgroups" table:operator="="/>
              <table:filter-condition table:field-number="0" table:value="concept_networking" table:operator="="/>
              <table:filter-condition table:field-number="0" table:value="concept_networks" table:operator="="/>
              <table:filter-condition table:field-number="0" table:value="concept_networktags" table:operator="="/>
              <table:filter-condition table:field-number="0" table:value="concept_nicmapping" table:operator="="/>
              <table:filter-condition table:field-number="0" table:value="concept_servergroups" table:operator="="/>
              <table:filter-condition table:field-number="0" table:value="concept_servergroups_failurezones" table:operator="="/>
              <table:filter-condition table:field-number="0" table:value="concept_servergroups_networks" table:operator="="/>
              <table:filter-condition table:field-number="0" table:value="concept_serverroles" table:operator="="/>
              <table:filter-condition table:field-number="0" table:value="concept_servers" table:operator="="/>
              <table:filter-condition table:field-number="0" table:value="concept_services" table:operator="="/>
              <table:filter-condition table:field-number="0" table:value="concept_virtual_machines_as_servers" table:operator="="/>
              <table:filter-condition table:field-number="0" table:value="concepts" table:operator="="/>
              <table:filter-condition table:field-number="0" table:value="config_3par" table:operator="="/>
              <table:filter-condition table:field-number="0" table:value="config_availability_zones" table:operator="="/>
              <table:filter-condition table:field-number="0" table:value="config_ceph_rgw" table:operator="="/>
              <table:filter-condition table:field-number="0" table:value="config_vsa" table:operator="="/>
              <table:filter-condition table:field-number="0" table:value="configneutronprovidervlans" table:operator="="/>
              <table:filter-condition table:field-number="0" table:value="configobj_bonddata" table:operator="="/>
              <table:filter-condition table:field-number="0" table:value="configobj_bonddataoptionslinux" table:operator="="/>
              <table:filter-condition table:field-number="0" table:value="configobj_bonddataoptionsopenvswitch" table:operator="="/>
              <table:filter-condition table:field-number="0" table:value="configobj_bonddataoptionswindows" table:operator="="/>
              <table:filter-condition table:field-number="0" table:value="configobj_cloud" table:operator="="/>
              <table:filter-condition table:field-number="0" table:value="configobj_clusters" table:operator="="/>
              <table:filter-condition table:field-number="0" table:value="configobj_configurationdata" table:operator="="/>
              <table:filter-condition table:field-number="0" table:value="configobj_configurationdata_ironic" table:operator="="/>
              <table:filter-condition table:field-number="0" table:value="configobj_configurationdata_neutron" table:operator="="/>
              <table:filter-condition table:field-number="0" table:value="configobj_configurationdata_octavia" table:operator="="/>
              <table:filter-condition table:field-number="0" table:value="configobj_configurationdata_swift" table:operator="="/>
              <table:filter-condition table:field-number="0" table:value="configobj_controlplane" table:operator="="/>
              <table:filter-condition table:field-number="0" table:value="configobj_cpu_assignments" table:operator="="/>
              <table:filter-condition table:field-number="0" table:value="configobj_cpu_components_roles" table:operator="="/>
              <table:filter-condition table:field-number="0" table:value="configobj_cpu_sizing_vms" table:operator="="/>
              <table:filter-condition table:field-number="0" table:value="configobj_cpu_usage" table:operator="="/>
              <table:filter-condition table:field-number="0" table:value="configobj_cpumodels" table:operator="="/>
              <table:filter-condition table:field-number="0" table:value="configobj_devicegroups" table:operator="="/>
              <table:filter-condition table:field-number="0" table:value="configobj_disk_sizing_vms" table:operator="="/>
              <table:filter-condition table:field-number="0" table:value="configobj_diskmodels" table:operator="="/>
              <table:filter-condition table:field-number="0" table:value="configobj_dpdk_componentoptions" table:operator="="/>
              <table:filter-condition table:field-number="0" table:value="configobj_dpdkdevices" table:operator="="/>
              <table:filter-condition table:field-number="0" table:value="configobj_dpdkdevices_devices" table:operator="="/>
              <table:filter-condition table:field-number="0" table:value="configobj_fcoeinterfaces" table:operator="="/>
              <table:filter-condition table:field-number="0" table:value="configobj_firewallrules" table:operator="="/>
              <table:filter-condition table:field-number="0" table:value="configobj_huge_pages" table:operator="="/>
              <table:filter-condition table:field-number="0" table:value="configobj_interfacemodels" table:operator="="/>
              <table:filter-condition table:field-number="0" table:value="configobj_lb_defs_networkgroups" table:operator="="/>
              <table:filter-condition table:field-number="0" table:value="configobj_load_balancer_definitions" table:operator="="/>
              <table:filter-condition table:field-number="0" table:value="configobj_load_balancers" table:operator="="/>
              <table:filter-condition table:field-number="0" table:value="configobj_memory_sizing_vms" table:operator="="/>
              <table:filter-condition table:field-number="0" table:value="configobj_memorymodels" table:operator="="/>
              <table:filter-condition table:field-number="0" table:value="configobj_mtu" table:operator="="/>
              <table:filter-condition table:field-number="0" table:value="configobj_multiple_control_planes" table:operator="="/>
              <table:filter-condition table:field-number="0" table:value="configobj_network_interfaces" table:operator="="/>
              <table:filter-condition table:field-number="0" table:value="configobj_network_interfaces_device" table:operator="="/>
              <table:filter-condition table:field-number="0" table:value="configobj_networkgroups" table:operator="="/>
              <table:filter-condition table:field-number="0" table:value="configobj_networks" table:operator="="/>
              <table:filter-condition table:field-number="0" table:value="configobj_networktags" table:operator="="/>
              <table:filter-condition table:field-number="0" table:value="configobj_neutron_external_networks" table:operator="="/>
              <table:filter-condition table:field-number="0" table:value="configobj_neutron_network_tags" table:operator="="/>
              <table:filter-condition table:field-number="0" table:value="configobj_neutron_provider_networks" table:operator="="/>
              <table:filter-condition table:field-number="0" table:value="configobj_nicmappings" table:operator="="/>
              <table:filter-condition table:field-number="0" table:value="configobj_nicmappings_vms" table:operator="="/>
              <table:filter-condition table:field-number="0" table:value="configobj_regions" table:operator="="/>
              <table:filter-condition table:field-number="0" table:value="configobj_resources" table:operator="="/>
              <table:filter-condition table:field-number="0" table:value="configobj_rule" table:operator="="/>
              <table:filter-condition table:field-number="0" table:value="configobj_servergroups" table:operator="="/>
              <table:filter-condition table:field-number="0" table:value="configobj_serverroles" table:operator="="/>
              <table:filter-condition table:field-number="0" table:value="configobj_servers" table:operator="="/>
              <table:filter-condition table:field-number="0" table:value="configobj_volumegroups" table:operator="="/>
              <table:filter-condition table:field-number="0" table:value="configuration-drives" table:operator="="/>
              <table:filter-condition table:field-number="0" table:value="configurationobjects" table:operator="="/>
              <table:filter-condition table:field-number="0" table:value="configure_compute" table:operator="="/>
              <table:filter-condition table:field-number="0" table:value="configure_glance" table:operator="="/>
              <table:filter-condition table:field-number="0" table:value="configure_heat" table:operator="="/>
              <table:filter-condition table:field-number="0" table:value="configure_logging" table:operator="="/>
              <table:filter-condition table:field-number="0" table:value="configure_logging_level" table:operator="="/>
              <table:filter-condition table:field-number="0" table:value="configure_monitoring" table:operator="="/>
              <table:filter-condition table:field-number="0" table:value="configureMTU" table:operator="="/>
              <table:filter-condition table:field-number="0" table:value="control_plane_topology_yml" table:operator="="/>
              <table:filter-condition table:field-number="0" table:value="cpinfofiles" table:operator="="/>
              <table:filter-condition table:field-number="0" table:value="create_extnet" table:operator="="/>
              <table:filter-condition table:field-number="0" table:value="create_keypair" table:operator="="/>
              <table:filter-condition table:field-number="0" table:value="create_network" table:operator="="/>
              <table:filter-condition table:field-number="0" table:value="CreateCloudAdmin" table:operator="="/>
              <table:filter-condition table:field-number="0" table:value="CreateHARouter" table:operator="="/>
              <table:filter-condition table:field-number="0" table:value="creating_multiple_vsa_clusters" table:operator="="/>
              <table:filter-condition table:field-number="0" table:value="creating_voltype" table:operator="="/>
              <table:filter-condition table:field-number="0" table:value="CS_Ops_Appliances" table:operator="="/>
              <table:filter-condition table:field-number="0" table:value="CS_Ops_Backup_Restore" table:operator="="/>
              <table:filter-condition table:field-number="0" table:value="CS_Ops_Blk_Str_Devices" table:operator="="/>
              <table:filter-condition table:field-number="0" table:value="CS_OPS_block_storage_summary" table:operator="="/>
              <table:filter-condition table:field-number="0" table:value="CS_Ops_Compute_Sum_Sum" table:operator="="/>
              <table:filter-condition table:field-number="0" table:value="CS_Ops_Hardware" table:operator="="/>
              <table:filter-condition table:field-number="0" table:value="CS_Ops_Hardware_baremetal" table:operator="="/>
              <table:filter-condition table:field-number="0" table:value="CS_Ops_Integrated_Tools" table:operator="="/>
              <table:filter-condition table:field-number="0" table:value="CS_Ops_System_Networking" table:operator="="/>
              <table:filter-condition table:field-number="0" table:value="customizing_inputmodel" table:operator="="/>
              <table:filter-condition table:field-number="0" table:value="d1e112" table:operator="="/>
              <table:filter-condition table:field-number="0" table:value="d1e13" table:operator="="/>
              <table:filter-condition table:field-number="0" table:value="d1e272" table:operator="="/>
              <table:filter-condition table:field-number="0" table:value="d1e329" table:operator="="/>
              <table:filter-condition table:field-number="0" table:value="d1e439" table:operator="="/>
              <table:filter-condition table:field-number="0" table:value="d1e519" table:operator="="/>
              <table:filter-condition table:field-number="0" table:value="d1e608" table:operator="="/>
              <table:filter-condition table:field-number="0" table:value="d1e719" table:operator="="/>
              <table:filter-condition table:field-number="0" table:value="d1e741" table:operator="="/>
              <table:filter-condition table:field-number="0" table:value="d1e800" table:operator="="/>
              <table:filter-condition table:field-number="0" table:value="d1e825" table:operator="="/>
              <table:filter-condition table:field-number="0" table:value="d1e839" table:operator="="/>
              <table:filter-condition table:field-number="0" table:value="d1e861" table:operator="="/>
              <table:filter-condition table:field-number="0" table:value="d1e951" table:operator="="/>
              <table:filter-condition table:field-number="0" table:value="dar" table:operator="="/>
              <table:filter-condition table:field-number="0" table:value="dashboard_overview" table:operator="="/>
              <table:filter-condition table:field-number="0" table:value="DCN_core" table:operator="="/>
              <table:filter-condition table:field-number="0" table:value="DCN_ml2" table:operator="="/>
              <table:filter-condition table:field-number="0" table:value="DCN_upgrades" table:operator="="/>
              <table:filter-condition table:field-number="0" table:value="deploy-vsa-with-ao-without-ao" table:operator="="/>
              <table:filter-condition table:field-number="0" table:value="DesignateAkamai" table:operator="="/>
              <table:filter-condition table:field-number="0" table:value="DesignateDynECT" table:operator="="/>
              <table:filter-condition table:field-number="0" table:value="DesignateInfoBlox" table:operator="="/>
              <table:filter-condition table:field-number="0" table:value="DesignateInitialConfig" table:operator="="/>
              <table:filter-condition table:field-number="0" table:value="DesignateMonitoringSupport" table:operator="="/>
              <table:filter-condition table:field-number="0" table:value="DesignateOverview" table:operator="="/>
              <table:filter-condition table:field-number="0" table:value="DesignateUpgrade" table:operator="="/>
              <table:filter-condition table:field-number="0" table:value="designing_swift_zones" table:operator="="/>
              <table:filter-condition table:field-number="0" table:value="disk" table:operator="="/>
              <table:filter-condition table:field-number="0" table:value="DomainAdmin" table:operator="="/>
              <table:filter-condition table:field-number="0" table:value="entryscale_ceph_multinetwork" table:operator="="/>
              <table:filter-condition table:field-number="0" table:value="entryscale_ceph_onenetwork" table:operator="="/>
              <table:filter-condition table:field-number="0" table:value="entryscale_ironic" table:operator="="/>
              <table:filter-condition table:field-number="0" table:value="entryscale_ironic_multi_tenancy" table:operator="="/>
              <table:filter-condition table:field-number="0" table:value="entryscale_kvm_ceph" table:operator="="/>
              <table:filter-condition table:field-number="0" table:value="entryscale_kvm_dedicated" table:operator="="/>
              <table:filter-condition table:field-number="0" table:value="entryscale_kvm_vsa" table:operator="="/>
              <table:filter-condition table:field-number="0" table:value="entryscale_swift" table:operator="="/>
              <table:filter-condition table:field-number="0" table:value="esx_examples" table:operator="="/>
              <table:filter-condition table:field-number="0" table:value="esx_troubleshooting_installation" table:operator="="/>
              <table:filter-condition table:field-number="0" table:value="eulahos30" table:operator="="/>
              <table:filter-condition table:field-number="0" table:value="example_config_changes" table:operator="="/>
              <table:filter-condition table:field-number="0" table:value="example_configurations" table:operator="="/>
              <table:filter-condition table:field-number="0" table:value="example_entryscale_esx" table:operator="="/>
              <table:filter-condition table:field-number="0" table:value="example_entryscale_esx_mml" table:operator="="/>
              <table:filter-condition table:field-number="0" table:value="exitsing_v2_input_model" table:operator="="/>
              <table:filter-condition table:field-number="0" table:value="explain_txt" table:operator="="/>
              <table:filter-condition table:field-number="0" table:value="F5_BIGIP_30_install" table:operator="="/>
              <table:filter-condition table:field-number="0" table:value="F5_BIGIP_30_verify" table:operator="="/>
              <table:filter-condition table:field-number="0" table:value="F5_BIGIP_30Preinstall" table:operator="="/>
              <table:filter-condition table:field-number="0" table:value="F5_BIGIP_3600" table:operator="="/>
              <table:filter-condition table:field-number="0" table:value="FAQnew" table:operator="="/>
              <table:filter-condition table:field-number="0" table:value="firewall_info_yml" table:operator="="/>
              <table:filter-condition table:field-number="0" table:value="general_troubleshooting" table:operator="="/>
              <table:filter-condition table:field-number="0" table:value="general_upgrade" table:operator="="/>
              <table:filter-condition table:field-number="0" table:value="gettingstarted_ops" table:operator="="/>
              <table:filter-condition table:field-number="0" table:value="hdp_servicenet" table:operator="="/>
              <table:filter-condition table:field-number="0" table:value="header_poisoning" table:operator="="/>
              <table:filter-condition table:field-number="0" table:value="horizonTimeout" table:operator="="/>
              <table:filter-condition table:field-number="0" table:value="HOS4MitakaFeatures" table:operator="="/>
              <table:filter-condition table:field-number="0" table:value="HP2.0FWaaS" table:operator="="/>
              <table:filter-condition table:field-number="0" table:value="HP2.0LBaaS" table:operator="="/>
              <table:filter-condition table:field-number="0" table:value="HP2.0LBaaSAdmin" table:operator="="/>
              <table:filter-condition table:field-number="0" table:value="HP3.0HA" table:operator="="/>
              <table:filter-condition table:field-number="0" table:value="html_representation" table:operator="="/>
              <table:filter-condition table:field-number="0" table:value="increase_timeout" table:operator="="/>
              <table:filter-condition table:field-number="0" table:value="input_model" table:operator="="/>
              <table:filter-condition table:field-number="0" table:value="input_model_changes40" table:operator="="/>
              <table:filter-condition table:field-number="0" table:value="input_model_introduction" table:operator="="/>
              <table:filter-condition table:field-number="0" table:value="install_boot_from_san" table:operator="="/>
              <table:filter-condition table:field-number="0" table:value="install_cli" table:operator="="/>
              <table:filter-condition table:field-number="0" table:value="install_entryscale_kvm_overview" table:operator="="/>
              <table:filter-condition table:field-number="0" table:value="install_esx" table:operator="="/>
              <table:filter-condition table:field-number="0" table:value="install_esx" table:operator="="/>
              <table:filter-condition table:field-number="0" table:value="install_esx" table:operator="="/>
              <table:filter-condition table:field-number="0" table:value="install_esx" table:operator="="/>
              <table:filter-condition table:field-number="0" table:value="install_esx" table:operator="="/>
              <table:filter-condition table:field-number="0" table:value="install_esx" table:operator="="/>
              <table:filter-condition table:field-number="0" table:value="install_esx_overview" table:operator="="/>
              <table:filter-condition table:field-number="0" table:value="install_gui" table:operator="="/>
              <table:filter-condition table:field-number="0" table:value="install_ironic_overview" table:operator="="/>
              <table:filter-condition table:field-number="0" table:value="install_kvm" table:operator="="/>
              <table:filter-condition table:field-number="0" table:value="install_overview" table:operator="="/>
              <table:filter-condition table:field-number="0" table:value="install_rhel" table:operator="="/>
              <table:filter-condition table:field-number="0" table:value="install_rhel_ceph" table:operator="="/>
              <table:filter-condition table:field-number="0" table:value="install_rhel_compute" table:operator="="/>
              <table:filter-condition table:field-number="0" table:value="install_rhel_uefi" table:operator="="/>
              <table:filter-condition table:field-number="0" table:value="install_swift" table:operator="="/>
              <table:filter-condition table:field-number="0" table:value="install_swift_overview" table:operator="="/>
              <table:filter-condition table:field-number="0" table:value="install_verification" table:operator="="/>
              <table:filter-condition table:field-number="0" table:value="installesx" table:operator="="/>
              <table:filter-condition table:field-number="0" table:value="Integrating_Kibana_with_Splunk" table:operator="="/>
              <table:filter-condition table:field-number="0" table:value="integrations" table:operator="="/>
              <table:filter-condition table:field-number="0" table:value="ipam" table:operator="="/>
              <table:filter-condition table:field-number="0" table:value="ironic_audit_support" table:operator="="/>
              <table:filter-condition table:field-number="0" table:value="ironic_configuration" table:operator="="/>
              <table:filter-condition table:field-number="0" table:value="ironic_examples" table:operator="="/>
              <table:filter-condition table:field-number="0" table:value="ironic_multi_control_plane" table:operator="="/>
              <table:filter-condition table:field-number="0" table:value="ironic_oneview" table:operator="="/>
              <table:filter-condition table:field-number="0" table:value="ironic_raid_config" table:operator="="/>
              <table:filter-condition table:field-number="0" table:value="ironic-node-cleaning" table:operator="="/>
              <table:filter-condition table:field-number="0" table:value="ironic-node-config" table:operator="="/>
              <table:filter-condition table:field-number="0" table:value="ironic-system-details" table:operator="="/>
              <table:filter-condition table:field-number="0" table:value="ironic-toubleshooting" table:operator="="/>
              <table:filter-condition table:field-number="0" table:value="k2kfed" table:operator="="/>
              <table:filter-condition table:field-number="0" table:value="keystone_benchmarking" table:operator="="/>
              <table:filter-condition table:field-number="0" table:value="kvm_examples" table:operator="="/>
              <table:filter-condition table:field-number="0" table:value="l2gateway" table:operator="="/>
              <table:filter-condition table:field-number="0" table:value="lbaas_dashboard" table:operator="="/>
              <table:filter-condition table:field-number="0" table:value="LBaaSHeat" table:operator="="/>
              <table:filter-condition table:field-number="0" table:value="LDAP_Integration" table:operator="="/>
              <table:filter-condition table:field-number="0" table:value="liveInstMigration" table:operator="="/>
              <table:filter-condition table:field-number="0" table:value="localizing_inputmodel" table:operator="="/>
              <table:filter-condition table:field-number="0" table:value="log_management_integration" table:operator="="/>
              <table:filter-condition table:field-number="0" table:value="logging" table:operator="="/>
              <table:filter-condition table:field-number="0" table:value="manage_compute_instances" table:operator="="/>
              <table:filter-condition table:field-number="0" table:value="manage_note_methods" table:operator="="/>
              <table:filter-condition table:field-number="0" table:value="manage_swift_perf" table:operator="="/>
              <table:filter-condition table:field-number="0" table:value="Metering_NewFunctions" table:operator="="/>
              <table:filter-condition table:field-number="0" table:value="midscale_kvm_vsa" table:operator="="/>
              <table:filter-condition table:field-number="0" table:value="min_hardware" table:operator="="/>
              <table:filter-condition table:field-number="0" table:value="min_part_hours" table:operator="="/>
              <table:filter-condition table:field-number="0" table:value="modify_entryscale_kvm_vsa" table:operator="="/>
              <table:filter-condition table:field-number="0" table:value="modify_input_model" table:operator="="/>
              <table:filter-condition table:field-number="0" table:value="mon" table:operator="="/>
              <table:filter-condition table:field-number="0" table:value="monitoring_logging_usage_reporting" table:operator="="/>
              <table:filter-condition table:field-number="0" table:value="multipath_boot_from_san" table:operator="="/>
              <table:filter-condition table:field-number="0" table:value="my_dashboard_overview" table:operator="="/>
              <table:filter-condition table:field-number="0" table:value="namegeneration" table:operator="="/>
              <table:filter-condition table:field-number="0" table:value="net_info_yml" table:operator="="/>
              <table:filter-condition table:field-number="0" table:value="network_topology_yml" table:operator="="/>
              <table:filter-condition table:field-number="0" table:value="networking_alarm_summary" table:operator="="/>
              <table:filter-condition table:field-number="0" table:value="networkroutevalidation" table:operator="="/>
              <table:filter-condition table:field-number="0" table:value="neutron_configuration_data" table:operator="="/>
              <table:filter-condition table:field-number="0" table:value="neutron_overview" table:operator="="/>
              <table:filter-condition table:field-number="0" table:value="neutron_provider_networks" table:operator="="/>
              <table:filter-condition table:field-number="0" table:value="neutron_rbac" table:operator="="/>
              <table:filter-condition table:field-number="0" table:value="notification_methods" table:operator="="/>
              <table:filter-condition table:field-number="0" table:value="notifications" table:operator="="/>
              <table:filter-condition table:field-number="0" table:value="objectstorage_overview" table:operator="="/>
              <table:filter-condition table:field-number="0" table:value="OctaviaAdmin" table:operator="="/>
              <table:filter-condition table:field-number="0" table:value="operations" table:operator="="/>
              <table:filter-condition table:field-number="0" table:value="ops_cinder" table:operator="="/>
              <table:filter-condition table:field-number="0" table:value="ops_dashboard_overview" table:operator="="/>
              <table:filter-condition table:field-number="0" table:value="ops_managing_blockstorage" table:operator="="/>
              <table:filter-condition table:field-number="0" table:value="ops_managing_blockstorage_ceph" table:operator="="/>
              <table:filter-condition table:field-number="0" table:value="ops_managing_blockstorage_cinder" table:operator="="/>
              <table:filter-condition table:field-number="0" table:value="ops_managing_compute" table:operator="="/>
              <table:filter-condition table:field-number="0" table:value="ops_managing_dashboards" table:operator="="/>
              <table:filter-condition table:field-number="0" table:value="ops_managing_esx" table:operator="="/>
              <table:filter-condition table:field-number="0" table:value="ops_managing_identity" table:operator="="/>
              <table:filter-condition table:field-number="0" table:value="ops_managing_objectstorage" table:operator="="/>
              <table:filter-condition table:field-number="0" table:value="ops_managing_objectstorage_swuft" table:operator="="/>
              <table:filter-condition table:field-number="0" table:value="ops_managing_orchestration" table:operator="="/>
              <table:filter-condition table:field-number="0" table:value="ops_swift" table:operator="="/>
              <table:filter-condition table:field-number="0" table:value="opsconsole" table:operator="="/>
              <table:filter-condition table:field-number="0" table:value="othertopics" table:operator="="/>
              <table:filter-condition table:field-number="0" table:value="ovsvapp_monitoring" table:operator="="/>
              <table:filter-condition table:field-number="0" table:value="passthrough" table:operator="="/>
              <table:filter-condition table:field-number="0" table:value="password_change_yml" table:operator="="/>
              <table:filter-condition table:field-number="0" table:value="password_encryption" table:operator="="/>
              <table:filter-condition table:field-number="0" table:value="pdf21" table:operator="="/>
              <table:filter-condition table:field-number="0" table:value="persisteddata" table:operator="="/>
              <table:filter-condition table:field-number="0" table:value="planingAndPreInstall" table:operator="="/>
              <table:filter-condition table:field-number="0" table:value="planning_index" table:operator="="/>
              <table:filter-condition table:field-number="0" table:value="post_install_overview" table:operator="="/>
              <table:filter-condition table:field-number="0" table:value="postinstall_checklist" table:operator="="/>
              <table:filter-condition table:field-number="0" table:value="preinstall_checklist" table:operator="="/>
              <table:filter-condition table:field-number="0" table:value="preinstall_overview" table:operator="="/>
              <table:filter-condition table:field-number="0" table:value="private_data_metadata_yml" table:operator="="/>
              <table:filter-condition table:field-number="0" table:value="provisioning_rhel" table:operator="="/>
              <table:filter-condition table:field-number="0" table:value="qemu_save_folder_move" table:operator="="/>
              <table:filter-condition table:field-number="0" table:value="Quickstart_Guide" table:operator="="/>
              <table:filter-condition table:field-number="0" table:value="rados" table:operator="="/>
              <table:filter-condition table:field-number="0" table:value="rebootNodes" table:operator="="/>
              <table:filter-condition table:field-number="0" table:value="rec_min" table:operator="="/>
              <table:filter-condition table:field-number="0" table:value="rec_min" table:operator="="/>
              <table:filter-condition table:field-number="0" table:value="reconfig_metering" table:operator="="/>
              <table:filter-condition table:field-number="0" table:value="recover_computenode" table:operator="="/>
              <table:filter-condition table:field-number="0" table:value="recover_downed_cluster" table:operator="="/>
              <table:filter-condition table:field-number="0" table:value="recover_swiftnode" table:operator="="/>
              <table:filter-condition table:field-number="0" table:value="recover_vertica" table:operator="="/>
              <table:filter-condition table:field-number="0" table:value="recovering_controller_nodes" table:operator="="/>
              <table:filter-condition table:field-number="0" table:value="region_topology_yml" table:operator="="/>
              <table:filter-condition table:field-number="0" table:value="release-notes-50" table:operator="="/>
              <table:filter-condition table:field-number="0" table:value="remove_compute_node" table:operator="="/>
              <table:filter-condition table:field-number="0" table:value="remove_datadisk_osd" table:operator="="/>
              <table:filter-condition table:field-number="0" table:value="remove_monitor_node" table:operator="="/>
              <table:filter-condition table:field-number="0" table:value="remove_osd_node" table:operator="="/>
              <table:filter-condition table:field-number="0" table:value="remove_rgw_node" table:operator="="/>
              <table:filter-condition table:field-number="0" table:value="remove_swift_node" table:operator="="/>
              <table:filter-condition table:field-number="0" table:value="remove_vsa" table:operator="="/>
              <table:filter-condition table:field-number="0" table:value="replace_monitor_node" table:operator="="/>
              <table:filter-condition table:field-number="0" table:value="replace_osd_node" table:operator="="/>
              <table:filter-condition table:field-number="0" table:value="replace_swift_node" table:operator="="/>
              <table:filter-condition table:field-number="0" table:value="replacing_controller" table:operator="="/>
              <table:filter-condition table:field-number="0" table:value="replacing_disks" table:operator="="/>
              <table:filter-condition table:field-number="0" table:value="replacing_os_disks" table:operator="="/>
              <table:filter-condition table:field-number="0" table:value="replacing_osd_journal_disks" table:operator="="/>
              <table:filter-condition table:field-number="0" table:value="restart_ceph" table:operator="="/>
              <table:filter-condition table:field-number="0" table:value="restart_ceph_rados" table:operator="="/>
              <table:filter-condition table:field-number="0" table:value="rhel_compute_model" table:operator="="/>
              <table:filter-condition table:field-number="0" table:value="rhel_overview" table:operator="="/>
              <table:filter-condition table:field-number="0" table:value="rhel_preinstall" table:operator="="/>
              <table:filter-condition table:field-number="0" table:value="rhel_support" table:operator="="/>
              <table:filter-condition table:field-number="0" table:value="rhel_toc" table:operator="="/>
              <table:filter-condition table:field-number="0" table:value="ring-specification" table:operator="="/>
              <table:filter-condition table:field-number="0" table:value="roleSegregation" table:operator="="/>
              <table:filter-condition table:field-number="0" table:value="route_info_yml" table:operator="="/>
              <table:filter-condition table:field-number="0" table:value="security_overview" table:operator="="/>
              <table:filter-condition table:field-number="0" table:value="server_info_yml" table:operator="="/>
              <table:filter-condition table:field-number="0" table:value="serverallocation" table:operator="="/>
              <table:filter-condition table:field-number="0" table:value="servernetworkselection" table:operator="="/>
              <table:filter-condition table:field-number="0" table:value="service_info_yml" table:operator="="/>
              <table:filter-condition table:field-number="0" table:value="service_topology_yml" table:operator="="/>
              <table:filter-condition table:field-number="0" table:value="serviceConfig" table:operator="="/>
              <table:filter-condition table:field-number="0" table:value="servicePasswords" table:operator="="/>
              <table:filter-condition table:field-number="0" table:value="services_components" table:operator="="/>
              <table:filter-condition table:field-number="0" table:value="sles_compute_model" table:operator="="/>
              <table:filter-condition table:field-number="0" table:value="sosreport" table:operator="="/>
              <table:filter-condition table:field-number="0" table:value="splunk_integration" table:operator="="/>
              <table:filter-condition table:field-number="0" table:value="standalone_deployer" table:operator="="/>
              <table:filter-condition table:field-number="0" table:value="standalonedeployer" table:operator="="/>
              <table:filter-condition table:field-number="0" table:value="stop_restart" table:operator="="/>
              <table:filter-condition table:field-number="0" table:value="stopStartSvcs" table:operator="="/>
              <table:filter-condition table:field-number="0" table:value="storage_maintenance" table:operator="="/>
              <table:filter-condition table:field-number="0" table:value="swift_ansible_playbooks" table:operator="="/>
              <table:filter-condition table:field-number="0" table:value="swift_examples" table:operator="="/>
              <table:filter-condition table:field-number="0" table:value="swift_filesystem_ts" table:operator="="/>
              <table:filter-condition table:field-number="0" table:value="swift_healthcheck" table:operator="="/>
              <table:filter-condition table:field-number="0" table:value="swift_recon" table:operator="="/>
              <table:filter-condition table:field-number="0" table:value="swift_ring_management" table:operator="="/>
              <table:filter-condition table:field-number="0" table:value="swift_ring_rebalance" table:operator="="/>
              <table:filter-condition table:field-number="0" table:value="swift_storage_policies" table:operator="="/>
              <table:filter-condition table:field-number="0" table:value="swift_weight_att" table:operator="="/>
              <table:filter-condition table:field-number="0" table:value="sysmn_gen" table:operator="="/>
              <table:filter-condition table:field-number="0" table:value="system_maintenance" table:operator="="/>
              <table:filter-condition table:field-number="0" table:value="tech_intro" table:operator="="/>
              <table:filter-condition table:field-number="0" table:value="tech_overview" table:operator="="/>
              <table:filter-condition table:field-number="0" table:value="third_party_service_integration" table:operator="="/>
              <table:filter-condition table:field-number="0" table:value="thirdpartydriver" table:operator="="/>
              <table:filter-condition table:field-number="0" table:value="time_series_graphs" table:operator="="/>
              <table:filter-condition table:field-number="0" table:value="tls30overview" table:operator="="/>
              <table:filter-condition table:field-number="0" table:value="tlsConfig" table:operator="="/>
              <table:filter-condition table:field-number="0" table:value="tlsConfig" table:operator="="/>
              <table:filter-condition table:field-number="0" table:value="topic_ah5_4yx_qt" table:operator="="/>
              <table:filter-condition table:field-number="0" table:value="topic_ask_vgb_dv" table:operator="="/>
              <table:filter-condition table:field-number="0" table:value="topic_avw_22b_kt" table:operator="="/>
              <table:filter-condition table:field-number="0" table:value="topic_bl1_bfx_qt" table:operator="="/>
              <table:filter-condition table:field-number="0" table:value="topic_cyw_3hp_yv" table:operator="="/>
              <table:filter-condition table:field-number="0" table:value="topic_d1s_hht_tt" table:operator="="/>
              <table:filter-condition table:field-number="0" table:value="topic_dmx_jdv_nv" table:operator="="/>
              <table:filter-condition table:field-number="0" table:value="topic_e5g_z3h_gt" table:operator="="/>
              <table:filter-condition table:field-number="0" table:value="topic_el2_cqv_mv" table:operator="="/>
              <table:filter-condition table:field-number="0" table:value="topic_enable_audit_logs" table:operator="="/>
              <table:filter-condition table:field-number="0" table:value="topic_enj_cms_mt" table:operator="="/>
              <table:filter-condition table:field-number="0" table:value="topic_ev4_q2b_kt" table:operator="="/>
              <table:filter-condition table:field-number="0" table:value="topic_ffs_dvz_nw" table:operator="="/>
              <table:filter-condition table:field-number="0" table:value="topic_fnn_drw_lv" table:operator="="/>
              <table:filter-condition table:field-number="0" table:value="topic_gbz_13t_mt" table:operator="="/>
              <table:filter-condition table:field-number="0" table:value="topic_gll_nsn_15" table:operator="="/>
              <table:filter-condition table:field-number="0" table:value="topic_h3s_n4t_mt" table:operator="="/>
              <table:filter-condition table:field-number="0" table:value="topic_hph_hng_cv" table:operator="="/>
              <table:filter-condition table:field-number="0" table:value="topic_i4l_xhn_tt" table:operator="="/>
              <table:filter-condition table:field-number="0" table:value="topic_icq_hvc_5t" table:operator="="/>
              <table:filter-condition table:field-number="0" table:value="topic_ijt_dyh_rt" table:operator="="/>
              <table:filter-condition table:field-number="0" table:value="topic_ijt_dyh_v_id" table:operator="="/>
              <table:filter-condition table:field-number="0" table:value="topic_iq3_nl3_bt" table:operator="="/>
              <table:filter-condition table:field-number="0" table:value="topic_j2p_d1r_4t" table:operator="="/>
              <table:filter-condition table:field-number="0" table:value="topic_j4d_c1c_lt" table:operator="="/>
              <table:filter-condition table:field-number="0" table:value="topic_jv4_q1t_tt" table:operator="="/>
              <table:filter-condition table:field-number="0" table:value="topic_jzk_q1c_jt" table:operator="="/>
              <table:filter-condition table:field-number="0" table:value="topic_l1p_vpy_jt" table:operator="="/>
              <table:filter-condition table:field-number="0" table:value="topic_l5t_w5f_rt" table:operator="="/>
              <table:filter-condition table:field-number="0" table:value="topic_lfq_3wf_rt" table:operator="="/>
              <table:filter-condition table:field-number="0" table:value="topic_ly3_yyr_st" table:operator="="/>
              <table:filter-condition table:field-number="0" table:value="topic_m13_dgp_nt" table:operator="="/>
              <table:filter-condition table:field-number="0" table:value="topic_m2g_sr3_5v" table:operator="="/>
              <table:filter-condition table:field-number="0" table:value="topic_m43_2j3_bt" table:operator="="/>
              <table:filter-condition table:field-number="0" table:value="topic_nfp_xtf_rt" table:operator="="/>
              <table:filter-condition table:field-number="0" table:value="topic_odg_33x_rt" table:operator="="/>
              <table:filter-condition table:field-number="0" table:value="topic_ohx_j1t_4t" table:operator="="/>
              <table:filter-condition table:field-number="0" table:value="topic_overview_audit_logs" table:operator="="/>
              <table:filter-condition table:field-number="0" table:value="topic_pcj_hzv_dt" table:operator="="/>
              <table:filter-condition table:field-number="0" table:value="topic_pcv_fy4_nt" table:operator="="/>
              <table:filter-condition table:field-number="0" table:value="topic_pxc_d3q_4v" table:operator="="/>
              <table:filter-condition table:field-number="0" table:value="topic_qmz_fg3_bt" table:operator="="/>
              <table:filter-condition table:field-number="0" table:value="topic_qmz_fg3_btx" table:operator="="/>
              <table:filter-condition table:field-number="0" table:value="topic_qtp_cn3_bt" table:operator="="/>
              <table:filter-condition table:field-number="0" table:value="topic_r3k_v2c_jt" table:operator="="/>
              <table:filter-condition table:field-number="0" table:value="topic_rdf_hkp_rt" table:operator="="/>
              <table:filter-condition table:field-number="0" table:value="topic_rmq_j1v_4t" table:operator="="/>
              <table:filter-condition table:field-number="0" table:value="topic_rq3_mxh_rt" table:operator="="/>
              <table:filter-condition table:field-number="0" table:value="topic_rtc_s3t_mt" table:operator="="/>
              <table:filter-condition table:field-number="0" table:value="topic_rvj_21c_jt" table:operator="="/>
              <table:filter-condition table:field-number="0" table:value="topic_ryt_gt4_zv" table:operator="="/>
              <table:filter-condition table:field-number="0" table:value="topic_ryt_gt4_zv" table:operator="="/>
              <table:filter-condition table:field-number="0" table:value="topic_shs_j2b_kt" table:operator="="/>
              <table:filter-condition table:field-number="0" table:value="topic_shy_ksv_jw" table:operator="="/>
              <table:filter-condition table:field-number="0" table:value="topic_srg_d5h_rt" table:operator="="/>
              <table:filter-condition table:field-number="0" table:value="topic_tq1_xt5_dt" table:operator="="/>
              <table:filter-condition table:field-number="0" table:value="topic_ttn_5fg_4v" table:operator="="/>
              <table:filter-condition table:field-number="0" table:value="topic_ugs_fnd_bt" table:operator="="/>
              <table:filter-condition table:field-number="0" table:value="topic_uh2_td1_kt" table:operator="="/>
              <table:filter-condition table:field-number="0" table:value="topic_wmw_3lm_yv" table:operator="="/>
              <table:filter-condition table:field-number="0" table:value="topic_wmw_3lm_yv" table:operator="="/>
              <table:filter-condition table:field-number="0" table:value="topic_wmw_3lm_yv" table:operator="="/>
              <table:filter-condition table:field-number="0" table:value="topic_x2x_vy4_lt" table:operator="="/>
              <table:filter-condition table:field-number="0" table:value="topic_zx2_mmd_5t" table:operator="="/>
              <table:filter-condition table:field-number="0" table:value="topic15050" table:operator="="/>
              <table:filter-condition table:field-number="0" table:value="topic1564-1" table:operator="="/>
              <table:filter-condition table:field-number="0" table:value="topic1606" table:operator="="/>
              <table:filter-condition table:field-number="0" table:value="topic1976" table:operator="="/>
              <table:filter-condition table:field-number="0" table:value="topic3051" table:operator="="/>
              <table:filter-condition table:field-number="0" table:value="topic4797cgikdjm" table:operator="="/>
              <table:filter-condition table:field-number="0" table:value="troubleshooting" table:operator="="/>
              <table:filter-condition table:field-number="0" table:value="troubleshooting_blockstorage" table:operator="="/>
              <table:filter-condition table:field-number="0" table:value="troubleshooting_ceph" table:operator="="/>
              <table:filter-condition table:field-number="0" table:value="troubleshooting_controlplane" table:operator="="/>
              <table:filter-condition table:field-number="0" table:value="troubleshooting_glance" table:operator="="/>
              <table:filter-condition table:field-number="0" table:value="troubleshooting_installation" table:operator="="/>
              <table:filter-condition table:field-number="0" table:value="troubleshooting_objectstorage" table:operator="="/>
              <table:filter-condition table:field-number="0" table:value="troubleshooting_rados" table:operator="="/>
              <table:filter-condition table:field-number="0" table:value="troubleshooting_storage" table:operator="="/>
              <table:filter-condition table:field-number="0" table:value="troubleshooting_tools" table:operator="="/>
              <table:filter-condition table:field-number="0" table:value="troubleshooting_vsa" table:operator="="/>
              <table:filter-condition table:field-number="0" table:value="troubleshootng_tls" table:operator="="/>
              <table:filter-condition table:field-number="0" table:value="ts_cinder_config" table:operator="="/>
              <table:filter-condition table:field-number="0" table:value="ts_compute" table:operator="="/>
              <table:filter-condition table:field-number="0" table:value="tutorials" table:operator="="/>
              <table:filter-condition table:field-number="0" table:value="twosystems" table:operator="="/>
              <table:filter-condition table:field-number="0" table:value="ui_verification" table:operator="="/>
              <table:filter-condition table:field-number="0" table:value="upgrade_ceph_model" table:operator="="/>
              <table:filter-condition table:field-number="0" table:value="upgrade_delete_alarms" table:operator="="/>
              <table:filter-condition table:field-number="0" table:value="upgrade_deprecated" table:operator="="/>
              <table:filter-condition table:field-number="0" table:value="upgrade_disk_models" table:operator="="/>
              <table:filter-condition table:field-number="0" table:value="upgrade_fail_alarms" table:operator="="/>
              <table:filter-condition table:field-number="0" table:value="upgrade_git_merge" table:operator="="/>
              <table:filter-condition table:field-number="0" table:value="upgrade_install_clients" table:operator="="/>
              <table:filter-condition table:field-number="0" table:value="upgrade_ironic" table:operator="="/>
              <table:filter-condition table:field-number="0" table:value="upgrade_nova_resize_migrate" table:operator="="/>
              <table:filter-condition table:field-number="0" table:value="upgrade_overview" table:operator="="/>
              <table:filter-condition table:field-number="0" table:value="upgrade_patch" table:operator="="/>
              <table:filter-condition table:field-number="0" table:value="upgrade_perform_upgrade" table:operator="="/>
              <table:filter-condition table:field-number="0" table:value="upgrade_perform_upgrade" table:operator="="/>
              <table:filter-condition table:field-number="0" table:value="upgrade_perform_upgrade" table:operator="="/>
              <table:filter-condition table:field-number="0" table:value="upgrade_perform_upgrade" table:operator="="/>
              <table:filter-condition table:field-number="0" table:value="upgrade_perform_upgrade" table:operator="="/>
              <table:filter-condition table:field-number="0" table:value="upgrade_postupgrade_tasks" table:operator="="/>
              <table:filter-condition table:field-number="0" table:value="upgrade_preupgrade_tasks" table:operator="="/>
              <table:filter-condition table:field-number="0" table:value="upgrade_recover_rabbit" table:operator="="/>
              <table:filter-condition table:field-number="0" table:value="upgrade_tempest" table:operator="="/>
              <table:filter-condition table:field-number="0" table:value="upgrade_toc" table:operator="="/>
              <table:filter-condition table:field-number="0" table:value="upload_image" table:operator="="/>
              <table:filter-condition table:field-number="0" table:value="user_cloudadmin" table:operator="="/>
              <table:filter-condition table:field-number="0" table:value="user_dashboard_overview" table:operator="="/>
              <table:filter-condition table:field-number="0" table:value="user_guide" table:operator="="/>
              <table:filter-condition table:field-number="0" table:value="user_image_upload" table:operator="="/>
              <table:filter-condition table:field-number="0" table:value="user_nonadmin" table:operator="="/>
              <table:filter-condition table:field-number="0" table:value="using_container_as_a_service_overview" table:operator="="/>
              <table:filter-condition table:field-number="0" table:value="using_git" table:operator="="/>
              <table:filter-condition table:field-number="0" table:value="UsingVPNaaS" table:operator="="/>
              <table:filter-condition table:field-number="0" table:value="verify_block_storage" table:operator="="/>
              <table:filter-condition table:field-number="0" table:value="verify-partition-label" table:operator="="/>
              <table:filter-condition table:field-number="0" table:value="verify-the-filesystem-label" table:operator="="/>
              <table:filter-condition table:field-number="0" table:value="VPNaaSUpgrade" table:operator="="/>
              <table:filter-condition table:field-number="0" table:value="VPNaaSUpgrade" table:operator="="/>
              <table:filter-condition table:field-number="0" table:value="VSC-on-VCP" table:operator="="/>
              <table:filter-condition table:field-number="0" table:value="websso" table:operator="="/>
              <table:filter-condition table:field-number="0" table:value="without_l3agent" table:operator="="/>
              <table:filter-condition table:field-number="0" table:value="x509_certificate_auth" table:operator="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7T22:34:31.233466568</dc:date>
    <meta:editing-duration>PT18M12S</meta:editing-duration>
    <meta:editing-cycles>2</meta:editing-cycles>
    <meta:generator>LibreOffice/5.4.3.2$Linux_X86_64 LibreOffice_project/40m0$Build-2</meta:generator>
    <meta:document-statistic meta:table-count="2" meta:cell-count="1052" meta:object-count="0"/>
  </office:meta>
</office:document-meta>
</file>